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33/content.xml" manifest:media-type="text/xml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190/Configurations2/" manifest:media-type="application/vnd.sun.xml.ui.configuration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3" manifest:media-type="application/vnd.oasis.opendocument.formula"/>
  <manifest:file-entry manifest:full-path="Object 219/Configurations2/" manifest:media-type="application/vnd.sun.xml.ui.configuration"/>
  <manifest:file-entry manifest:full-path="Object 219/content.xml" manifest:media-type="text/xml"/>
  <manifest:file-entry manifest:full-path="Object 219/settings.xml" manifest:media-type="text/xml"/>
  <manifest:file-entry manifest:full-path="Object 219/" manifest:version="1.3" manifest:media-type="application/vnd.oasis.opendocument.formula"/>
  <manifest:file-entry manifest:full-path="Object 122/content.xml" manifest:media-type="text/xml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154/Configurations2/" manifest:media-type="application/vnd.sun.xml.ui.configuration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254/settings.xml" manifest:media-type="text/xml"/>
  <manifest:file-entry manifest:full-path="Object 254/Configurations2/" manifest:media-type="application/vnd.sun.xml.ui.configuration"/>
  <manifest:file-entry manifest:full-path="Object 254/content.xml" manifest:media-type="text/xml"/>
  <manifest:file-entry manifest:full-path="Object 254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251/Configurations2/" manifest:media-type="application/vnd.sun.xml.ui.configuration"/>
  <manifest:file-entry manifest:full-path="Object 251/settings.xml" manifest:media-type="text/xml"/>
  <manifest:file-entry manifest:full-path="Object 251/content.xml" manifest:media-type="text/xml"/>
  <manifest:file-entry manifest:full-path="Object 251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3" manifest:media-type="application/vnd.oasis.opendocument.formula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147/settings.xml" manifest:media-type="text/xml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" manifest:version="1.3" manifest:media-type="application/vnd.oasis.opendocument.formula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3" manifest:media-type="application/vnd.oasis.opendocument.formula"/>
  <manifest:file-entry manifest:full-path="Object 153/settings.xml" manifest:media-type="text/xml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" manifest:version="1.3" manifest:media-type="application/vnd.oasis.opendocument.formula"/>
  <manifest:file-entry manifest:full-path="Object 80/content.xml" manifest:media-type="text/xml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200/settings.xml" manifest:media-type="text/xml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" manifest:version="1.3" manifest:media-type="application/vnd.oasis.opendocument.formula"/>
  <manifest:file-entry manifest:full-path="Object 198/Configurations2/" manifest:media-type="application/vnd.sun.xml.ui.configuration"/>
  <manifest:file-entry manifest:full-path="Object 198/settings.xml" manifest:media-type="text/xml"/>
  <manifest:file-entry manifest:full-path="Object 198/content.xml" manifest:media-type="text/xml"/>
  <manifest:file-entry manifest:full-path="Object 198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63/Configurations2/" manifest:media-type="application/vnd.sun.xml.ui.configuration"/>
  <manifest:file-entry manifest:full-path="Object 263/content.xml" manifest:media-type="text/xml"/>
  <manifest:file-entry manifest:full-path="Object 263/settings.xml" manifest:media-type="text/xml"/>
  <manifest:file-entry manifest:full-path="Object 263/" manifest:version="1.3" manifest:media-type="application/vnd.oasis.opendocument.formula"/>
  <manifest:file-entry manifest:full-path="Object 165/content.xml" manifest:media-type="text/xml"/>
  <manifest:file-entry manifest:full-path="Object 165/Configurations2/" manifest:media-type="application/vnd.sun.xml.ui.configuration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197/content.xml" manifest:media-type="text/xml"/>
  <manifest:file-entry manifest:full-path="Object 197/Configurations2/" manifest:media-type="application/vnd.sun.xml.ui.configuration"/>
  <manifest:file-entry manifest:full-path="Object 197/settings.xml" manifest:media-type="text/xml"/>
  <manifest:file-entry manifest:full-path="Object 197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3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62/Configurations2/" manifest:media-type="application/vnd.sun.xml.ui.configuration"/>
  <manifest:file-entry manifest:full-path="Object 262/settings.xml" manifest:media-type="text/xml"/>
  <manifest:file-entry manifest:full-path="Object 262/content.xml" manifest:media-type="text/xml"/>
  <manifest:file-entry manifest:full-path="Object 262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3" manifest:media-type="application/vnd.oasis.opendocument.formula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Object 184/Configurations2/" manifest:media-type="application/vnd.sun.xml.ui.configuration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16/content.xml" manifest:media-type="text/xml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281/content.xml" manifest:media-type="text/xml"/>
  <manifest:file-entry manifest:full-path="Object 281/Configurations2/" manifest:media-type="application/vnd.sun.xml.ui.configuration"/>
  <manifest:file-entry manifest:full-path="Object 281/settings.xml" manifest:media-type="text/xml"/>
  <manifest:file-entry manifest:full-path="Object 281/" manifest:version="1.3" manifest:media-type="application/vnd.oasis.opendocument.formula"/>
  <manifest:file-entry manifest:full-path="Object 183/Configurations2/" manifest:media-type="application/vnd.sun.xml.ui.configuration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309/Configurations2/" manifest:media-type="application/vnd.sun.xml.ui.configuration"/>
  <manifest:file-entry manifest:full-path="Object 309/content.xml" manifest:media-type="text/xml"/>
  <manifest:file-entry manifest:full-path="Object 309/settings.xml" manifest:media-type="text/xml"/>
  <manifest:file-entry manifest:full-path="Object 309/" manifest:version="1.3" manifest:media-type="application/vnd.oasis.opendocument.formula"/>
  <manifest:file-entry manifest:full-path="Object 280/settings.xml" manifest:media-type="text/xml"/>
  <manifest:file-entry manifest:full-path="Object 280/Configurations2/" manifest:media-type="application/vnd.sun.xml.ui.configuration"/>
  <manifest:file-entry manifest:full-path="Object 280/content.xml" manifest:media-type="text/xml"/>
  <manifest:file-entry manifest:full-path="Object 280/" manifest:version="1.3" manifest:media-type="application/vnd.oasis.opendocument.formula"/>
  <manifest:file-entry manifest:full-path="Object 182/content.xml" manifest:media-type="text/xml"/>
  <manifest:file-entry manifest:full-path="Object 182/Configurations2/" manifest:media-type="application/vnd.sun.xml.ui.configuration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3" manifest:media-type="application/vnd.oasis.opendocument.formula"/>
  <manifest:file-entry manifest:full-path="Object 300/Configurations2/" manifest:media-type="application/vnd.sun.xml.ui.configuration"/>
  <manifest:file-entry manifest:full-path="Object 300/settings.xml" manifest:media-type="text/xml"/>
  <manifest:file-entry manifest:full-path="Object 300/content.xml" manifest:media-type="text/xml"/>
  <manifest:file-entry manifest:full-path="Object 300/" manifest:version="1.3" manifest:media-type="application/vnd.oasis.opendocument.formula"/>
  <manifest:file-entry manifest:full-path="Object 298/settings.xml" manifest:media-type="text/xml"/>
  <manifest:file-entry manifest:full-path="Object 298/content.xml" manifest:media-type="text/xml"/>
  <manifest:file-entry manifest:full-path="Object 298/Configurations2/" manifest:media-type="application/vnd.sun.xml.ui.configuration"/>
  <manifest:file-entry manifest:full-path="Object 298/" manifest:version="1.3" manifest:media-type="application/vnd.oasis.opendocument.formula"/>
  <manifest:file-entry manifest:full-path="Object 151/Configurations2/" manifest:media-type="application/vnd.sun.xml.ui.configuration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3" manifest:media-type="application/vnd.oasis.opendocument.formula"/>
  <manifest:file-entry manifest:full-path="Object 279/Configurations2/" manifest:media-type="application/vnd.sun.xml.ui.configuration"/>
  <manifest:file-entry manifest:full-path="Object 279/settings.xml" manifest:media-type="text/xml"/>
  <manifest:file-entry manifest:full-path="Object 279/content.xml" manifest:media-type="text/xml"/>
  <manifest:file-entry manifest:full-path="Object 279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299/content.xml" manifest:media-type="text/xml"/>
  <manifest:file-entry manifest:full-path="Object 299/Configurations2/" manifest:media-type="application/vnd.sun.xml.ui.configuration"/>
  <manifest:file-entry manifest:full-path="Object 299/settings.xml" manifest:media-type="text/xml"/>
  <manifest:file-entry manifest:full-path="Object 299/" manifest:version="1.3" manifest:media-type="application/vnd.oasis.opendocument.formula"/>
  <manifest:file-entry manifest:full-path="Object 207/Configurations2/" manifest:media-type="application/vnd.sun.xml.ui.configuration"/>
  <manifest:file-entry manifest:full-path="Object 207/settings.xml" manifest:media-type="text/xml"/>
  <manifest:file-entry manifest:full-path="Object 207/content.xml" manifest:media-type="text/xml"/>
  <manifest:file-entry manifest:full-path="Object 207/" manifest:version="1.3" manifest:media-type="application/vnd.oasis.opendocument.formula"/>
  <manifest:file-entry manifest:full-path="Object 214/Configurations2/" manifest:media-type="application/vnd.sun.xml.ui.configuration"/>
  <manifest:file-entry manifest:full-path="Object 214/content.xml" manifest:media-type="text/xml"/>
  <manifest:file-entry manifest:full-path="Object 214/settings.xml" manifest:media-type="text/xml"/>
  <manifest:file-entry manifest:full-path="Object 214/" manifest:version="1.3" manifest:media-type="application/vnd.oasis.opendocument.formula"/>
  <manifest:file-entry manifest:full-path="Object 311/Configurations2/" manifest:media-type="application/vnd.sun.xml.ui.configuration"/>
  <manifest:file-entry manifest:full-path="Object 311/content.xml" manifest:media-type="text/xml"/>
  <manifest:file-entry manifest:full-path="Object 311/settings.xml" manifest:media-type="text/xml"/>
  <manifest:file-entry manifest:full-path="Object 311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3" manifest:media-type="application/vnd.oasis.opendocument.formula"/>
  <manifest:file-entry manifest:full-path="Object 140/settings.xml" manifest:media-type="text/xml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243/Configurations2/" manifest:media-type="application/vnd.sun.xml.ui.configuration"/>
  <manifest:file-entry manifest:full-path="Object 243/settings.xml" manifest:media-type="text/xml"/>
  <manifest:file-entry manifest:full-path="Object 243/content.xml" manifest:media-type="text/xml"/>
  <manifest:file-entry manifest:full-path="Object 243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meta.xml" manifest:media-type="text/xml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252/Configurations2/" manifest:media-type="application/vnd.sun.xml.ui.configuration"/>
  <manifest:file-entry manifest:full-path="Object 252/settings.xml" manifest:media-type="text/xml"/>
  <manifest:file-entry manifest:full-path="Object 252/content.xml" manifest:media-type="text/xml"/>
  <manifest:file-entry manifest:full-path="Object 252/" manifest:version="1.3" manifest:media-type="application/vnd.oasis.opendocument.formula"/>
  <manifest:file-entry manifest:full-path="Object 77/content.xml" manifest:media-type="text/xml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287/Configurations2/" manifest:media-type="application/vnd.sun.xml.ui.configuration"/>
  <manifest:file-entry manifest:full-path="Object 287/content.xml" manifest:media-type="text/xml"/>
  <manifest:file-entry manifest:full-path="Object 287/settings.xml" manifest:media-type="text/xml"/>
  <manifest:file-entry manifest:full-path="Object 287/" manifest:version="1.3" manifest:media-type="application/vnd.oasis.opendocument.formula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224/content.xml" manifest:media-type="text/xml"/>
  <manifest:file-entry manifest:full-path="Object 224/settings.xml" manifest:media-type="text/xml"/>
  <manifest:file-entry manifest:full-path="Object 224/Configurations2/" manifest:media-type="application/vnd.sun.xml.ui.configuration"/>
  <manifest:file-entry manifest:full-path="Object 224/" manifest:version="1.3" manifest:media-type="application/vnd.oasis.opendocument.formula"/>
  <manifest:file-entry manifest:full-path="Object 217/Configurations2/" manifest:media-type="application/vnd.sun.xml.ui.configuration"/>
  <manifest:file-entry manifest:full-path="Object 217/settings.xml" manifest:media-type="text/xml"/>
  <manifest:file-entry manifest:full-path="Object 217/content.xml" manifest:media-type="text/xml"/>
  <manifest:file-entry manifest:full-path="Object 217/" manifest:version="1.3" manifest:media-type="application/vnd.oasis.opendocument.formula"/>
  <manifest:file-entry manifest:full-path="Object 186/Configurations2/" manifest:media-type="application/vnd.sun.xml.ui.configuration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3" manifest:media-type="application/vnd.oasis.opendocument.formula"/>
  <manifest:file-entry manifest:full-path="Object 185/Configurations2/" manifest:media-type="application/vnd.sun.xml.ui.configuration"/>
  <manifest:file-entry manifest:full-path="Object 185/settings.xml" manifest:media-type="text/xml"/>
  <manifest:file-entry manifest:full-path="Object 185/content.xml" manifest:media-type="text/xml"/>
  <manifest:file-entry manifest:full-path="Object 185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250/settings.xml" manifest:media-type="text/xml"/>
  <manifest:file-entry manifest:full-path="Object 250/Configurations2/" manifest:media-type="application/vnd.sun.xml.ui.configuration"/>
  <manifest:file-entry manifest:full-path="Object 250/content.xml" manifest:media-type="text/xml"/>
  <manifest:file-entry manifest:full-path="Object 250/" manifest:version="1.3" manifest:media-type="application/vnd.oasis.opendocument.formula"/>
  <manifest:file-entry manifest:full-path="Object 75/settings.xml" manifest:media-type="text/xml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148/Configurations2/" manifest:media-type="application/vnd.sun.xml.ui.configuration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3" manifest:media-type="application/vnd.oasis.opendocument.formula"/>
  <manifest:file-entry manifest:full-path="Object 178/Configurations2/" manifest:media-type="application/vnd.sun.xml.ui.configuration"/>
  <manifest:file-entry manifest:full-path="Object 178/settings.xml" manifest:media-type="text/xml"/>
  <manifest:file-entry manifest:full-path="Object 178/content.xml" manifest:media-type="text/xml"/>
  <manifest:file-entry manifest:full-path="Object 178/" manifest:version="1.3" manifest:media-type="application/vnd.oasis.opendocument.formula"/>
  <manifest:file-entry manifest:full-path="Object 213/Configurations2/" manifest:media-type="application/vnd.sun.xml.ui.configuration"/>
  <manifest:file-entry manifest:full-path="Object 213/content.xml" manifest:media-type="text/xml"/>
  <manifest:file-entry manifest:full-path="Object 213/settings.xml" manifest:media-type="text/xml"/>
  <manifest:file-entry manifest:full-path="Object 213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3" manifest:media-type="application/vnd.oasis.opendocument.formula"/>
  <manifest:file-entry manifest:full-path="Object 201/Configurations2/" manifest:media-type="application/vnd.sun.xml.ui.configuration"/>
  <manifest:file-entry manifest:full-path="Object 201/settings.xml" manifest:media-type="text/xml"/>
  <manifest:file-entry manifest:full-path="Object 201/content.xml" manifest:media-type="text/xml"/>
  <manifest:file-entry manifest:full-path="Object 201/" manifest:version="1.3" manifest:media-type="application/vnd.oasis.opendocument.formula"/>
  <manifest:file-entry manifest:full-path="Object 199/Configurations2/" manifest:media-type="application/vnd.sun.xml.ui.configuration"/>
  <manifest:file-entry manifest:full-path="Object 199/settings.xml" manifest:media-type="text/xml"/>
  <manifest:file-entry manifest:full-path="Object 199/content.xml" manifest:media-type="text/xml"/>
  <manifest:file-entry manifest:full-path="Object 199/" manifest:version="1.3" manifest:media-type="application/vnd.oasis.opendocument.formula"/>
  <manifest:file-entry manifest:full-path="Object 220/Configurations2/" manifest:media-type="application/vnd.sun.xml.ui.configuration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3" manifest:media-type="application/vnd.oasis.opendocument.formula"/>
  <manifest:file-entry manifest:full-path="Object 222/Configurations2/" manifest:media-type="application/vnd.sun.xml.ui.configuration"/>
  <manifest:file-entry manifest:full-path="Object 222/settings.xml" manifest:media-type="text/xml"/>
  <manifest:file-entry manifest:full-path="Object 222/content.xml" manifest:media-type="text/xml"/>
  <manifest:file-entry manifest:full-path="Object 222/" manifest:version="1.3" manifest:media-type="application/vnd.oasis.opendocument.formula"/>
  <manifest:file-entry manifest:full-path="Object 285/Configurations2/" manifest:media-type="application/vnd.sun.xml.ui.configuration"/>
  <manifest:file-entry manifest:full-path="Object 285/content.xml" manifest:media-type="text/xml"/>
  <manifest:file-entry manifest:full-path="Object 285/settings.xml" manifest:media-type="text/xml"/>
  <manifest:file-entry manifest:full-path="Object 285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204/Configurations2/" manifest:media-type="application/vnd.sun.xml.ui.configuration"/>
  <manifest:file-entry manifest:full-path="Object 204/content.xml" manifest:media-type="text/xml"/>
  <manifest:file-entry manifest:full-path="Object 204/settings.xml" manifest:media-type="text/xml"/>
  <manifest:file-entry manifest:full-path="Object 204/" manifest:version="1.3" manifest:media-type="application/vnd.oasis.opendocument.formula"/>
  <manifest:file-entry manifest:full-path="Object 97/settings.xml" manifest:media-type="text/xml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Replacements/Object 133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93" manifest:media-type=""/>
  <manifest:file-entry manifest:full-path="ObjectReplacements/Object 200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03" manifest:media-type=""/>
  <manifest:file-entry manifest:full-path="ObjectReplacements/Object 18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98" manifest:media-type=""/>
  <manifest:file-entry manifest:full-path="ObjectReplacements/Object 205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300" manifest:media-type="application/x-openoffice-gdimetafile;windows_formatname=&quot;GDIMetaFile&quot;"/>
  <manifest:file-entry manifest:full-path="ObjectReplacements/Object 298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281" manifest:media-type="application/x-openoffice-gdimetafile;windows_formatname=&quot;GDIMetaFile&quot;"/>
  <manifest:file-entry manifest:full-path="ObjectReplacements/Object 43" manifest:media-type=""/>
  <manifest:file-entry manifest:full-path="ObjectReplacements/Object 178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99" manifest:media-type=""/>
  <manifest:file-entry manifest:full-path="ObjectReplacements/Object 206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00" manifest:media-type=""/>
  <manifest:file-entry manifest:full-path="ObjectReplacements/Object 247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5" manifest:media-type=""/>
  <manifest:file-entry manifest:full-path="ObjectReplacements/Object 20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87" manifest:media-type=""/>
  <manifest:file-entry manifest:full-path="ObjectReplacements/Object 11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117" manifest:media-type=""/>
  <manifest:file-entry manifest:full-path="ObjectReplacements/Object 44" manifest:media-type=""/>
  <manifest:file-entry manifest:full-path="ObjectReplacements/Object 239" manifest:media-type="application/x-openoffice-gdimetafile;windows_formatname=&quot;GDIMetaFile&quot;"/>
  <manifest:file-entry manifest:full-path="ObjectReplacements/Object 1" manifest:media-type=""/>
  <manifest:file-entry manifest:full-path="ObjectReplacements/Object 25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02" manifest:media-type=""/>
  <manifest:file-entry manifest:full-path="ObjectReplacements/Object 170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7" manifest:media-type=""/>
  <manifest:file-entry manifest:full-path="ObjectReplacements/Object 204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109" manifest:media-type=""/>
  <manifest:file-entry manifest:full-path="ObjectReplacements/Object 27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119" manifest:media-type=""/>
  <manifest:file-entry manifest:full-path="ObjectReplacements/Object 28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101" manifest:media-type=""/>
  <manifest:file-entry manifest:full-path="ObjectReplacements/Object 25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108" manifest:media-type=""/>
  <manifest:file-entry manifest:full-path="ObjectReplacements/Object 35" manifest:media-type="application/x-openoffice-gdimetafile;windows_formatname=&quot;GDIMetaFile&quot;"/>
  <manifest:file-entry manifest:full-path="ObjectReplacements/Object 312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07" manifest:media-type=""/>
  <manifest:file-entry manifest:full-path="ObjectReplacements/Object 27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10" manifest:media-type=""/>
  <manifest:file-entry manifest:full-path="ObjectReplacements/Object 304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303" manifest:media-type="application/x-openoffice-gdimetafile;windows_formatname=&quot;GDIMetaFile&quot;"/>
  <manifest:file-entry manifest:full-path="ObjectReplacements/Object 120" manifest:media-type=""/>
  <manifest:file-entry manifest:full-path="ObjectReplacements/Object 20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64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94" manifest:media-type=""/>
  <manifest:file-entry manifest:full-path="ObjectReplacements/Object 167" manifest:media-type=""/>
  <manifest:file-entry manifest:full-path="ObjectReplacements/Object 6" manifest:media-type="application/x-openoffice-gdimetafile;windows_formatname=&quot;GDIMetaFile&quot;"/>
  <manifest:file-entry manifest:full-path="ObjectReplacements/Object 136" manifest:media-type=""/>
  <manifest:file-entry manifest:full-path="ObjectReplacements/Object 63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96" manifest:media-type=""/>
  <manifest:file-entry manifest:full-path="ObjectReplacements/Object 169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04" manifest:media-type=""/>
  <manifest:file-entry manifest:full-path="ObjectReplacements/Object 17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305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88" manifest:media-type=""/>
  <manifest:file-entry manifest:full-path="ObjectReplacements/Object 306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 229/Configurations2/" manifest:media-type="application/vnd.sun.xml.ui.configuration"/>
  <manifest:file-entry manifest:full-path="Object 229/settings.xml" manifest:media-type="text/xml"/>
  <manifest:file-entry manifest:full-path="Object 229/content.xml" manifest:media-type="text/xml"/>
  <manifest:file-entry manifest:full-path="Object 229/" manifest:version="1.3" manifest:media-type="application/vnd.oasis.opendocument.formula"/>
  <manifest:file-entry manifest:full-path="Object 246/Configurations2/" manifest:media-type="application/vnd.sun.xml.ui.configuration"/>
  <manifest:file-entry manifest:full-path="Object 246/settings.xml" manifest:media-type="text/xml"/>
  <manifest:file-entry manifest:full-path="Object 246/content.xml" manifest:media-type="text/xml"/>
  <manifest:file-entry manifest:full-path="Object 246/" manifest:version="1.3" manifest:media-type="application/vnd.oasis.opendocument.formula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Object 191/Configurations2/" manifest:media-type="application/vnd.sun.xml.ui.configuration"/>
  <manifest:file-entry manifest:full-path="Object 191/content.xml" manifest:media-type="text/xml"/>
  <manifest:file-entry manifest:full-path="Object 191/settings.xml" manifest:media-type="text/xml"/>
  <manifest:file-entry manifest:full-path="Object 191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247/Configurations2/" manifest:media-type="application/vnd.sun.xml.ui.configuration"/>
  <manifest:file-entry manifest:full-path="Object 247/content.xml" manifest:media-type="text/xml"/>
  <manifest:file-entry manifest:full-path="Object 247/settings.xml" manifest:media-type="text/xml"/>
  <manifest:file-entry manifest:full-path="Object 247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244/content.xml" manifest:media-type="text/xml"/>
  <manifest:file-entry manifest:full-path="Object 244/Configurations2/" manifest:media-type="application/vnd.sun.xml.ui.configuration"/>
  <manifest:file-entry manifest:full-path="Object 244/settings.xml" manifest:media-type="text/xml"/>
  <manifest:file-entry manifest:full-path="Object 244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58/Configurations2/" manifest:media-type="application/vnd.sun.xml.ui.configuration"/>
  <manifest:file-entry manifest:full-path="Object 258/settings.xml" manifest:media-type="text/xml"/>
  <manifest:file-entry manifest:full-path="Object 258/content.xml" manifest:media-type="text/xml"/>
  <manifest:file-entry manifest:full-path="Object 258/" manifest:version="1.3" manifest:media-type="application/vnd.oasis.opendocument.formula"/>
  <manifest:file-entry manifest:full-path="Object 211/Configurations2/" manifest:media-type="application/vnd.sun.xml.ui.configuration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3" manifest:media-type="application/vnd.oasis.opendocument.formula"/>
  <manifest:file-entry manifest:full-path="Object 175/Configurations2/" manifest:media-type="application/vnd.sun.xml.ui.configuration"/>
  <manifest:file-entry manifest:full-path="Object 175/settings.xml" manifest:media-type="text/xml"/>
  <manifest:file-entry manifest:full-path="Object 175/content.xml" manifest:media-type="text/xml"/>
  <manifest:file-entry manifest:full-path="Object 175/" manifest:version="1.3" manifest:media-type="application/vnd.oasis.opendocument.formula"/>
  <manifest:file-entry manifest:full-path="Object 239/content.xml" manifest:media-type="text/xml"/>
  <manifest:file-entry manifest:full-path="Object 239/settings.xml" manifest:media-type="text/xml"/>
  <manifest:file-entry manifest:full-path="Object 239/Configurations2/" manifest:media-type="application/vnd.sun.xml.ui.configuration"/>
  <manifest:file-entry manifest:full-path="Object 239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56/Configurations2/" manifest:media-type="application/vnd.sun.xml.ui.configuration"/>
  <manifest:file-entry manifest:full-path="Object 256/content.xml" manifest:media-type="text/xml"/>
  <manifest:file-entry manifest:full-path="Object 256/settings.xml" manifest:media-type="text/xml"/>
  <manifest:file-entry manifest:full-path="Object 256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21/content.xml" manifest:media-type="text/xml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Thumbnails/thumbnail.png" manifest:media-type="image/png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282/Configurations2/" manifest:media-type="application/vnd.sun.xml.ui.configuration"/>
  <manifest:file-entry manifest:full-path="Object 282/content.xml" manifest:media-type="text/xml"/>
  <manifest:file-entry manifest:full-path="Object 282/settings.xml" manifest:media-type="text/xml"/>
  <manifest:file-entry manifest:full-path="Object 282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3" manifest:media-type="application/vnd.oasis.opendocument.formula"/>
  <manifest:file-entry manifest:full-path="Object 118/settings.xml" manifest:media-type="text/xml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283/Configurations2/" manifest:media-type="application/vnd.sun.xml.ui.configuration"/>
  <manifest:file-entry manifest:full-path="Object 283/content.xml" manifest:media-type="text/xml"/>
  <manifest:file-entry manifest:full-path="Object 283/settings.xml" manifest:media-type="text/xml"/>
  <manifest:file-entry manifest:full-path="Object 283/" manifest:version="1.3" manifest:media-type="application/vnd.oasis.opendocument.formula"/>
  <manifest:file-entry manifest:full-path="Object 261/Configurations2/" manifest:media-type="application/vnd.sun.xml.ui.configuration"/>
  <manifest:file-entry manifest:full-path="Object 261/settings.xml" manifest:media-type="text/xml"/>
  <manifest:file-entry manifest:full-path="Object 261/content.xml" manifest:media-type="text/xml"/>
  <manifest:file-entry manifest:full-path="Object 261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196/Configurations2/" manifest:media-type="application/vnd.sun.xml.ui.configuration"/>
  <manifest:file-entry manifest:full-path="Object 196/content.xml" manifest:media-type="text/xml"/>
  <manifest:file-entry manifest:full-path="Object 196/settings.xml" manifest:media-type="text/xml"/>
  <manifest:file-entry manifest:full-path="Object 196/" manifest:version="1.3" manifest:media-type="application/vnd.oasis.opendocument.formula"/>
  <manifest:file-entry manifest:full-path="Object 164/content.xml" manifest:media-type="text/xml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259/Configurations2/" manifest:media-type="application/vnd.sun.xml.ui.configuration"/>
  <manifest:file-entry manifest:full-path="Object 259/settings.xml" manifest:media-type="text/xml"/>
  <manifest:file-entry manifest:full-path="Object 259/content.xml" manifest:media-type="text/xml"/>
  <manifest:file-entry manifest:full-path="Object 259/" manifest:version="1.3" manifest:media-type="application/vnd.oasis.opendocument.formula"/>
  <manifest:file-entry manifest:full-path="Object 212/Configurations2/" manifest:media-type="application/vnd.sun.xml.ui.configuration"/>
  <manifest:file-entry manifest:full-path="Object 212/settings.xml" manifest:media-type="text/xml"/>
  <manifest:file-entry manifest:full-path="Object 212/content.xml" manifest:media-type="text/xml"/>
  <manifest:file-entry manifest:full-path="Object 212/" manifest:version="1.3" manifest:media-type="application/vnd.oasis.opendocument.formula"/>
  <manifest:file-entry manifest:full-path="Object 275/Configurations2/" manifest:media-type="application/vnd.sun.xml.ui.configuration"/>
  <manifest:file-entry manifest:full-path="Object 275/settings.xml" manifest:media-type="text/xml"/>
  <manifest:file-entry manifest:full-path="Object 275/content.xml" manifest:media-type="text/xml"/>
  <manifest:file-entry manifest:full-path="Object 275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176/settings.xml" manifest:media-type="text/xml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" manifest:version="1.3" manifest:media-type="application/vnd.oasis.opendocument.formula"/>
  <manifest:file-entry manifest:full-path="Object 245/content.xml" manifest:media-type="text/xml"/>
  <manifest:file-entry manifest:full-path="Object 245/Configurations2/" manifest:media-type="application/vnd.sun.xml.ui.configuration"/>
  <manifest:file-entry manifest:full-path="Object 245/settings.xml" manifest:media-type="text/xml"/>
  <manifest:file-entry manifest:full-path="Object 245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3" manifest:media-type="application/vnd.oasis.opendocument.formula"/>
  <manifest:file-entry manifest:full-path="Object 216/Configurations2/" manifest:media-type="application/vnd.sun.xml.ui.configuration"/>
  <manifest:file-entry manifest:full-path="Object 216/settings.xml" manifest:media-type="text/xml"/>
  <manifest:file-entry manifest:full-path="Object 216/content.xml" manifest:media-type="text/xml"/>
  <manifest:file-entry manifest:full-path="Object 216/" manifest:version="1.3" manifest:media-type="application/vnd.oasis.opendocument.formula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Pictures/10000001000000D300000093447DCEE0AE248A43.png" manifest:media-type="image/png"/>
  <manifest:file-entry manifest:full-path="Pictures/100000010000026C000003274645ABCEC7D94FC8.png" manifest:media-type="image/png"/>
  <manifest:file-entry manifest:full-path="Pictures/10000001000003300000048EE3E78D46B46E8064.png" manifest:media-type="image/png"/>
  <manifest:file-entry manifest:full-path="Pictures/10000001000002EF000004669F1A8499186643AA.png" manifest:media-type="image/png"/>
  <manifest:file-entry manifest:full-path="Pictures/10000001000003280000046B0F25E34C4F689FF2.png" manifest:media-type="image/png"/>
  <manifest:file-entry manifest:full-path="Pictures/100000010000031C0000046B9AD5D718D2C58336.png" manifest:media-type="image/png"/>
  <manifest:file-entry manifest:full-path="Pictures/10000001000002FE00000473420A7E4B433C833D.png" manifest:media-type="image/png"/>
  <manifest:file-entry manifest:full-path="Pictures/10000001000003400000048AF2F68E92A00D0075.png" manifest:media-type="image/png"/>
  <manifest:file-entry manifest:full-path="Pictures/10000001000003060000041B94A71C9B93337C64.png" manifest:media-type="image/png"/>
  <manifest:file-entry manifest:full-path="Pictures/10000001000003300000048EA714E75B59DCD5C5.png" manifest:media-type="image/png"/>
  <manifest:file-entry manifest:full-path="Pictures/100000010000032E000007282BE1AD12DD17F106.png" manifest:media-type="image/png"/>
  <manifest:file-entry manifest:full-path="Pictures/100000010000033100000470706D84B048A04A90.png" manifest:media-type="image/png"/>
  <manifest:file-entry manifest:full-path="Pictures/10000001000003280000046BA2C5DA0A117A897F.png" manifest:media-type="image/png"/>
  <manifest:file-entry manifest:full-path="Object 189/Configurations2/" manifest:media-type="application/vnd.sun.xml.ui.configuration"/>
  <manifest:file-entry manifest:full-path="Object 189/settings.xml" manifest:media-type="text/xml"/>
  <manifest:file-entry manifest:full-path="Object 189/content.xml" manifest:media-type="text/xml"/>
  <manifest:file-entry manifest:full-path="Object 189/" manifest:version="1.3" manifest:media-type="application/vnd.oasis.opendocument.formula"/>
  <manifest:file-entry manifest:full-path="Object 257/settings.xml" manifest:media-type="text/xml"/>
  <manifest:file-entry manifest:full-path="Object 257/Configurations2/" manifest:media-type="application/vnd.sun.xml.ui.configuration"/>
  <manifest:file-entry manifest:full-path="Object 257/content.xml" manifest:media-type="text/xml"/>
  <manifest:file-entry manifest:full-path="Object 257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87/settings.xml" manifest:media-type="text/xml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255/settings.xml" manifest:media-type="text/xml"/>
  <manifest:file-entry manifest:full-path="Object 255/Configurations2/" manifest:media-type="application/vnd.sun.xml.ui.configuration"/>
  <manifest:file-entry manifest:full-path="Object 255/content.xml" manifest:media-type="text/xml"/>
  <manifest:file-entry manifest:full-path="Object 255/" manifest:version="1.3" manifest:media-type="application/vnd.oasis.opendocument.formula"/>
  <manifest:file-entry manifest:full-path="Object 218/Configurations2/" manifest:media-type="application/vnd.sun.xml.ui.configuration"/>
  <manifest:file-entry manifest:full-path="Object 218/settings.xml" manifest:media-type="text/xml"/>
  <manifest:file-entry manifest:full-path="Object 218/content.xml" manifest:media-type="text/xml"/>
  <manifest:file-entry manifest:full-path="Object 218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242/Configurations2/" manifest:media-type="application/vnd.sun.xml.ui.configuration"/>
  <manifest:file-entry manifest:full-path="Object 242/settings.xml" manifest:media-type="text/xml"/>
  <manifest:file-entry manifest:full-path="Object 242/content.xml" manifest:media-type="text/xml"/>
  <manifest:file-entry manifest:full-path="Object 242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248/content.xml" manifest:media-type="text/xml"/>
  <manifest:file-entry manifest:full-path="Object 248/Configurations2/" manifest:media-type="application/vnd.sun.xml.ui.configuration"/>
  <manifest:file-entry manifest:full-path="Object 248/settings.xml" manifest:media-type="text/xml"/>
  <manifest:file-entry manifest:full-path="Object 248/" manifest:version="1.3" manifest:media-type="application/vnd.oasis.opendocument.formula"/>
  <manifest:file-entry manifest:full-path="Configurations2/" manifest:media-type="application/vnd.sun.xml.ui.configuration"/>
  <manifest:file-entry manifest:full-path="Object 174/Configurations2/" manifest:media-type="application/vnd.sun.xml.ui.configuration"/>
  <manifest:file-entry manifest:full-path="Object 174/settings.xml" manifest:media-type="text/xml"/>
  <manifest:file-entry manifest:full-path="Object 174/content.xml" manifest:media-type="text/xml"/>
  <manifest:file-entry manifest:full-path="Object 174/" manifest:version="1.3" manifest:media-type="application/vnd.oasis.opendocument.formula"/>
  <manifest:file-entry manifest:full-path="Object 249/Configurations2/" manifest:media-type="application/vnd.sun.xml.ui.configuration"/>
  <manifest:file-entry manifest:full-path="Object 249/settings.xml" manifest:media-type="text/xml"/>
  <manifest:file-entry manifest:full-path="Object 249/content.xml" manifest:media-type="text/xml"/>
  <manifest:file-entry manifest:full-path="Object 249/" manifest:version="1.3" manifest:media-type="application/vnd.oasis.opendocument.formula"/>
  <manifest:file-entry manifest:full-path="Object 237/settings.xml" manifest:media-type="text/xml"/>
  <manifest:file-entry manifest:full-path="Object 237/Configurations2/" manifest:media-type="application/vnd.sun.xml.ui.configuration"/>
  <manifest:file-entry manifest:full-path="Object 237/content.xml" manifest:media-type="text/xml"/>
  <manifest:file-entry manifest:full-path="Object 237/" manifest:version="1.3" manifest:media-type="application/vnd.oasis.opendocument.formula"/>
  <manifest:file-entry manifest:full-path="Object 313/content.xml" manifest:media-type="text/xml"/>
  <manifest:file-entry manifest:full-path="Object 313/Configurations2/" manifest:media-type="application/vnd.sun.xml.ui.configuration"/>
  <manifest:file-entry manifest:full-path="Object 313/settings.xml" manifest:media-type="text/xml"/>
  <manifest:file-entry manifest:full-path="Object 313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277/Configurations2/" manifest:media-type="application/vnd.sun.xml.ui.configuration"/>
  <manifest:file-entry manifest:full-path="Object 277/content.xml" manifest:media-type="text/xml"/>
  <manifest:file-entry manifest:full-path="Object 277/settings.xml" manifest:media-type="text/xml"/>
  <manifest:file-entry manifest:full-path="Object 277/" manifest:version="1.3" manifest:media-type="application/vnd.oasis.opendocument.formula"/>
  <manifest:file-entry manifest:full-path="Object 130/content.xml" manifest:media-type="text/xml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227/Configurations2/" manifest:media-type="application/vnd.sun.xml.ui.configuration"/>
  <manifest:file-entry manifest:full-path="Object 227/settings.xml" manifest:media-type="text/xml"/>
  <manifest:file-entry manifest:full-path="Object 227/content.xml" manifest:media-type="text/xml"/>
  <manifest:file-entry manifest:full-path="Object 227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3" manifest:media-type="application/vnd.oasis.opendocument.formula"/>
  <manifest:file-entry manifest:full-path="Object 238/Configurations2/" manifest:media-type="application/vnd.sun.xml.ui.configuration"/>
  <manifest:file-entry manifest:full-path="Object 238/settings.xml" manifest:media-type="text/xml"/>
  <manifest:file-entry manifest:full-path="Object 238/content.xml" manifest:media-type="text/xml"/>
  <manifest:file-entry manifest:full-path="Object 238/" manifest:version="1.3" manifest:media-type="application/vnd.oasis.opendocument.formula"/>
  <manifest:file-entry manifest:full-path="Object 235/Configurations2/" manifest:media-type="application/vnd.sun.xml.ui.configuration"/>
  <manifest:file-entry manifest:full-path="Object 235/content.xml" manifest:media-type="text/xml"/>
  <manifest:file-entry manifest:full-path="Object 235/settings.xml" manifest:media-type="text/xml"/>
  <manifest:file-entry manifest:full-path="Object 235/" manifest:version="1.3" manifest:media-type="application/vnd.oasis.opendocument.formula"/>
  <manifest:file-entry manifest:full-path="Object 226/content.xml" manifest:media-type="text/xml"/>
  <manifest:file-entry manifest:full-path="Object 226/Configurations2/" manifest:media-type="application/vnd.sun.xml.ui.configuration"/>
  <manifest:file-entry manifest:full-path="Object 226/settings.xml" manifest:media-type="text/xml"/>
  <manifest:file-entry manifest:full-path="Object 226/" manifest:version="1.3" manifest:media-type="application/vnd.oasis.opendocument.formula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Configurations2/" manifest:media-type="application/vnd.sun.xml.ui.configuration"/>
  <manifest:file-entry manifest:full-path="Object 143/" manifest:version="1.3" manifest:media-type="application/vnd.oasis.opendocument.formula"/>
  <manifest:file-entry manifest:full-path="Object 225/Configurations2/" manifest:media-type="application/vnd.sun.xml.ui.configuration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3" manifest:media-type="application/vnd.oasis.opendocument.formula"/>
  <manifest:file-entry manifest:full-path="Object 236/Configurations2/" manifest:media-type="application/vnd.sun.xml.ui.configuration"/>
  <manifest:file-entry manifest:full-path="Object 236/settings.xml" manifest:media-type="text/xml"/>
  <manifest:file-entry manifest:full-path="Object 236/content.xml" manifest:media-type="text/xml"/>
  <manifest:file-entry manifest:full-path="Object 236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260/Configurations2/" manifest:media-type="application/vnd.sun.xml.ui.configuration"/>
  <manifest:file-entry manifest:full-path="Object 260/settings.xml" manifest:media-type="text/xml"/>
  <manifest:file-entry manifest:full-path="Object 260/content.xml" manifest:media-type="text/xml"/>
  <manifest:file-entry manifest:full-path="Object 260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195/settings.xml" manifest:media-type="text/xml"/>
  <manifest:file-entry manifest:full-path="Object 195/Configurations2/" manifest:media-type="application/vnd.sun.xml.ui.configuration"/>
  <manifest:file-entry manifest:full-path="Object 195/content.xml" manifest:media-type="text/xml"/>
  <manifest:file-entry manifest:full-path="Object 195/" manifest:version="1.3" manifest:media-type="application/vnd.oasis.opendocument.formula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228/settings.xml" manifest:media-type="text/xml"/>
  <manifest:file-entry manifest:full-path="Object 228/content.xml" manifest:media-type="text/xml"/>
  <manifest:file-entry manifest:full-path="Object 228/Configurations2/" manifest:media-type="application/vnd.sun.xml.ui.configuration"/>
  <manifest:file-entry manifest:full-path="Object 228/" manifest:version="1.3" manifest:media-type="application/vnd.oasis.opendocument.formula"/>
  <manifest:file-entry manifest:full-path="Object 221/settings.xml" manifest:media-type="text/xml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Object 284/settings.xml" manifest:media-type="text/xml"/>
  <manifest:file-entry manifest:full-path="Object 284/content.xml" manifest:media-type="text/xml"/>
  <manifest:file-entry manifest:full-path="Object 284/Configurations2/" manifest:media-type="application/vnd.sun.xml.ui.configuration"/>
  <manifest:file-entry manifest:full-path="Object 284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3" manifest:media-type="application/vnd.oasis.opendocument.formula"/>
  <manifest:file-entry manifest:full-path="content.xml" manifest:media-type="text/xml"/>
  <manifest:file-entry manifest:full-path="Object 278/Configurations2/" manifest:media-type="application/vnd.sun.xml.ui.configuration"/>
  <manifest:file-entry manifest:full-path="Object 278/content.xml" manifest:media-type="text/xml"/>
  <manifest:file-entry manifest:full-path="Object 278/settings.xml" manifest:media-type="text/xml"/>
  <manifest:file-entry manifest:full-path="Object 278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161/settings.xml" manifest:media-type="text/xml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" manifest:version="1.3" manifest:media-type="application/vnd.oasis.opendocument.formula"/>
  <manifest:file-entry manifest:full-path="settings.xml" manifest:media-type="text/xml"/>
  <manifest:file-entry manifest:full-path="Object 205/content.xml" manifest:media-type="text/xml"/>
  <manifest:file-entry manifest:full-path="Object 205/settings.xml" manifest:media-type="text/xml"/>
  <manifest:file-entry manifest:full-path="Object 205/Configurations2/" manifest:media-type="application/vnd.sun.xml.ui.configuration"/>
  <manifest:file-entry manifest:full-path="Object 205/" manifest:version="1.3" manifest:media-type="application/vnd.oasis.opendocument.formula"/>
  <manifest:file-entry manifest:full-path="Object 98/settings.xml" manifest:media-type="text/xml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208/Configurations2/" manifest:media-type="application/vnd.sun.xml.ui.configuration"/>
  <manifest:file-entry manifest:full-path="Object 208/settings.xml" manifest:media-type="text/xml"/>
  <manifest:file-entry manifest:full-path="Object 208/content.xml" manifest:media-type="text/xml"/>
  <manifest:file-entry manifest:full-path="Object 208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276/Configurations2/" manifest:media-type="application/vnd.sun.xml.ui.configuration"/>
  <manifest:file-entry manifest:full-path="Object 276/settings.xml" manifest:media-type="text/xml"/>
  <manifest:file-entry manifest:full-path="Object 276/content.xml" manifest:media-type="text/xml"/>
  <manifest:file-entry manifest:full-path="Object 276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193/settings.xml" manifest:media-type="text/xml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" manifest:version="1.3" manifest:media-type="application/vnd.oasis.opendocument.formula"/>
  <manifest:file-entry manifest:full-path="Object 99/content.xml" manifest:media-type="text/xml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274/Configurations2/" manifest:media-type="application/vnd.sun.xml.ui.configuration"/>
  <manifest:file-entry manifest:full-path="Object 274/settings.xml" manifest:media-type="text/xml"/>
  <manifest:file-entry manifest:full-path="Object 274/content.xml" manifest:media-type="text/xml"/>
  <manifest:file-entry manifest:full-path="Object 274/" manifest:version="1.3" manifest:media-type="application/vnd.oasis.opendocument.formula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settings.xml" manifest:media-type="text/xml"/>
  <manifest:file-entry manifest:full-path="Object 206/" manifest:version="1.3" manifest:media-type="application/vnd.oasis.opendocument.formula"/>
  <manifest:file-entry manifest:full-path="Object 210/Configurations2/" manifest:media-type="application/vnd.sun.xml.ui.configuration"/>
  <manifest:file-entry manifest:full-path="Object 210/settings.xml" manifest:media-type="text/xml"/>
  <manifest:file-entry manifest:full-path="Object 210/content.xml" manifest:media-type="text/xml"/>
  <manifest:file-entry manifest:full-path="Object 210/" manifest:version="1.3" manifest:media-type="application/vnd.oasis.opendocument.formula"/>
  <manifest:file-entry manifest:full-path="styles.xml" manifest:media-type="text/xml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273/Configurations2/" manifest:media-type="application/vnd.sun.xml.ui.configuration"/>
  <manifest:file-entry manifest:full-path="Object 273/content.xml" manifest:media-type="text/xml"/>
  <manifest:file-entry manifest:full-path="Object 273/settings.xml" manifest:media-type="text/xml"/>
  <manifest:file-entry manifest:full-path="Object 273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312/Configurations2/" manifest:media-type="application/vnd.sun.xml.ui.configuration"/>
  <manifest:file-entry manifest:full-path="Object 312/settings.xml" manifest:media-type="text/xml"/>
  <manifest:file-entry manifest:full-path="Object 312/content.xml" manifest:media-type="text/xml"/>
  <manifest:file-entry manifest:full-path="Object 312/" manifest:version="1.3" manifest:media-type="application/vnd.oasis.opendocument.formula"/>
  <manifest:file-entry manifest:full-path="Object 302/settings.xml" manifest:media-type="text/xml"/>
  <manifest:file-entry manifest:full-path="Object 302/Configurations2/" manifest:media-type="application/vnd.sun.xml.ui.configuration"/>
  <manifest:file-entry manifest:full-path="Object 302/content.xml" manifest:media-type="text/xml"/>
  <manifest:file-entry manifest:full-path="Object 302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3" manifest:media-type="application/vnd.oasis.opendocument.formula"/>
  <manifest:file-entry manifest:full-path="Object 288/Configurations2/" manifest:media-type="application/vnd.sun.xml.ui.configuration"/>
  <manifest:file-entry manifest:full-path="Object 288/content.xml" manifest:media-type="text/xml"/>
  <manifest:file-entry manifest:full-path="Object 288/settings.xml" manifest:media-type="text/xml"/>
  <manifest:file-entry manifest:full-path="Object 288/" manifest:version="1.3" manifest:media-type="application/vnd.oasis.opendocument.formula"/>
  <manifest:file-entry manifest:full-path="Object 310/Configurations2/" manifest:media-type="application/vnd.sun.xml.ui.configuration"/>
  <manifest:file-entry manifest:full-path="Object 310/content.xml" manifest:media-type="text/xml"/>
  <manifest:file-entry manifest:full-path="Object 310/settings.xml" manifest:media-type="text/xml"/>
  <manifest:file-entry manifest:full-path="Object 310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3" manifest:media-type="application/vnd.oasis.opendocument.formula"/>
  <manifest:file-entry manifest:full-path="Object 223/settings.xml" manifest:media-type="text/xml"/>
  <manifest:file-entry manifest:full-path="Object 223/content.xml" manifest:media-type="text/xml"/>
  <manifest:file-entry manifest:full-path="Object 223/Configurations2/" manifest:media-type="application/vnd.sun.xml.ui.configuration"/>
  <manifest:file-entry manifest:full-path="Object 223/" manifest:version="1.3" manifest:media-type="application/vnd.oasis.opendocument.formula"/>
  <manifest:file-entry manifest:full-path="Object 286/settings.xml" manifest:media-type="text/xml"/>
  <manifest:file-entry manifest:full-path="Object 286/Configurations2/" manifest:media-type="application/vnd.sun.xml.ui.configuration"/>
  <manifest:file-entry manifest:full-path="Object 286/content.xml" manifest:media-type="text/xml"/>
  <manifest:file-entry manifest:full-path="Object 286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272/Configurations2/" manifest:media-type="application/vnd.sun.xml.ui.configuration"/>
  <manifest:file-entry manifest:full-path="Object 272/content.xml" manifest:media-type="text/xml"/>
  <manifest:file-entry manifest:full-path="Object 272/settings.xml" manifest:media-type="text/xml"/>
  <manifest:file-entry manifest:full-path="Object 272/" manifest:version="1.3" manifest:media-type="application/vnd.oasis.opendocument.formula"/>
  <manifest:file-entry manifest:full-path="Object 107/settings.xml" manifest:media-type="text/xml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3" manifest:media-type="application/vnd.oasis.opendocument.formula"/>
  <manifest:file-entry manifest:full-path="Object 304/Configurations2/" manifest:media-type="application/vnd.sun.xml.ui.configuration"/>
  <manifest:file-entry manifest:full-path="Object 304/content.xml" manifest:media-type="text/xml"/>
  <manifest:file-entry manifest:full-path="Object 304/settings.xml" manifest:media-type="text/xml"/>
  <manifest:file-entry manifest:full-path="Object 304/" manifest:version="1.3" manifest:media-type="application/vnd.oasis.opendocument.formula"/>
  <manifest:file-entry manifest:full-path="Object 268/Configurations2/" manifest:media-type="application/vnd.sun.xml.ui.configuration"/>
  <manifest:file-entry manifest:full-path="Object 268/content.xml" manifest:media-type="text/xml"/>
  <manifest:file-entry manifest:full-path="Object 268/settings.xml" manifest:media-type="text/xml"/>
  <manifest:file-entry manifest:full-path="Object 268/" manifest:version="1.3" manifest:media-type="application/vnd.oasis.opendocument.formula"/>
  <manifest:file-entry manifest:full-path="Object 269/content.xml" manifest:media-type="text/xml"/>
  <manifest:file-entry manifest:full-path="Object 269/Configurations2/" manifest:media-type="application/vnd.sun.xml.ui.configuration"/>
  <manifest:file-entry manifest:full-path="Object 269/settings.xml" manifest:media-type="text/xml"/>
  <manifest:file-entry manifest:full-path="Object 269/" manifest:version="1.3" manifest:media-type="application/vnd.oasis.opendocument.formula"/>
  <manifest:file-entry manifest:full-path="Object 303/Configurations2/" manifest:media-type="application/vnd.sun.xml.ui.configuration"/>
  <manifest:file-entry manifest:full-path="Object 303/settings.xml" manifest:media-type="text/xml"/>
  <manifest:file-entry manifest:full-path="Object 303/content.xml" manifest:media-type="text/xml"/>
  <manifest:file-entry manifest:full-path="Object 303/" manifest:version="1.3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267/settings.xml" manifest:media-type="text/xml"/>
  <manifest:file-entry manifest:full-path="Object 267/Configurations2/" manifest:media-type="application/vnd.sun.xml.ui.configuration"/>
  <manifest:file-entry manifest:full-path="Object 267/content.xml" manifest:media-type="text/xml"/>
  <manifest:file-entry manifest:full-path="Object 267/" manifest:version="1.3" manifest:media-type="application/vnd.oasis.opendocument.formula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3" manifest:media-type="application/vnd.oasis.opendocument.formula"/>
  <manifest:file-entry manifest:full-path="Object 203/Configurations2/" manifest:media-type="application/vnd.sun.xml.ui.configuration"/>
  <manifest:file-entry manifest:full-path="Object 203/content.xml" manifest:media-type="text/xml"/>
  <manifest:file-entry manifest:full-path="Object 203/settings.xml" manifest:media-type="text/xml"/>
  <manifest:file-entry manifest:full-path="Object 203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66/Configurations2/" manifest:media-type="application/vnd.sun.xml.ui.configuration"/>
  <manifest:file-entry manifest:full-path="Object 266/content.xml" manifest:media-type="text/xml"/>
  <manifest:file-entry manifest:full-path="Object 266/settings.xml" manifest:media-type="text/xml"/>
  <manifest:file-entry manifest:full-path="Object 266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64/Configurations2/" manifest:media-type="application/vnd.sun.xml.ui.configuration"/>
  <manifest:file-entry manifest:full-path="Object 264/settings.xml" manifest:media-type="text/xml"/>
  <manifest:file-entry manifest:full-path="Object 264/content.xml" manifest:media-type="text/xml"/>
  <manifest:file-entry manifest:full-path="Object 264/" manifest:version="1.3" manifest:media-type="application/vnd.oasis.opendocument.formula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265/Configurations2/" manifest:media-type="application/vnd.sun.xml.ui.configuration"/>
  <manifest:file-entry manifest:full-path="Object 265/content.xml" manifest:media-type="text/xml"/>
  <manifest:file-entry manifest:full-path="Object 265/settings.xml" manifest:media-type="text/xml"/>
  <manifest:file-entry manifest:full-path="Object 265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02/Configurations2/" manifest:media-type="application/vnd.sun.xml.ui.configuration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" manifest:media-type="application/vnd.sun.xml.ui.configuration"/>
  <manifest:file-entry manifest:full-path="Object 66/" manifest:version="1.3" manifest:media-type="application/vnd.oasis.opendocument.formula"/>
  <manifest:file-entry manifest:full-path="Object 241/Configurations2/" manifest:media-type="application/vnd.sun.xml.ui.configuration"/>
  <manifest:file-entry manifest:full-path="Object 241/settings.xml" manifest:media-type="text/xml"/>
  <manifest:file-entry manifest:full-path="Object 241/content.xml" manifest:media-type="text/xml"/>
  <manifest:file-entry manifest:full-path="Object 241/" manifest:version="1.3" manifest:media-type="application/vnd.oasis.opendocument.formula"/>
  <manifest:file-entry manifest:full-path="Object 94/content.xml" manifest:media-type="text/xml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167/content.xml" manifest:media-type="text/xml"/>
  <manifest:file-entry manifest:full-path="Object 167/settings.xml" manifest:media-type="text/xml"/>
  <manifest:file-entry manifest:full-path="Object 167/Configurations2/" manifest:media-type="application/vnd.sun.xml.ui.configuration"/>
  <manifest:file-entry manifest:full-path="Object 167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63/content.xml" manifest:media-type="text/xml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95/settings.xml" manifest:media-type="text/xml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168/Configurations2/" manifest:media-type="application/vnd.sun.xml.ui.configuration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64/settings.xml" manifest:media-type="text/xml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96/content.xml" manifest:media-type="text/xml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6/content.xml" manifest:media-type="text/xml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271/Configurations2/" manifest:media-type="application/vnd.sun.xml.ui.configuration"/>
  <manifest:file-entry manifest:full-path="Object 271/content.xml" manifest:media-type="text/xml"/>
  <manifest:file-entry manifest:full-path="Object 271/settings.xml" manifest:media-type="text/xml"/>
  <manifest:file-entry manifest:full-path="Object 271/" manifest:version="1.3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240/Configurations2/" manifest:media-type="application/vnd.sun.xml.ui.configuration"/>
  <manifest:file-entry manifest:full-path="Object 240/settings.xml" manifest:media-type="text/xml"/>
  <manifest:file-entry manifest:full-path="Object 240/content.xml" manifest:media-type="text/xml"/>
  <manifest:file-entry manifest:full-path="Object 240/" manifest:version="1.3" manifest:media-type="application/vnd.oasis.opendocument.formula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234/settings.xml" manifest:media-type="text/xml"/>
  <manifest:file-entry manifest:full-path="Object 234/Configurations2/" manifest:media-type="application/vnd.sun.xml.ui.configuration"/>
  <manifest:file-entry manifest:full-path="Object 234/content.xml" manifest:media-type="text/xml"/>
  <manifest:file-entry manifest:full-path="Object 234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253/Configurations2/" manifest:media-type="application/vnd.sun.xml.ui.configuration"/>
  <manifest:file-entry manifest:full-path="Object 253/settings.xml" manifest:media-type="text/xml"/>
  <manifest:file-entry manifest:full-path="Object 253/content.xml" manifest:media-type="text/xml"/>
  <manifest:file-entry manifest:full-path="Object 253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88/Configurations2/" manifest:media-type="application/vnd.sun.xml.ui.configuration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230/Configurations2/" manifest:media-type="application/vnd.sun.xml.ui.configuration"/>
  <manifest:file-entry manifest:full-path="Object 230/settings.xml" manifest:media-type="text/xml"/>
  <manifest:file-entry manifest:full-path="Object 230/content.xml" manifest:media-type="text/xml"/>
  <manifest:file-entry manifest:full-path="Object 230/" manifest:version="1.3" manifest:media-type="application/vnd.oasis.opendocument.formula"/>
  <manifest:file-entry manifest:full-path="Object 171/settings.xml" manifest:media-type="text/xml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" manifest:version="1.3" manifest:media-type="application/vnd.oasis.opendocument.formula"/>
  <manifest:file-entry manifest:full-path="Object 231/Configurations2/" manifest:media-type="application/vnd.sun.xml.ui.configuration"/>
  <manifest:file-entry manifest:full-path="Object 231/settings.xml" manifest:media-type="text/xml"/>
  <manifest:file-entry manifest:full-path="Object 231/content.xml" manifest:media-type="text/xml"/>
  <manifest:file-entry manifest:full-path="Object 231/" manifest:version="1.3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Configurations2/" manifest:media-type="application/vnd.sun.xml.ui.configuration"/>
  <manifest:file-entry manifest:full-path="Object 104/" manifest:version="1.3" manifest:media-type="application/vnd.oasis.opendocument.formula"/>
  <manifest:file-entry manifest:full-path="Object 172/Configurations2/" manifest:media-type="application/vnd.sun.xml.ui.configuration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3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" manifest:version="1.3" manifest:media-type="application/vnd.oasis.opendocument.formula"/>
  <manifest:file-entry manifest:full-path="Object 232/content.xml" manifest:media-type="text/xml"/>
  <manifest:file-entry manifest:full-path="Object 232/settings.xml" manifest:media-type="text/xml"/>
  <manifest:file-entry manifest:full-path="Object 232/Configurations2/" manifest:media-type="application/vnd.sun.xml.ui.configuration"/>
  <manifest:file-entry manifest:full-path="Object 232/" manifest:version="1.3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233/Configurations2/" manifest:media-type="application/vnd.sun.xml.ui.configuration"/>
  <manifest:file-entry manifest:full-path="Object 233/content.xml" manifest:media-type="text/xml"/>
  <manifest:file-entry manifest:full-path="Object 233/settings.xml" manifest:media-type="text/xml"/>
  <manifest:file-entry manifest:full-path="Object 233/" manifest:version="1.3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3" manifest:media-type="application/vnd.oasis.opendocument.formula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3" manifest:media-type="application/vnd.oasis.opendocument.formula"/>
  <manifest:file-entry manifest:full-path="Object 270/content.xml" manifest:media-type="text/xml"/>
  <manifest:file-entry manifest:full-path="Object 270/Configurations2/" manifest:media-type="application/vnd.sun.xml.ui.configuration"/>
  <manifest:file-entry manifest:full-path="Object 270/settings.xml" manifest:media-type="text/xml"/>
  <manifest:file-entry manifest:full-path="Object 270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3" manifest:media-type="application/vnd.oasis.opendocument.formula"/>
  <manifest:file-entry manifest:full-path="Object 105/settings.xml" manifest:media-type="text/xml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" manifest:version="1.3" manifest:media-type="application/vnd.oasis.opendocument.formula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305/content.xml" manifest:media-type="text/xml"/>
  <manifest:file-entry manifest:full-path="Object 305/Configurations2/" manifest:media-type="application/vnd.sun.xml.ui.configuration"/>
  <manifest:file-entry manifest:full-path="Object 305/settings.xml" manifest:media-type="text/xml"/>
  <manifest:file-entry manifest:full-path="Object 305/" manifest:version="1.3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Configurations2/" manifest:media-type="application/vnd.sun.xml.ui.configuration"/>
  <manifest:file-entry manifest:full-path="Object 111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306/Configurations2/" manifest:media-type="application/vnd.sun.xml.ui.configuration"/>
  <manifest:file-entry manifest:full-path="Object 306/settings.xml" manifest:media-type="text/xml"/>
  <manifest:file-entry manifest:full-path="Object 306/content.xml" manifest:media-type="text/xml"/>
  <manifest:file-entry manifest:full-path="Object 306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209/Configurations2/" manifest:media-type="application/vnd.sun.xml.ui.configuration"/>
  <manifest:file-entry manifest:full-path="Object 209/settings.xml" manifest:media-type="text/xml"/>
  <manifest:file-entry manifest:full-path="Object 209/content.xml" manifest:media-type="text/xml"/>
  <manifest:file-entry manifest:full-path="Object 209/" manifest:version="1.3" manifest:media-type="application/vnd.oasis.opendocument.formula"/>
  <manifest:file-entry manifest:full-path="Object 180/Configurations2/" manifest:media-type="application/vnd.sun.xml.ui.configuration"/>
  <manifest:file-entry manifest:full-path="Object 180/settings.xml" manifest:media-type="text/xml"/>
  <manifest:file-entry manifest:full-path="Object 180/content.xml" manifest:media-type="text/xml"/>
  <manifest:file-entry manifest:full-path="Object 180/" manifest:version="1.3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307/content.xml" manifest:media-type="text/xml"/>
  <manifest:file-entry manifest:full-path="Object 307/Configurations2/" manifest:media-type="application/vnd.sun.xml.ui.configuration"/>
  <manifest:file-entry manifest:full-path="Object 307/settings.xml" manifest:media-type="text/xml"/>
  <manifest:file-entry manifest:full-path="Object 307/" manifest:version="1.3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Configurations2/" manifest:media-type="application/vnd.sun.xml.ui.configuration"/>
  <manifest:file-entry manifest:full-path="Object 113/" manifest:version="1.3" manifest:media-type="application/vnd.oasis.opendocument.formula"/>
  <manifest:file-entry manifest:full-path="Object 181/Configurations2/" manifest:media-type="application/vnd.sun.xml.ui.configuration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Configurations2/" manifest:media-type="application/vnd.sun.xml.ui.configuration"/>
  <manifest:file-entry manifest:full-path="Object 114/" manifest:version="1.3" manifest:media-type="application/vnd.oasis.opendocument.formula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308/content.xml" manifest:media-type="text/xml"/>
  <manifest:file-entry manifest:full-path="Object 308/Configurations2/" manifest:media-type="application/vnd.sun.xml.ui.configuration"/>
  <manifest:file-entry manifest:full-path="Object 308/settings.xml" manifest:media-type="text/xml"/>
  <manifest:file-entry manifest:full-path="Object 308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solid" draw:fill="none" draw:textarea-vertical-align="middl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objectwithoutfill">
      <style:graphic-properties draw:marker-end="Arrowheads_20_5" draw:marker-end-width="0.3cm" draw:fill="none" draw:textarea-vertical-align="middl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textarea-horizontal-align="justify" draw:textarea-vertical-align="middle" draw:auto-grow-height="false" fo:min-height="4.5cm" fo:min-width="5.25cm"/>
      <style:paragraph-properties style:writing-mode="lr-tb"/>
    </style:style>
    <style:style style:name="gr8" style:family="graphic" style:parent-style-name="objectwithoutfill">
      <style:graphic-properties draw:stroke="solid" draw:marker-end="Arrowheads_20_3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/>
      <style:paragraph-properties style:writing-mode="lr-tb"/>
    </style:style>
    <style:style style:name="gr13" style:family="graphic" style:parent-style-name="objectwithoutfill">
      <style:graphic-properties draw:stroke="solid" draw:marker-end="Arrowheads_20_4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88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07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5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7" style:family="graphic" style:parent-style-name="objectwithoutfill">
      <style:graphic-properties draw:stroke="solid" draw:marker-end="Arrowheads_20_5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9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8.6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8.5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5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99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584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847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3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5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1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31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45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876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841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18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0.518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808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191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404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701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29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35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191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945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195cm"/>
      <style:paragraph-properties style:writing-mode="lr-tb"/>
    </style:style>
    <style:style style:name="gr62" style:family="graphic" style:parent-style-name="objectwithoutfill">
      <style:graphic-properties draw:marker-end="Arrowheads_20_6" draw:marker-end-width="0.3cm" draw:fill="none" draw:textarea-vertical-align="middle"/>
    </style:style>
    <style:style style:name="gr63" style:family="graphic" style:parent-style-name="objectwithoutfill">
      <style:graphic-properties draw:stroke="dash" draw:stroke-dash="Dot" draw:fill="none" draw:textarea-vertical-align="middl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262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234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725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89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2.889cm"/>
      <style:paragraph-properties style:writing-mode="lr-tb"/>
    </style:style>
    <style:style style:name="gr69" style:family="graphic" style:parent-style-name="objectwithoutfill">
      <style:graphic-properties draw:marker-end="Arrowheads_20_7" draw:marker-end-width="0.3cm" draw:fill="none" draw:textarea-vertical-align="middle"/>
    </style:style>
    <style:style style:name="gr70" style:family="graphic" style:parent-style-name="objectwithoutfill">
      <style:graphic-properties draw:marker-end="Arrowheads_20_9" draw:marker-end-width="0.3cm" draw:fill="none" draw:textarea-vertical-align="middle"/>
    </style:style>
    <style:style style:name="gr71" style:family="graphic" style:parent-style-name="objectwithoutfill">
      <style:graphic-properties draw:marker-end="Arrowheads_20_10" draw:marker-end-width="0.3cm" draw:fill="none" draw:textarea-vertical-align="middle"/>
    </style:style>
    <style:style style:name="gr72" style:family="graphic" style:parent-style-name="objectwithoutfill">
      <style:graphic-properties draw:marker-end="Arrowheads_20_11" draw:marker-end-width="0.3cm" draw:fill="none" draw:textarea-vertical-align="middle"/>
    </style:style>
    <style:style style:name="gr73" style:family="graphic" style:parent-style-name="objectwithoutfill">
      <style:graphic-properties draw:marker-end="Arrowheads_20_12" draw:marker-end-width="0.3cm" draw:fill="none" draw:textarea-vertical-align="middle"/>
    </style:style>
    <style:style style:name="gr74" style:family="graphic" style:parent-style-name="standard">
      <style:graphic-properties draw:fill="solid" draw:fill-color="#729fcf" draw:textarea-horizontal-align="justify" draw:textarea-vertical-align="middle" draw:auto-grow-height="false" fo:min-height="3cm" fo:min-width="0cm"/>
    </style:style>
    <style:style style:name="gr75" style:family="graphic" style:parent-style-name="standard">
      <style:graphic-properties draw:fill="solid" draw:fill-color="#729fcf" draw:textarea-horizontal-align="justify" draw:textarea-vertical-align="middle" draw:auto-grow-height="false" fo:min-height="1.5cm" fo:min-width="0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889cm"/>
      <style:paragraph-properties style:writing-mode="lr-tb"/>
    </style:style>
    <style:style style:name="gr77" style:family="graphic" style:parent-style-name="objectwithoutfill">
      <style:graphic-properties draw:marker-end="Arrowheads_20_13" draw:marker-end-width="0.3cm" draw:fill="none" draw:textarea-vertical-align="middle"/>
    </style:style>
    <style:style style:name="gr78" style:family="graphic" style:parent-style-name="objectwithoutfill">
      <style:graphic-properties draw:marker-end="Arrowheads_20_14" draw:marker-end-width="0.3cm" draw:fill="none" draw:textarea-vertical-align="middle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889cm"/>
      <style:paragraph-properties style:writing-mode="lr-tb"/>
    </style:style>
    <style:style style:name="gr80" style:family="graphic" style:parent-style-name="standard">
      <style:graphic-properties draw:stroke="none" draw:fill="none" fo:min-height="0.32cm"/>
      <style:paragraph-properties style:writing-mode="lr-tb"/>
    </style:style>
    <style:style style:name="gr81" style:family="graphic" style:parent-style-name="objectwithoutfill">
      <style:graphic-properties draw:marker-end="Arrowheads_20_15" draw:marker-end-width="0.3cm" draw:fill="none" draw:textarea-vertical-align="middle"/>
    </style:style>
    <style:style style:name="gr8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3" style:family="graphic" style:parent-style-name="objectwithoutfill">
      <style:graphic-properties draw:marker-end="Arrowheads_20_1" draw:marker-end-width="0.3cm" draw:fill="none" draw:textarea-vertical-align="middle"/>
    </style:style>
    <style:style style:name="gr84" style:family="graphic" style:parent-style-name="objectwithoutfill">
      <style:graphic-properties draw:marker-end="Arrowheads_20_2" draw:marker-end-width="0.3cm" draw:fill="none" draw:textarea-vertical-align="middle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17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05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  <style:paragraph-properties style:writing-mode="lr-tb"/>
    </style:style>
    <style:style style:name="gr90" style:family="graphic" style:parent-style-name="objectwithoutfill">
      <style:graphic-properties draw:stroke="dash" draw:stroke-dash="Long_20_Dot" draw:fill="none" draw:textarea-vertical-align="middle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5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21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cm" fo:min-width="0cm"/>
      <style:paragraph-properties style:writing-mode="lr-tb"/>
    </style:style>
    <style:style style:name="gr96" style:family="graphic" style:parent-style-name="objectwithoutfill">
      <style:graphic-properties draw:stroke="dash" draw:stroke-dash="Long_20_Dot" draw:fill="none" draw:textarea-vertical-align="middle" draw:shadow-offset-x="0.203cm" draw:shadow-offset-y="0.203cm"/>
    </style:style>
    <style:style style:name="gr97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 draw:fill-color="#2a6099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style:writing-mode="lr-tb"/>
      <style:text-properties fo:font-weight="bold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text-align="center" style:writing-mode="lr-tb"/>
      <style:text-properties fo:font-size="18pt" style:font-size-asian="18pt" style:font-size-complex="18pt"/>
    </style:style>
    <style:style style:name="P10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1" style:family="paragraph">
      <loext:graphic-properties draw:fill="none" draw:fill-color="#ffffff"/>
      <style:paragraph-properties style:writing-mode="lr-tb"/>
      <style:text-properties fo:font-size="18pt"/>
    </style:style>
    <style:style style:name="P12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3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4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15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6" style:family="paragraph">
      <loext:graphic-properties draw:fill="none" draw:fill-color="#ffffff"/>
      <style:paragraph-properties style:writing-mode="lr-tb"/>
      <style:text-properties fo:font-size="11pt" fo:font-weight="bold" style:font-size-asian="11pt" style:font-size-complex="11pt"/>
    </style:style>
    <style:style style:name="P17" style:family="paragraph">
      <loext:graphic-properties draw:fill="none" draw:fill-color="#ffffff"/>
      <style:paragraph-properties style:writing-mode="lr-tb"/>
      <style:text-properties fo:font-size="12pt" fo:font-weight="bold" style:font-size-asian="12pt" style:font-size-complex="12pt"/>
    </style:style>
    <style:style style:name="P18" style:family="paragraph">
      <loext:graphic-properties draw:fill="none" draw:fill-color="#ffffff"/>
      <style:paragraph-properties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20" style:family="paragraph">
      <style:paragraph-properties fo:text-align="center" style:writing-mode="lr-tb"/>
      <style:text-properties fo:font-size="15pt" style:font-size-asian="15pt" style:font-size-complex="15pt"/>
    </style:style>
    <style:style style:name="P21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22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23" style:family="paragraph">
      <loext:graphic-properties draw:fill="none" draw:fill-color="#ffffff"/>
      <style:paragraph-properties style:writing-mode="lr-tb"/>
      <style:text-properties fo:font-size="10.5pt" fo:font-weight="normal" style:font-size-asian="10.5pt" style:font-size-complex="10.5pt"/>
    </style:style>
    <style:style style:name="P24" style:family="paragraph">
      <loext:graphic-properties draw:fill="none" draw:fill-color="#ffffff"/>
      <style:paragraph-properties style:writing-mode="lr-tb"/>
      <style:text-properties fo:font-size="13pt" fo:font-weight="bold" style:font-size-asian="13pt" style:font-size-complex="13pt"/>
    </style:style>
    <style:style style:name="P2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6" style:family="paragraph">
      <style:paragraph-properties fo:text-align="center" style:writing-mode="lr-tb"/>
      <style:text-properties fo:font-size="16pt" style:font-size-asian="16pt" style:font-size-complex="16pt"/>
    </style:style>
    <style:style style:name="P27" style:family="paragraph">
      <loext:graphic-properties draw:fill="solid" draw:fill-color="#729fcf"/>
      <style:paragraph-properties fo:text-align="center"/>
    </style:style>
    <style:style style:name="P28" style:family="paragraph">
      <loext:graphic-properties draw:fill="none"/>
      <style:paragraph-properties style:writing-mode="lr-tb"/>
    </style:style>
    <style:style style:name="P29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11pt" fo:font-weight="bold" style:font-size-asian="11pt" style:font-size-complex="11pt"/>
    </style:style>
    <style:style style:name="T10" style:family="text">
      <style:text-properties fo:font-size="12pt" fo:font-weight="bold" style:font-size-asian="12pt" style:font-size-complex="12pt"/>
    </style:style>
    <style:style style:name="T11" style:family="text">
      <style:text-properties fo:font-size="9pt" fo:font-weight="bold" style:font-size-asian="9pt" style:font-weight-asian="bold" style:font-size-complex="9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7pt" style:font-size-asian="7pt" style:font-size-complex="7pt"/>
    </style:style>
    <style:style style:name="T15" style:family="text">
      <style:text-properties fo:font-size="10.5pt" fo:font-weight="normal" style:font-size-asian="10.5pt" style:font-size-complex="10.5pt"/>
    </style:style>
    <style:style style:name="T16" style:family="text">
      <style:text-properties fo:font-size="13pt" fo:font-weight="bold" style:font-size-asian="13pt" style:font-size-complex="13pt"/>
    </style:style>
    <style:style style:name="T17" style:family="text">
      <style:text-properties fo:font-size="4.90000009536743pt" style:font-size-asian="4.90000009536743pt" style:font-size-complex="4.90000009536743pt"/>
    </style:style>
    <style:style style:name="T1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0.25cm" svg:height="0.25cm" svg:x="0.35cm" svg:y="7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0.5cm" svg:y1="10cm" svg:x2="0.5cm" svg:y2="8.7cm">
          <text:p/>
        </draw:line>
        <draw:line draw:style-name="gr3" draw:text-style-name="P2" draw:layer="layout" svg:x1="0.55cm" svg:y1="10.7cm" svg:x2="0.6cm" svg:y2="13.95cm">
          <text:p/>
        </draw:line>
        <draw:frame draw:style-name="gr4" draw:text-style-name="P3" draw:layer="layout" svg:width="0.67cm" svg:height="0.53cm" svg:x="0.274cm" svg:y="14.26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" draw:text-style-name="P3" draw:layer="layout" svg:width="0.661cm" svg:height="0.53cm" svg:x="0.274cm" svg:y="15.46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" draw:text-style-name="P3" draw:layer="layout" svg:width="0.602cm" svg:height="0.53cm" svg:x="0.274cm" svg:y="16.26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4" draw:text-style-name="P3" draw:layer="layout" svg:width="0.593cm" svg:height="0.53cm" svg:x="0.274cm" svg:y="17.26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2" draw:text-style-name="P2" draw:layer="layout" svg:x1="1cm" svg:y1="7.55cm" svg:x2="0cm" svg:y2="7.5cm">
          <text:p/>
        </draw:line>
        <draw:line draw:style-name="gr5" draw:text-style-name="P2" draw:layer="layout" svg:x1="4.75cm" svg:y1="5.75cm" svg:x2="4.75cm" svg:y2="6.5cm">
          <text:p/>
        </draw:line>
        <draw:line draw:style-name="gr5" draw:text-style-name="P2" draw:layer="layout" svg:x1="5.25cm" svg:y1="7.5cm" svg:x2="6cm" svg:y2="7.5cm">
          <text:p/>
        </draw:line>
        <draw:line draw:style-name="gr5" draw:text-style-name="P2" draw:layer="layout" svg:x1="9.75cm" svg:y1="5.75cm" svg:x2="9.75cm" svg:y2="5cm">
          <text:p/>
        </draw:line>
        <draw:path draw:style-name="gr3" draw:text-style-name="P2" draw:layer="layout" svg:width="3cm" svg:height="2.999cm" svg:x="4.25cm" svg:y="20cm" svg:viewBox="0 0 3001 3000" svg:d="M3001 0c-3212 0-2998 3000-2998 3000">
          <text:p/>
        </draw:path>
        <draw:path draw:style-name="gr3" draw:text-style-name="P2" draw:layer="layout" svg:width="2.5cm" svg:height="2.499cm" draw:transform="rotate (-3.14159265358979) translate (6.25132856958001cm 16cm)" svg:viewBox="0 0 2501 2500" svg:d="M2501 0c-2677 0-2499 2500-2499 2500">
          <text:p/>
        </draw:path>
        <draw:path draw:style-name="gr3" draw:text-style-name="P2" draw:layer="layout" svg:width="2.248cm" svg:height="2.649cm" draw:transform="rotate (-3.14159265358979) translate (14cm 16.4cm)" svg:viewBox="0 0 2249 2650" svg:d="M0 0c2408 0 2247 2650 2247 2650">
          <text:p/>
        </draw:path>
        <draw:path draw:style-name="gr3" draw:text-style-name="P2" draw:layer="layout" svg:width="2.248cm" svg:height="2.649cm" draw:transform="rotate (-3.14159265358979) translate (14.001cm 22.4cm)" svg:viewBox="0 0 2249 2650" svg:d="M0 0c2408 0 2247 2650 2247 2650">
          <text:p/>
        </draw:path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7" draw:text-style-name="P5" draw:layer="layout" svg:width="5.75cm" svg:height="4.75cm" svg:x="8.4cm" svg:y="3.3cm">
          <text:p text:style-name="P5">c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15.75cm" svg:x2="20.59cm" svg:y2="15.75cm">
          <text:p/>
        </draw:line>
        <draw:line draw:style-name="gr3" draw:text-style-name="P2" draw:layer="layout" svg:x1="1.35cm" svg:y1="6cm" svg:x2="1.35cm" svg:y2="19cm">
          <text:p/>
        </draw:line>
        <draw:line draw:style-name="gr8" draw:text-style-name="P2" draw:layer="layout" svg:x1="1.35cm" svg:y1="6cm" svg:x2="3.4cm" svg:y2="6cm">
          <text:p/>
        </draw:line>
        <draw:line draw:style-name="gr8" draw:text-style-name="P2" draw:layer="layout" svg:x1="7.05cm" svg:y1="5.3cm" svg:x2="8.45cm" svg:y2="5.3cm">
          <text:p/>
        </draw:line>
        <draw:line draw:style-name="gr8" draw:text-style-name="P2" draw:layer="layout" svg:x1="7.05cm" svg:y1="6.1cm" svg:x2="8.45cm" svg:y2="6.1cm">
          <text:p/>
        </draw:line>
        <draw:line draw:style-name="gr8" draw:text-style-name="P2" draw:layer="layout" svg:x1="7.05cm" svg:y1="6.8cm" svg:x2="8.45cm" svg:y2="6.8cm">
          <text:p/>
        </draw:line>
        <draw:line draw:style-name="gr8" draw:text-style-name="P2" draw:layer="layout" svg:x1="7.05cm" svg:y1="11.1cm" svg:x2="8.45cm" svg:y2="11.1cm">
          <text:p/>
        </draw:line>
        <draw:line draw:style-name="gr8" draw:text-style-name="P2" draw:layer="layout" svg:x1="7.05cm" svg:y1="11.8cm" svg:x2="8.45cm" svg:y2="11.8cm">
          <text:p/>
        </draw:line>
        <draw:line draw:style-name="gr8" draw:text-style-name="P2" draw:layer="layout" svg:x1="7.05cm" svg:y1="12.5cm" svg:x2="8.45cm" svg:y2="12.5cm">
          <text:p/>
        </draw:line>
        <draw:line draw:style-name="gr8" draw:text-style-name="P2" draw:layer="layout" svg:x1="6.95cm" svg:y1="18.3cm" svg:x2="8.35cm" svg:y2="18.3cm">
          <text:p/>
        </draw:line>
        <draw:line draw:style-name="gr8" draw:text-style-name="P2" draw:layer="layout" svg:x1="6.95cm" svg:y1="19cm" svg:x2="8.35cm" svg:y2="19cm">
          <text:p/>
        </draw:line>
        <draw:line draw:style-name="gr8" draw:text-style-name="P2" draw:layer="layout" svg:x1="6.95cm" svg:y1="19.6cm" svg:x2="8.35cm" svg:y2="19.6cm">
          <text:p/>
        </draw:line>
        <draw:line draw:style-name="gr8" draw:text-style-name="P2" draw:layer="layout" svg:x1="14.25cm" svg:y1="5.9cm" svg:x2="15.65cm" svg:y2="5.9cm">
          <text:p/>
        </draw:line>
        <draw:line draw:style-name="gr8" draw:text-style-name="P2" draw:layer="layout" svg:x1="14.25cm" svg:y1="11.9cm" svg:x2="15.65cm" svg:y2="11.9cm">
          <text:p/>
        </draw:line>
        <draw:line draw:style-name="gr8" draw:text-style-name="P2" draw:layer="layout" svg:x1="14.25cm" svg:y1="18.8cm" svg:x2="15.65cm" svg:y2="18.8cm">
          <text:p/>
        </draw:line>
        <draw:frame draw:style-name="gr9" draw:text-style-name="P6" draw:layer="layout" svg:width="3.752cm" svg:height="1.949cm" svg:x="3.45cm" svg:y="5.05cm">
          <draw:text-box>
            <text:list text:style-name="L1">
              <text:list-item>
                <text:p><text:span text:style-name="T1">L</text:span><text:span text:style-name="T1">a</text:span><text:span text:style-name="T1">n</text:span><text:span text:style-name="T1">d</text:span></text:p>
              </text:list-item>
              <text:list-item>
                <text:p><text:span text:style-name="T2">A</text:span><text:span text:style-name="T2">r</text:span><text:span text:style-name="T2">b</text:span><text:span text:style-name="T2">ei</text:span><text:span text:style-name="T2">d</text:span><text:span text:style-name="T2">s</text:span><text:span text:style-name="T2">k</text:span><text:span text:style-name="T2">r</text:span><text:span text:style-name="T2">a</text:span><text:span text:style-name="T2">ft</text:span></text:p>
              </text:list-item>
              <text:list-item>
                <text:p><text:span text:style-name="T2">K</text:span><text:span text:style-name="T2">a</text:span><text:span text:style-name="T2">pi</text:span><text:span text:style-name="T2">t</text:span><text:span text:style-name="T2">al</text:span></text:p>
              </text:list-item>
            </text:list>
          </draw:text-box>
        </draw:frame>
        <draw:frame draw:style-name="gr9" draw:text-style-name="P6" draw:layer="layout" svg:width="3.752cm" svg:height="1.949cm" svg:x="3.451cm" svg:y="10.751cm">
          <draw:text-box>
            <text:list text:style-name="L1">
              <text:list-item>
                <text:p><text:span text:style-name="T1">L</text:span><text:span text:style-name="T1">a</text:span><text:span text:style-name="T1">n</text:span><text:span text:style-name="T1">d</text:span></text:p>
              </text:list-item>
              <text:list-item>
                <text:p><text:span text:style-name="T2">A</text:span><text:span text:style-name="T2">r</text:span><text:span text:style-name="T2">b</text:span><text:span text:style-name="T2">ei</text:span><text:span text:style-name="T2">d</text:span><text:span text:style-name="T2">s</text:span><text:span text:style-name="T2">k</text:span><text:span text:style-name="T2">r</text:span><text:span text:style-name="T2">a</text:span><text:span text:style-name="T2">ft</text:span></text:p>
              </text:list-item>
              <text:list-item>
                <text:p><text:span text:style-name="T2">K</text:span><text:span text:style-name="T2">a</text:span><text:span text:style-name="T2">pi</text:span><text:span text:style-name="T2">t</text:span><text:span text:style-name="T2">al</text:span></text:p>
              </text:list-item>
            </text:list>
          </draw:text-box>
        </draw:frame>
        <draw:frame draw:style-name="gr9" draw:text-style-name="P6" draw:layer="layout" svg:width="3.752cm" svg:height="1.949cm" svg:x="3.452cm" svg:y="17.952cm">
          <draw:text-box>
            <text:list text:style-name="L1">
              <text:list-item>
                <text:p><text:span text:style-name="T1">L</text:span><text:span text:style-name="T1">a</text:span><text:span text:style-name="T1">n</text:span><text:span text:style-name="T1">d</text:span></text:p>
              </text:list-item>
              <text:list-item>
                <text:p><text:span text:style-name="T2">A</text:span><text:span text:style-name="T2">r</text:span><text:span text:style-name="T2">b</text:span><text:span text:style-name="T2">ei</text:span><text:span text:style-name="T2">d</text:span><text:span text:style-name="T2">s</text:span><text:span text:style-name="T2">k</text:span><text:span text:style-name="T2">r</text:span><text:span text:style-name="T2">a</text:span><text:span text:style-name="T2">ft</text:span></text:p>
              </text:list-item>
              <text:list-item>
                <text:p><text:span text:style-name="T2">K</text:span><text:span text:style-name="T2">a</text:span><text:span text:style-name="T2">pi</text:span><text:span text:style-name="T2">t</text:span><text:span text:style-name="T2">al</text:span></text:p>
              </text:list-item>
            </text:list>
          </draw:text-box>
        </draw:frame>
        <draw:line draw:style-name="gr8" draw:text-style-name="P2" draw:layer="layout" svg:x1="1.45cm" svg:y1="11.7cm" svg:x2="3.5cm" svg:y2="11.7cm">
          <text:p/>
        </draw:line>
        <draw:line draw:style-name="gr8" draw:text-style-name="P2" draw:layer="layout" svg:x1="1.35cm" svg:y1="19cm" svg:x2="3.5cm" svg:y2="18.9cm">
          <text:p/>
        </draw:line>
        <draw:frame draw:style-name="gr10" draw:text-style-name="P6" draw:layer="layout" svg:width="2.128cm" svg:height="0.806cm" svg:x="15.8cm" svg:y="18.4cm">
          <draw:text-box>
            <text:p><text:span text:style-name="T2">God</text:span><text:span text:style-name="T2">e 1</text:span></text:p>
          </draw:text-box>
        </draw:frame>
        <draw:frame draw:style-name="gr11" draw:text-style-name="P6" draw:layer="layout" svg:width="2.987cm" svg:height="0.806cm" svg:x="15.701cm" svg:y="11.5cm">
          <draw:text-box>
            <text:p><text:span text:style-name="T2">Alte</text:span><text:span text:style-name="T2">rnati</text:span><text:span text:style-name="T2">v 1</text:span></text:p>
          </draw:text-box>
        </draw:frame>
        <draw:frame draw:style-name="gr11" draw:text-style-name="P6" draw:layer="layout" svg:width="2.987cm" svg:height="0.806cm" svg:x="15.702cm" svg:y="5.5cm">
          <draw:text-box>
            <text:p><text:span text:style-name="T2">Alte</text:span><text:span text:style-name="T2">rnati</text:span><text:span text:style-name="T2">v 2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7" draw:text-style-name="P5" draw:layer="layout" svg:width="5.75cm" svg:height="4.75cm" svg:x="1.6cm" svg:y="4cm">
          <text:p text:style-name="P5">Konsument-</text:p>
          <text:p text:style-name="P5">teori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75cm" svg:height="4.75cm" svg:x="13.25cm" svg:y="4cm">
          <text:p text:style-name="P5">Produksjons-</text:p>
          <text:p text:style-name="P5">teori</text:p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8.668cm" svg:height="0.962cm" svg:x="6.05cm" svg:y="1cm">
          <draw:text-box>
            <text:p><text:span text:style-name="T3">Mi</text:span><text:span text:style-name="T3">kro</text:span><text:span text:style-name="T3">øk</text:span><text:span text:style-name="T3">on</text:span><text:span text:style-name="T3">om</text:span><text:span text:style-name="T3">i </text:span><text:span text:style-name="T3">op</text:span><text:span text:style-name="T3">pb</text:span><text:span text:style-name="T3">yg</text:span><text:span text:style-name="T3">gin</text:span><text:span text:style-name="T3">g</text:span></text:p>
          </draw:text-box>
        </draw:frame>
        <draw:line draw:style-name="gr13" draw:text-style-name="P2" draw:layer="layout" svg:x1="7.25cm" svg:y1="16.35cm" svg:x2="13.2cm" svg:y2="16.45cm">
          <text:p/>
        </draw:line>
        <draw:line draw:style-name="gr13" draw:text-style-name="P2" draw:layer="layout" svg:x1="7.25cm" svg:y1="16.3cm" svg:x2="7.2cm" svg:y2="10.95cm">
          <text:p/>
        </draw:line>
        <draw:line draw:style-name="gr13" draw:text-style-name="P2" draw:layer="layout" svg:x1="7.176cm" svg:y1="23.423cm" svg:x2="13.126cm" svg:y2="23.523cm">
          <text:p/>
        </draw:line>
        <draw:line draw:style-name="gr13" draw:text-style-name="P2" draw:layer="layout" svg:x1="7.176cm" svg:y1="23.373cm" svg:x2="7.126cm" svg:y2="18.023cm">
          <text:p/>
        </draw:line>
        <draw:path draw:style-name="gr3" draw:text-style-name="P2" draw:layer="layout" svg:width="3.502cm" svg:height="3.499cm" svg:x="7.25cm" svg:y="20cm" svg:viewBox="0 0 3503 3500" svg:d="M0 0c3750 0 3500 3500 3500 3500">
          <text:p/>
        </draw:path>
        <draw:frame draw:style-name="gr14" draw:text-style-name="P8" draw:layer="layout" svg:width="3.923cm" svg:height="2.384cm" svg:x="1.6cm" svg:y="11cm">
          <draw:text-box>
            <text:p>Partiell</text:p>
            <text:p>Likevekt</text:p>
            <text:p>(ett marked)</text:p>
          </draw:text-box>
        </draw:frame>
        <draw:frame draw:style-name="gr15" draw:text-style-name="P8" draw:layer="layout" svg:width="3.389cm" svg:height="3.095cm" svg:x="1.4cm" svg:y="18.001cm">
          <draw:text-box>
            <text:p>Generell</text:p>
            <text:p>Likevekt</text:p>
            <text:p>(mange</text:p>
            <text:p>markeder)</text:p>
          </draw:text-box>
        </draw:frame>
        <draw:frame draw:style-name="gr16" draw:text-style-name="P6" draw:layer="layout" svg:width="6.978cm" svg:height="4.292cm" svg:x="13.6cm" svg:y="10.5cm">
          <draw:text-box>
            <text:p><text:span text:style-name="T2">Mar</text:span><text:span text:style-name="T2">ked</text:span><text:span text:style-name="T2">sfor</text:span><text:span text:style-name="T2">mer</text:span><text:span text:style-name="T2">:</text:span></text:p>
            <text:list text:style-name="L1">
              <text:list-item>
                <text:p><text:span text:style-name="T2">F</text:span><text:span text:style-name="T2">ul</text:span><text:span text:style-name="T2">lk</text:span><text:span text:style-name="T2">o</text:span><text:span text:style-name="T2">m</text:span><text:span text:style-name="T2">m</text:span><text:span text:style-name="T2">e</text:span><text:span text:style-name="T2">n </text:span><text:span text:style-name="T2">k</text:span><text:span text:style-name="T2">o</text:span><text:span text:style-name="T2">n</text:span><text:span text:style-name="T2">k</text:span><text:span text:style-name="T2">u</text:span><text:span text:style-name="T2">rr</text:span><text:span text:style-name="T2">a</text:span><text:span text:style-name="T2">n</text:span><text:span text:style-name="T2">s</text:span><text:span text:style-name="T2">e</text:span></text:p>
              </text:list-item>
              <text:list-item>
                <text:p><text:span text:style-name="T2">M</text:span><text:span text:style-name="T2">o</text:span><text:span text:style-name="T2">n</text:span><text:span text:style-name="T2">o</text:span><text:span text:style-name="T2">p</text:span><text:span text:style-name="T2">ol</text:span></text:p>
              </text:list-item>
              <text:list-item>
                <text:p><text:span text:style-name="T2">M</text:span><text:span text:style-name="T2">o</text:span><text:span text:style-name="T2">n</text:span><text:span text:style-name="T2">o</text:span><text:span text:style-name="T2">p</text:span><text:span text:style-name="T2">ol</text:span><text:span text:style-name="T2">is</text:span><text:span text:style-name="T2">ti</text:span><text:span text:style-name="T2">s</text:span><text:span text:style-name="T2">k </text:span><text:span text:style-name="T2">k</text:span><text:span text:style-name="T2">o</text:span><text:span text:style-name="T2">n</text:span><text:span text:style-name="T2">k</text:span><text:span text:style-name="T2">u</text:span><text:span text:style-name="T2">rr</text:span><text:span text:style-name="T2">a</text:span><text:span text:style-name="T2">n</text:span><text:span text:style-name="T2">s</text:span><text:span text:style-name="T2">e</text:span></text:p>
              </text:list-item>
              <text:list-item>
                <text:p><text:span text:style-name="T2">K</text:span><text:span text:style-name="T2">a</text:span><text:span text:style-name="T2">rt</text:span><text:span text:style-name="T2">el</text:span><text:span text:style-name="T2">l, </text:span><text:span text:style-name="T2">d</text:span><text:span text:style-name="T2">u</text:span><text:span text:style-name="T2">o</text:span><text:span text:style-name="T2">p</text:span><text:span text:style-name="T2">ol</text:span><text:span text:style-name="T2">, </text:span><text:span text:style-name="T2">ol</text:span><text:span text:style-name="T2">ig</text:span><text:span text:style-name="T2">o</text:span><text:span text:style-name="T2">p</text:span><text:span text:style-name="T2">ol</text:span></text:p>
              </text:list-item>
              <text:list-item>
                <text:p><text:span text:style-name="T2">P</text:span><text:span text:style-name="T2">ri</text:span><text:span text:style-name="T2">s</text:span><text:span text:style-name="T2">di</text:span><text:span text:style-name="T2">s</text:span><text:span text:style-name="T2">k</text:span><text:span text:style-name="T2">ri</text:span><text:span text:style-name="T2">m</text:span><text:span text:style-name="T2">in</text:span><text:span text:style-name="T2">e</text:span><text:span text:style-name="T2">ri</text:span><text:span text:style-name="T2">n</text:span><text:span text:style-name="T2">g</text:span></text:p>
                <text:p/>
              </text:list-item>
            </text:list>
          </draw:text-box>
        </draw:frame>
        <draw:frame draw:style-name="gr4" draw:text-style-name="P9" draw:layer="layout" svg:width="0.567cm" svg:height="0.53cm" svg:x="13.275cm" svg:y="23.1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3" draw:layer="layout" svg:width="0.563cm" svg:height="0.53cm" svg:x="6.875cm" svg:y="17.4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3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3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7" draw:text-style-name="P10" draw:layer="layout" svg:width="5.578cm" svg:height="0.963cm" svg:x="9.75cm" svg:y="19.5cm">
          <draw:text-box>
            <text:p><text:span text:style-name="T4">Produ</text:span><text:span text:style-name="T4">ksjons</text:span><text:span text:style-name="T4">muligh</text:span><text:span text:style-name="T4">etskur</text:span><text:span text:style-name="T4">ven </text:span><text:span text:style-name="T4">(PMK)</text:span></text:p>
          </draw:text-box>
        </draw:frame>
        <draw:frame draw:style-name="gr18" draw:text-style-name="P8" draw:layer="layout" svg:width="2.297cm" svg:height="0.962cm" svg:x="1.35cm" svg:y="3.05cm">
          <draw:text-box>
            <text:p>Behov</text:p>
          </draw:text-box>
        </draw:frame>
        <draw:frame draw:style-name="gr19" draw:text-style-name="P8" draw:layer="layout" svg:width="3.389cm" svg:height="0.962cm" svg:x="12.95cm" svg:y="3.1cm">
          <draw:text-box>
            <text:p>Ressurser</text:p>
          </draw:text-box>
        </draw:frame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line draw:style-name="gr13" draw:text-style-name="P2" draw:layer="layout" svg:x1="1.951cm" svg:y1="6.103cm" svg:x2="4.951cm" svg:y2="6.053cm">
          <text:p/>
        </draw:line>
        <draw:line draw:style-name="gr13" draw:text-style-name="P2" draw:layer="layout" svg:x1="1.951cm" svg:y1="6.053cm" svg:x2="1.901cm" svg:y2="3.003cm">
          <text:p/>
        </draw:line>
        <draw:frame draw:style-name="gr4" draw:text-style-name="P3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4" draw:text-style-name="P3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13" draw:text-style-name="P2" draw:layer="layout" svg:x1="6.152cm" svg:y1="6.104cm" svg:x2="9.152cm" svg:y2="6.054cm">
          <text:p/>
        </draw:line>
        <draw:line draw:style-name="gr13" draw:text-style-name="P2" draw:layer="layout" svg:x1="6.152cm" svg:y1="6.054cm" svg:x2="6.102cm" svg:y2="3.004cm">
          <text:p/>
        </draw:line>
        <draw:frame draw:style-name="gr4" draw:text-style-name="P3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4" draw:text-style-name="P3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13" draw:text-style-name="P2" draw:layer="layout" svg:x1="16.953cm" svg:y1="6.105cm" svg:x2="19.953cm" svg:y2="6.055cm">
          <text:p/>
        </draw:line>
        <draw:line draw:style-name="gr13" draw:text-style-name="P2" draw:layer="layout" svg:x1="16.953cm" svg:y1="6.055cm" svg:x2="16.903cm" svg:y2="3.005cm">
          <text:p/>
        </draw:line>
        <draw:frame draw:style-name="gr4" draw:text-style-name="P3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4" draw:text-style-name="P3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2" draw:layer="layout" svg:x1="2.2cm" svg:y1="3.25cm" svg:x2="4.45cm" svg:y2="5.75cm">
          <text:p/>
        </draw:line>
        <draw:line draw:style-name="gr3" draw:text-style-name="P2" draw:layer="layout" svg:x1="6.5cm" svg:y1="3.25cm" svg:x2="8.75cm" svg:y2="5.75cm">
          <text:p/>
        </draw:line>
        <draw:line draw:style-name="gr3" draw:text-style-name="P2" draw:layer="layout" svg:x1="18.95cm" svg:y1="3cm" svg:x2="17.15cm" svg:y2="5.75cm">
          <text:p/>
        </draw:line>
        <draw:line draw:style-name="gr13" draw:text-style-name="P2" draw:layer="layout" svg:x1="12.854cm" svg:y1="6.106cm" svg:x2="15.854cm" svg:y2="6.056cm">
          <text:p/>
        </draw:line>
        <draw:line draw:style-name="gr13" draw:text-style-name="P2" draw:layer="layout" svg:x1="12.854cm" svg:y1="6.056cm" svg:x2="12.804cm" svg:y2="3.006cm">
          <text:p/>
        </draw:line>
        <draw:frame draw:style-name="gr4" draw:text-style-name="P3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4" draw:text-style-name="P3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2" draw:layer="layout" svg:x1="14.851cm" svg:y1="3.001cm" svg:x2="13.051cm" svg:y2="5.751cm">
          <text:p/>
        </draw:line>
        <draw:line draw:style-name="gr13" draw:text-style-name="P2" draw:layer="layout" svg:x1="8.352cm" svg:y1="10.804cm" svg:x2="11.352cm" svg:y2="10.754cm">
          <text:p/>
        </draw:line>
        <draw:line draw:style-name="gr13" draw:text-style-name="P2" draw:layer="layout" svg:x1="8.352cm" svg:y1="10.754cm" svg:x2="8.302cm" svg:y2="7.704cm">
          <text:p/>
        </draw:line>
        <draw:frame draw:style-name="gr4" draw:text-style-name="P3" draw:layer="layout" svg:width="0.496cm" svg:height="0.47cm" svg:x="8.077cm" svg:y="7.0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4" draw:text-style-name="P3" draw:layer="layout" svg:width="0.436cm" svg:height="0.47cm" svg:x="11.476cm" svg:y="10.4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2" draw:layer="layout" svg:x1="8.601cm" svg:y1="7.951cm" svg:x2="10.851cm" svg:y2="10.451cm">
          <text:p/>
        </draw:line>
        <draw:line draw:style-name="gr3" draw:text-style-name="P2" draw:layer="layout" svg:x1="10.55cm" svg:y1="7.7cm" svg:x2="8.75cm" svg:y2="10.45cm">
          <text:p/>
        </draw:line>
        <draw:custom-shape draw:style-name="gr1" draw:text-style-name="P1" draw:layer="layout" svg:width="0.299cm" svg:height="0.248cm" svg:x="9.501cm" svg:y="9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2" draw:layer="layout" svg:x1="8.353cm" svg:y1="15.805cm" svg:x2="11.353cm" svg:y2="15.755cm">
          <text:p/>
        </draw:line>
        <draw:line draw:style-name="gr13" draw:text-style-name="P2" draw:layer="layout" svg:x1="8.353cm" svg:y1="15.755cm" svg:x2="8.303cm" svg:y2="12.705cm">
          <text:p/>
        </draw:line>
        <draw:frame draw:style-name="gr4" draw:text-style-name="P3" draw:layer="layout" svg:width="0.496cm" svg:height="0.47cm" svg:x="8.078cm" svg:y="12.0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4" draw:text-style-name="P3" draw:layer="layout" svg:width="0.436cm" svg:height="0.47cm" svg:x="11.477cm" svg:y="15.4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2" draw:layer="layout" svg:x1="8.602cm" svg:y1="12.952cm" svg:x2="11.25cm" svg:y2="14.75cm">
          <text:p/>
        </draw:line>
        <draw:line draw:style-name="gr3" draw:text-style-name="P2" draw:layer="layout" svg:x1="10.151cm" svg:y1="12.401cm" svg:x2="8.351cm" svg:y2="15.151cm">
          <text:p/>
        </draw:line>
        <draw:line draw:style-name="gr2" draw:text-style-name="P2" draw:layer="layout" svg:x1="1.9cm" svg:y1="4.75cm" svg:x2="3.65cm" svg:y2="4.75cm">
          <text:p/>
        </draw:line>
        <draw:line draw:style-name="gr2" draw:text-style-name="P2" draw:layer="layout" svg:x1="3.5cm" svg:y1="6cm" svg:x2="3.5cm" svg:y2="4.7cm">
          <text:p/>
        </draw:line>
        <draw:line draw:style-name="gr2" draw:text-style-name="P2" draw:layer="layout" svg:x1="6.2cm" svg:y1="4.75cm" svg:x2="7.95cm" svg:y2="4.75cm">
          <text:p/>
        </draw:line>
        <draw:line draw:style-name="gr2" draw:text-style-name="P2" draw:layer="layout" svg:x1="7.8cm" svg:y1="6cm" svg:x2="7.8cm" svg:y2="4.7cm">
          <text:p/>
        </draw:line>
        <draw:line draw:style-name="gr2" draw:text-style-name="P2" draw:layer="layout" svg:x1="12.8cm" svg:y1="4.75cm" svg:x2="13.75cm" svg:y2="4.75cm">
          <text:p/>
        </draw:line>
        <draw:line draw:style-name="gr2" draw:text-style-name="P2" draw:layer="layout" svg:x1="13.8cm" svg:y1="6cm" svg:x2="13.8cm" svg:y2="4.7cm">
          <text:p/>
        </draw:line>
        <draw:line draw:style-name="gr2" draw:text-style-name="P2" draw:layer="layout" svg:x1="17cm" svg:y1="3.75cm" svg:x2="18.5cm" svg:y2="3.75cm">
          <text:p/>
        </draw:line>
        <draw:line draw:style-name="gr2" draw:text-style-name="P2" draw:layer="layout" svg:x1="18.5cm" svg:y1="6cm" svg:x2="18.5cm" svg:y2="3.75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8.2cm" svg:y1="9.15cm" svg:x2="9.7cm" svg:y2="9.15cm">
          <text:p/>
        </draw:line>
        <draw:line draw:style-name="gr2" draw:text-style-name="P2" draw:layer="layout" svg:x1="8.25cm" svg:y1="13.45cm" svg:x2="9.5cm" svg:y2="13.5cm">
          <text:p/>
        </draw:line>
        <draw:frame draw:style-name="gr20" draw:text-style-name="P10" draw:layer="layout" svg:width="2.471cm" svg:height="0.607cm" svg:x="1.6cm" svg:y="1.65cm">
          <draw:text-box>
            <text:p><text:span text:style-name="T4">Konsu</text:span><text:span text:style-name="T4">ment 1</text:span></text:p>
          </draw:text-box>
        </draw:frame>
        <draw:frame draw:style-name="gr20" draw:text-style-name="P10" draw:layer="layout" svg:width="2.471cm" svg:height="0.607cm" svg:x="5.901cm" svg:y="1.651cm">
          <draw:text-box>
            <text:p><text:span text:style-name="T4">Konsu</text:span><text:span text:style-name="T4">ment </text:span><text:span text:style-name="T4">N</text:span></text:p>
          </draw:text-box>
        </draw:frame>
        <draw:frame draw:style-name="gr20" draw:text-style-name="P10" draw:layer="layout" svg:width="2.471cm" svg:height="0.607cm" svg:x="12.601cm" svg:y="1.651cm">
          <draw:text-box>
            <text:p><text:span text:style-name="T4">Produ</text:span><text:span text:style-name="T4">sent 1</text:span></text:p>
          </draw:text-box>
        </draw:frame>
        <draw:frame draw:style-name="gr20" draw:text-style-name="P10" draw:layer="layout" svg:width="2.471cm" svg:height="0.607cm" svg:x="16.602cm" svg:y="1.652cm">
          <draw:text-box>
            <text:p><text:span text:style-name="T4">Produ</text:span><text:span text:style-name="T4">sent N</text:span></text:p>
          </draw:text-box>
        </draw:frame>
        <draw:frame draw:style-name="gr21" draw:text-style-name="P11" draw:layer="layout" svg:width="1.471cm" svg:height="0.683cm" svg:x="2.35cm" svg:y="21.25cm">
          <draw:text-box>
            <text:p><text:span text:style-name="T5">Avgift</text:span></text:p>
          </draw:text-box>
        </draw:frame>
        <draw:frame draw:style-name="gr22" draw:text-style-name="P11" draw:layer="layout" svg:width="2.771cm" svg:height="0.683cm" svg:x="7.951cm" svg:y="21.451cm">
          <draw:text-box>
            <text:p><text:span text:style-name="T5">Maks</text:span><text:span text:style-name="T5">imalp</text:span><text:span text:style-name="T5">ris</text:span></text:p>
          </draw:text-box>
        </draw:frame>
        <draw:frame draw:style-name="gr23" draw:text-style-name="P11" draw:layer="layout" svg:width="2.276cm" svg:height="0.683cm" svg:x="15.052cm" svg:y="21.452cm">
          <draw:text-box>
            <text:p><text:span text:style-name="T5">Minst</text:span><text:span text:style-name="T5">epris</text:span></text:p>
          </draw:text-box>
        </draw:frame>
        <draw:frame draw:style-name="gr24" draw:text-style-name="P12" draw:layer="layout" svg:width="3.685cm" svg:height="0.569cm" svg:x="7.9cm" svg:y="6.4cm">
          <draw:text-box>
            <text:p><text:span text:style-name="T6">Fullko</text:span><text:span text:style-name="T6">mmen </text:span><text:span text:style-name="T6">konkur</text:span><text:span text:style-name="T6">ranse</text:span></text:p>
          </draw:text-box>
        </draw:frame>
        <draw:frame draw:style-name="gr25" draw:text-style-name="P13" draw:layer="layout" svg:width="6.615cm" svg:height="0.662cm" svg:x="7.85cm" svg:y="11.3cm">
          <draw:text-box>
            <text:p><text:span text:style-name="T7">Skifta</text:span><text:span text:style-name="T7">nalys</text:span><text:span text:style-name="T7">e </text:span><text:span text:style-name="T7">(slak </text:span><text:span text:style-name="T7">etters</text:span><text:span text:style-name="T7">pørse</text:span><text:span text:style-name="T7">lskurv</text:span><text:span text:style-name="T7">e)</text:span></text:p>
          </draw:text-box>
        </draw:frame>
        <draw:line draw:style-name="gr3" draw:text-style-name="P2" draw:layer="layout" svg:x1="11.051cm" svg:y1="13.001cm" svg:x2="9.251cm" svg:y2="15.751cm">
          <text:p/>
        </draw:line>
        <draw:frame draw:style-name="gr4" draw:text-style-name="P3" draw:layer="layout" svg:width="0.67cm" svg:height="0.53cm" svg:x="9.374cm" svg:y="10.8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4" draw:text-style-name="P3" draw:layer="layout" svg:width="0.602cm" svg:height="0.53cm" svg:x="7.474cm" svg:y="8.8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4" draw:text-style-name="P3" draw:layer="layout" svg:width="0.602cm" svg:height="0.53cm" svg:x="7.374cm" svg:y="13.3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4" draw:text-style-name="P3" draw:layer="layout" svg:width="0.67cm" svg:height="0.53cm" svg:x="9.274cm" svg:y="15.8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4" draw:text-style-name="P5" draw:layer="layout" svg:width="0.593cm" svg:height="0.53cm" svg:x="7.375cm" svg:y="13.8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2" draw:layer="layout" svg:x1="10.4cm" svg:y1="14.2cm" svg:x2="8.25cm" svg:y2="14.25cm">
          <text:p/>
        </draw:line>
        <draw:frame draw:style-name="gr4" draw:text-style-name="P3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4" draw:text-style-name="P3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4" draw:text-style-name="P3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4" draw:text-style-name="P3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4" draw:text-style-name="P3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4" draw:text-style-name="P3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2" draw:layer="layout" svg:x1="1.9cm" svg:y1="3.95cm" svg:x2="2.75cm" svg:y2="4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12.75cm" svg:y1="3.75cm" svg:x2="14.5cm" svg:y2="3.75cm">
          <text:p/>
        </draw:line>
        <draw:line draw:style-name="gr2" draw:text-style-name="P2" draw:layer="layout" svg:x1="17cm" svg:y1="4.5cm" svg:x2="18cm" svg:y2="4.5cm">
          <text:p/>
        </draw:line>
        <draw:line draw:style-name="gr2" draw:text-style-name="P2" draw:layer="layout" svg:x1="14.4cm" svg:y1="6cm" svg:x2="14.4cm" svg:y2="3.75cm">
          <text:p/>
        </draw:line>
        <draw:line draw:style-name="gr2" draw:text-style-name="P2" draw:layer="layout" svg:x1="17.9cm" svg:y1="6cm" svg:x2="17.9cm" svg:y2="4.7cm">
          <text:p/>
        </draw:line>
        <draw:line draw:style-name="gr2" draw:text-style-name="P2" draw:layer="layout" svg:x1="7cm" svg:y1="6cm" svg:x2="7cm" svg:y2="3.75cm">
          <text:p/>
        </draw:line>
        <draw:line draw:style-name="gr2" draw:text-style-name="P2" draw:layer="layout" svg:x1="6.2cm" svg:y1="3.85cm" svg:x2="7.05cm" svg:y2="3.9cm">
          <text:p/>
        </draw:line>
        <draw:line draw:style-name="gr2" draw:text-style-name="P2" draw:layer="layout" svg:x1="2.8cm" svg:y1="6cm" svg:x2="2.75cm" svg:y2="4cm">
          <text:p/>
        </draw:line>
        <draw:custom-shape draw:style-name="gr26" draw:text-style-name="P3" draw:layer="layout" svg:width="0.001cm" svg:height="0.25cm" svg:x="4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351cm" svg:y="13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4cm" svg:y1="15.75cm" svg:x2="10.35cm" svg:y2="14.25cm">
          <text:p/>
        </draw:line>
        <draw:frame draw:style-name="gr24" draw:text-style-name="P12" draw:layer="layout" svg:width="3.685cm" svg:height="0.569cm" svg:x="1.6cm" svg:y="21.801cm">
          <draw:text-box>
            <text:p><text:span text:style-name="T6">Fullko</text:span><text:span text:style-name="T6">mmen </text:span><text:span text:style-name="T6">konkur</text:span><text:span text:style-name="T6">ranse</text:span></text:p>
          </draw:text-box>
        </draw:frame>
        <draw:line draw:style-name="gr13" draw:text-style-name="P2" draw:layer="layout" svg:x1="2.052cm" svg:y1="26.205cm" svg:x2="5.052cm" svg:y2="26.155cm">
          <text:p/>
        </draw:line>
        <draw:line draw:style-name="gr13" draw:text-style-name="P2" draw:layer="layout" svg:x1="2.052cm" svg:y1="26.155cm" svg:x2="2.002cm" svg:y2="23.105cm">
          <text:p/>
        </draw:line>
        <draw:frame draw:style-name="gr4" draw:text-style-name="P3" draw:layer="layout" svg:width="0.496cm" svg:height="0.47cm" svg:x="1.777cm" svg:y="22.4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4" draw:text-style-name="P3" draw:layer="layout" svg:width="0.436cm" svg:height="0.47cm" svg:x="5.176cm" svg:y="25.8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2" draw:layer="layout" svg:x1="2.301cm" svg:y1="23.352cm" svg:x2="4.551cm" svg:y2="25.852cm">
          <text:p/>
        </draw:line>
        <draw:line draw:style-name="gr3" draw:text-style-name="P2" draw:layer="layout" svg:x1="4.25cm" svg:y1="23.101cm" svg:x2="2.45cm" svg:y2="25.851cm">
          <text:p/>
        </draw:line>
        <draw:line draw:style-name="gr2" draw:text-style-name="P2" draw:layer="layout" svg:x1="1.9cm" svg:y1="25.251cm" svg:x2="2.7cm" svg:y2="25.25cm">
          <text:p/>
        </draw:line>
        <draw:frame draw:style-name="gr4" draw:text-style-name="P3" draw:layer="layout" svg:width="0.67cm" svg:height="0.53cm" svg:x="2.474cm" svg:y="26.2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4" draw:text-style-name="P3" draw:layer="layout" svg:width="0.851cm" svg:height="0.53cm" svg:x="1.174cm" svg:y="23.6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13" draw:text-style-name="P2" draw:layer="layout" svg:x1="15.652cm" svg:y1="26.105cm" svg:x2="18.652cm" svg:y2="26.055cm">
          <text:p/>
        </draw:line>
        <draw:line draw:style-name="gr13" draw:text-style-name="P2" draw:layer="layout" svg:x1="15.652cm" svg:y1="26.055cm" svg:x2="15.602cm" svg:y2="23.005cm">
          <text:p/>
        </draw:line>
        <draw:frame draw:style-name="gr4" draw:text-style-name="P3" draw:layer="layout" svg:width="0.496cm" svg:height="0.47cm" svg:x="15.377cm" svg:y="22.3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4" draw:text-style-name="P3" draw:layer="layout" svg:width="0.436cm" svg:height="0.47cm" svg:x="18.776cm" svg:y="25.7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2" draw:layer="layout" svg:x1="15.901cm" svg:y1="23.252cm" svg:x2="18.151cm" svg:y2="25.752cm">
          <text:p/>
        </draw:line>
        <draw:line draw:style-name="gr3" draw:text-style-name="P2" draw:layer="layout" svg:x1="17.85cm" svg:y1="23.001cm" svg:x2="16.05cm" svg:y2="25.751cm">
          <text:p/>
        </draw:line>
        <draw:line draw:style-name="gr2" draw:text-style-name="P2" draw:layer="layout" svg:x1="15.5cm" svg:y1="23.751cm" svg:x2="17.25cm" svg:y2="23.75cm">
          <text:p/>
        </draw:line>
        <draw:frame draw:style-name="gr4" draw:text-style-name="P3" draw:layer="layout" svg:width="0.856cm" svg:height="0.53cm" svg:x="14.75cm" svg:y="23.4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" draw:text-style-name="P1" draw:layer="layout" svg:width="0.299cm" svg:height="0.248cm" svg:x="2.601cm" svg:y="25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99cm" svg:height="0.248cm" svg:x="2.601cm" svg:y="23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7cm" svg:y1="26.25cm" svg:x2="2.7cm" svg:y2="23.9cm">
          <text:p/>
        </draw:line>
        <draw:line draw:style-name="gr2" draw:text-style-name="P2" draw:layer="layout" svg:x1="1.9cm" svg:y1="23.952cm" svg:x2="2.7cm" svg:y2="23.951cm">
          <text:p/>
        </draw:line>
        <draw:custom-shape draw:style-name="gr1" draw:text-style-name="P1" draw:layer="layout" svg:width="0.299cm" svg:height="0.248cm" svg:x="17.3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99cm" svg:height="0.248cm" svg:x="16.2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7.4cm" svg:y1="26.05cm" svg:x2="17.4cm" svg:y2="23.7cm">
          <text:p/>
        </draw:line>
        <draw:line draw:style-name="gr2" draw:text-style-name="P2" draw:layer="layout" svg:x1="16.3cm" svg:y1="26.05cm" svg:x2="16.3cm" svg:y2="23.7cm">
          <text:p/>
        </draw:line>
        <draw:line draw:style-name="gr27" draw:text-style-name="P2" draw:layer="layout" svg:x1="2.35cm" svg:y1="4.05cm" svg:x2="2.35cm" svg:y2="4.8cm">
          <text:p/>
        </draw:line>
        <draw:line draw:style-name="gr27" draw:text-style-name="P2" draw:layer="layout" svg:x1="2.85cm" svg:y1="5.4cm" svg:x2="3.6cm" svg:y2="5.4cm">
          <text:p/>
        </draw:line>
        <draw:line draw:style-name="gr27" draw:text-style-name="P2" draw:layer="layout" svg:x1="6.55cm" svg:y1="3.95cm" svg:x2="6.55cm" svg:y2="4.7cm">
          <text:p/>
        </draw:line>
        <draw:line draw:style-name="gr5" draw:text-style-name="P2" draw:layer="layout" svg:x1="7.15cm" svg:y1="5.4cm" svg:x2="7.9cm" svg:y2="5.4cm">
          <text:p/>
        </draw:line>
        <draw:line draw:style-name="gr27" draw:text-style-name="P2" draw:layer="layout" svg:x1="13.45cm" svg:y1="4.551cm" svg:x2="13.45cm" svg:y2="3.801cm">
          <text:p/>
        </draw:line>
        <draw:line draw:style-name="gr27" draw:text-style-name="P2" draw:layer="layout" svg:x1="13.75cm" svg:y1="5.1cm" svg:x2="14.5cm" svg:y2="5.1cm">
          <text:p/>
        </draw:line>
        <draw:line draw:style-name="gr27" draw:text-style-name="P2" draw:layer="layout" svg:x1="7.15cm" svg:y1="5.4cm" svg:x2="7.9cm" svg:y2="5.4cm">
          <text:p/>
        </draw:line>
        <draw:line draw:style-name="gr27" draw:text-style-name="P2" draw:layer="layout" svg:x1="17.55cm" svg:y1="4.552cm" svg:x2="17.55cm" svg:y2="3.802cm">
          <text:p/>
        </draw:line>
        <draw:line draw:style-name="gr27" draw:text-style-name="P2" draw:layer="layout" svg:x1="17.85cm" svg:y1="5.1cm" svg:x2="18.6cm" svg:y2="5.1cm">
          <text:p/>
        </draw:line>
        <draw:frame draw:style-name="gr4" draw:text-style-name="P3" draw:layer="layout" svg:width="2.54cm" svg:height="0.53cm" svg:x="10.777cm" svg:y="7.2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4" draw:text-style-name="P3" draw:layer="layout" svg:width="2.858cm" svg:height="0.53cm" svg:x="10.977cm" svg:y="9.9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4" draw:text-style-name="P3" draw:layer="layout" svg:width="0.445cm" svg:height="0.47cm" svg:x="10.477cm" svg:y="12.0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4" draw:text-style-name="P3" draw:layer="layout" svg:width="0.606cm" svg:height="0.47cm" svg:x="11.078cm" svg:y="12.7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4" draw:text-style-name="P3" draw:layer="layout" svg:width="0.551cm" svg:height="0.47cm" svg:x="10.879cm" svg:y="14.9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4" draw:text-style-name="P3" draw:layer="layout" svg:width="0.445cm" svg:height="0.47cm" svg:x="4.278cm" svg:y="22.7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" draw:text-style-name="P3" draw:layer="layout" svg:width="0.445cm" svg:height="0.47cm" svg:x="18.078cm" svg:y="22.6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4" draw:text-style-name="P3" draw:layer="layout" svg:width="0.551cm" svg:height="0.47cm" svg:x="4.781cm" svg:y="25.4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4" draw:text-style-name="P3" draw:layer="layout" svg:width="0.551cm" svg:height="0.47cm" svg:x="18.381cm" svg:y="25.2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3" draw:text-style-name="P2" draw:layer="layout" svg:x1="8.253cm" svg:y1="26.205cm" svg:x2="11.253cm" svg:y2="26.155cm">
          <text:p/>
        </draw:line>
        <draw:line draw:style-name="gr13" draw:text-style-name="P2" draw:layer="layout" svg:x1="8.253cm" svg:y1="26.155cm" svg:x2="8.203cm" svg:y2="23.105cm">
          <text:p/>
        </draw:line>
        <draw:frame draw:style-name="gr4" draw:text-style-name="P3" draw:layer="layout" svg:width="0.496cm" svg:height="0.47cm" svg:x="7.978cm" svg:y="22.4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4" draw:text-style-name="P3" draw:layer="layout" svg:width="0.436cm" svg:height="0.47cm" svg:x="11.377cm" svg:y="25.8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2" draw:layer="layout" svg:x1="8.502cm" svg:y1="23.352cm" svg:x2="10.752cm" svg:y2="25.852cm">
          <text:p/>
        </draw:line>
        <draw:line draw:style-name="gr3" draw:text-style-name="P2" draw:layer="layout" svg:x1="10.451cm" svg:y1="23.101cm" svg:x2="8.651cm" svg:y2="25.851cm">
          <text:p/>
        </draw:line>
        <draw:custom-shape draw:style-name="gr1" draw:text-style-name="P1" draw:layer="layout" svg:width="0.299cm" svg:height="0.248cm" svg:x="8.902cm" svg:y="2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445cm" svg:height="0.47cm" svg:x="10.679cm" svg:y="22.6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4" draw:text-style-name="P3" draw:layer="layout" svg:width="0.551cm" svg:height="0.47cm" svg:x="10.782cm" svg:y="25.3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2" draw:layer="layout" svg:x1="8.3cm" svg:y1="25.252cm" svg:x2="10.25cm" svg:y2="25.25cm">
          <text:p/>
        </draw:line>
        <draw:frame draw:style-name="gr4" draw:text-style-name="P3" draw:layer="layout" svg:width="0.686cm" svg:height="0.53cm" svg:x="17.174cm" svg:y="26.1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" draw:text-style-name="P3" draw:layer="layout" svg:width="0.745cm" svg:height="0.53cm" svg:x="16.074cm" svg:y="26.1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" draw:text-style-name="P1" draw:layer="layout" svg:width="0.299cm" svg:height="0.248cm" svg:x="10.102cm" svg:y="25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cm" svg:y1="26.05cm" svg:x2="9cm" svg:y2="25.25cm">
          <text:p/>
        </draw:line>
        <draw:line draw:style-name="gr2" draw:text-style-name="P2" draw:layer="layout" svg:x1="10.3cm" svg:y1="26.05cm" svg:x2="10.25cm" svg:y2="25.25cm">
          <text:p/>
        </draw:line>
        <draw:frame draw:style-name="gr4" draw:text-style-name="P3" draw:layer="layout" svg:width="0.686cm" svg:height="0.53cm" svg:x="10.074cm" svg:y="26.3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4" draw:text-style-name="P3" draw:layer="layout" svg:width="0.745cm" svg:height="0.53cm" svg:x="8.775cm" svg:y="26.3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4" draw:text-style-name="P3" draw:layer="layout" svg:width="0.437cm" svg:height="0.25cm" svg:x="2.221cm" svg:y="24.4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2" draw:layer="layout" svg:x1="9.1cm" svg:y1="8.4cm" svg:x2="10.1cm" svg:y2="8.4cm">
          <text:p/>
        </draw:line>
        <draw:line draw:style-name="gr3" draw:text-style-name="P2" draw:layer="layout" svg:x1="9cm" svg:y1="10cm" svg:x2="10.5cm" svg:y2="10cm">
          <text:p/>
        </draw:line>
        <draw:frame draw:style-name="gr28" draw:text-style-name="P14" draw:layer="layout" svg:width="1.709cm" svg:height="0.727cm" svg:x="8.75cm" svg:y="7.7cm">
          <draw:text-box>
            <text:p><text:span text:style-name="T8">Overskudd</text:span><text:span text:style-name="T8">s-</text:span></text:p>
            <text:p><text:span text:style-name="T8">tilbud</text:span></text:p>
          </draw:text-box>
        </draw:frame>
        <draw:frame draw:style-name="gr28" draw:text-style-name="P15" draw:layer="layout" svg:width="1.709cm" svg:height="0.727cm" svg:x="8.851cm" svg:y="9.9cm">
          <draw:text-box>
            <text:p><text:span text:style-name="T8">Overskudd</text:span><text:span text:style-name="T8">s-</text:span></text:p>
            <text:p><text:span text:style-name="T8">etterspørs</text:span><text:span text:style-name="T8">el</text:span></text:p>
          </draw:text-box>
        </draw:frame>
        <draw:frame draw:style-name="gr4" draw:text-style-name="P3" draw:layer="layout" svg:width="0.661cm" svg:height="0.53cm" svg:x="10.174cm" svg:y="15.8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7" draw:text-style-name="P2" draw:layer="layout" svg:x1="6.55cm" svg:y1="3.95cm" svg:x2="6.55cm" svg:y2="4.7cm">
          <text:p/>
        </draw:line>
        <draw:line draw:style-name="gr2" draw:text-style-name="P2" draw:layer="layout" svg:x1="9.5cm" svg:y1="15.8cm" svg:x2="9.5cm" svg:y2="13.55cm">
          <text:p/>
        </draw:line>
        <draw:line draw:style-name="gr13" draw:text-style-name="P2" draw:layer="layout" svg:x1="8.354cm" svg:y1="20.806cm" svg:x2="11.354cm" svg:y2="20.756cm">
          <text:p/>
        </draw:line>
        <draw:line draw:style-name="gr13" draw:text-style-name="P2" draw:layer="layout" svg:x1="8.354cm" svg:y1="20.756cm" svg:x2="8.304cm" svg:y2="17.706cm">
          <text:p/>
        </draw:line>
        <draw:frame draw:style-name="gr4" draw:text-style-name="P3" draw:layer="layout" svg:width="0.496cm" svg:height="0.47cm" svg:x="8.079cm" svg:y="17.0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4" draw:text-style-name="P3" draw:layer="layout" svg:width="0.436cm" svg:height="0.47cm" svg:x="11.478cm" svg:y="20.4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2" draw:layer="layout" svg:x1="8.603cm" svg:y1="17.953cm" svg:x2="10.75cm" svg:y2="20.75cm">
          <text:p/>
        </draw:line>
        <draw:line draw:style-name="gr3" draw:text-style-name="P2" draw:layer="layout" svg:x1="10.152cm" svg:y1="17.402cm" svg:x2="8.352cm" svg:y2="20.152cm">
          <text:p/>
        </draw:line>
        <draw:line draw:style-name="gr2" draw:text-style-name="P2" draw:layer="layout" svg:x1="8.251cm" svg:y1="18.751cm" svg:x2="9.25cm" svg:y2="18.75cm">
          <text:p/>
        </draw:line>
        <draw:frame draw:style-name="gr29" draw:text-style-name="P13" draw:layer="layout" svg:width="6.691cm" svg:height="0.662cm" svg:x="7.851cm" svg:y="16.301cm">
          <draw:text-box>
            <text:p><text:span text:style-name="T7">Skifta</text:span><text:span text:style-name="T7">nalys</text:span><text:span text:style-name="T7">e </text:span><text:span text:style-name="T7">(bratt </text:span><text:span text:style-name="T7">etters</text:span><text:span text:style-name="T7">pørse</text:span><text:span text:style-name="T7">lskurv</text:span><text:span text:style-name="T7">e)</text:span></text:p>
          </draw:text-box>
        </draw:frame>
        <draw:line draw:style-name="gr3" draw:text-style-name="P2" draw:layer="layout" svg:x1="11.052cm" svg:y1="18.002cm" svg:x2="9.252cm" svg:y2="20.752cm">
          <text:p/>
        </draw:line>
        <draw:frame draw:style-name="gr4" draw:text-style-name="P3" draw:layer="layout" svg:width="0.602cm" svg:height="0.53cm" svg:x="7.375cm" svg:y="18.3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4" draw:text-style-name="P3" draw:layer="layout" svg:width="0.67cm" svg:height="0.53cm" svg:x="9.275cm" svg:y="20.8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4" draw:text-style-name="P5" draw:layer="layout" svg:width="0.593cm" svg:height="0.53cm" svg:x="7.376cm" svg:y="19.3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" draw:text-style-name="P2" draw:layer="layout" svg:x1="10cm" svg:y1="19.75cm" svg:x2="8.251cm" svg:y2="19.751cm">
          <text:p/>
        </draw:line>
        <draw:custom-shape draw:style-name="gr1" draw:text-style-name="P1" draw:layer="layout" svg:width="0.25cm" svg:height="0.25cm" svg:x="9.1cm" svg:y="18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853cm" svg:y="19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001cm" svg:y1="20.751cm" svg:x2="10cm" svg:y2="19.75cm">
          <text:p/>
        </draw:line>
        <draw:frame draw:style-name="gr4" draw:text-style-name="P3" draw:layer="layout" svg:width="0.445cm" svg:height="0.47cm" svg:x="10.478cm" svg:y="17.0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4" draw:text-style-name="P3" draw:layer="layout" svg:width="0.606cm" svg:height="0.47cm" svg:x="11.079cm" svg:y="17.7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4" draw:text-style-name="P3" draw:layer="layout" svg:width="0.551cm" svg:height="0.47cm" svg:x="10.88cm" svg:y="19.9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4" draw:text-style-name="P3" draw:layer="layout" svg:width="0.661cm" svg:height="0.53cm" svg:x="9.775cm" svg:y="20.8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" draw:text-style-name="P2" draw:layer="layout" svg:x1="9.25cm" svg:y1="20.75cm" svg:x2="9.25cm" svg:y2="18.5cm">
          <text:p/>
        </draw:line>
        <draw:line draw:style-name="gr27" draw:text-style-name="P2" draw:layer="layout" svg:x1="8.45cm" svg:y1="13.45cm" svg:x2="8.45cm" svg:y2="14.2cm">
          <text:p/>
        </draw:line>
        <draw:line draw:style-name="gr27" draw:text-style-name="P2" draw:layer="layout" svg:x1="8.45cm" svg:y1="18.75cm" svg:x2="8.45cm" svg:y2="19.5cm">
          <text:p/>
        </draw:line>
        <draw:line draw:style-name="gr27" draw:text-style-name="P2" draw:layer="layout" svg:x1="9.55cm" svg:y1="14.8cm" svg:x2="10.3cm" svg:y2="14.8cm">
          <text:p/>
        </draw:line>
        <draw:line draw:style-name="gr27" draw:text-style-name="P2" draw:layer="layout" svg:x1="9.25cm" svg:y1="20.2cm" svg:x2="10cm" svg:y2="20.2cm">
          <text:p/>
        </draw:line>
        <draw:frame draw:style-name="gr4" draw:text-style-name="P3" draw:layer="layout" svg:width="0.999cm" svg:height="0.53cm" svg:x="7.35cm" svg:y="24.8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2" draw:layer="layout" svg:x1="3.55cm" svg:y1="22.701cm" svg:x2="1.75cm" svg:y2="25.451cm">
          <text:p/>
        </draw:line>
        <draw:frame draw:style-name="gr4" draw:text-style-name="P3" draw:layer="layout" svg:width="0.977cm" svg:height="0.47cm" svg:x="2.979cm" svg:y="22.2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7" draw:text-style-name="P5" draw:layer="layout" svg:width="5.75cm" svg:height="4.75cm" svg:x="7.4cm" svg:y="2.3cm">
          <text:p/>
          <draw:enhanced-geometry svg:viewBox="0 0 21600 21600" draw:type="rectangle" draw:enhanced-path="M 0 0 L 21600 0 21600 21600 0 21600 0 0 Z N"/>
        </draw:custom-shape>
        <draw:line draw:style-name="gr8" draw:text-style-name="P2" draw:layer="layout" svg:x1="5.95cm" svg:y1="4.4cm" svg:x2="7.35cm" svg:y2="4.4cm">
          <text:p/>
        </draw:line>
        <draw:line draw:style-name="gr8" draw:text-style-name="P2" draw:layer="layout" svg:x1="5.95cm" svg:y1="5cm" svg:x2="7.35cm" svg:y2="5cm">
          <text:p/>
        </draw:line>
        <draw:line draw:style-name="gr8" draw:text-style-name="P2" draw:layer="layout" svg:x1="13.25cm" svg:y1="4.7cm" svg:x2="14.65cm" svg:y2="4.7cm">
          <text:p/>
        </draw:line>
        <draw:frame draw:style-name="gr9" draw:text-style-name="P6" draw:layer="layout" svg:width="3.752cm" svg:height="1.949cm" svg:x="2.052cm" svg:y="3.452cm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2">N</text:span></text:p>
              </text:list-item>
              <text:list-item>
                <text:p><text:span text:style-name="T2">K</text:span></text:p>
              </text:list-item>
            </text:list>
          </draw:text-box>
        </draw:frame>
        <draw:frame draw:style-name="gr10" draw:text-style-name="P6" draw:layer="layout" svg:width="2.128cm" svg:height="0.806cm" svg:x="14.8cm" svg:y="4.3cm">
          <draw:text-box>
            <text:p><text:span text:style-name="T2">x</text:span></text:p>
          </draw:text-box>
        </draw:frame>
        <draw:frame draw:style-name="gr30" draw:text-style-name="P6" draw:layer="layout" svg:width="2.598cm" svg:height="0.806cm" svg:x="9.7cm" svg:y="4.15cm">
          <draw:text-box>
            <text:p><text:span text:style-name="T2">Tek</text:span><text:span text:style-name="T2">nolo</text:span><text:span text:style-name="T2">gi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line draw:style-name="gr13" draw:text-style-name="P2" draw:layer="layout" svg:x1="12cm" svg:y1="14.75cm" svg:x2="16.85cm" svg:y2="14.8cm">
          <text:p/>
        </draw:line>
        <draw:line draw:style-name="gr13" draw:text-style-name="P2" draw:layer="layout" svg:x1="12.006cm" svg:y1="14.754cm" svg:x2="12cm" svg:y2="11.05cm">
          <text:p/>
        </draw:line>
        <draw:frame draw:style-name="gr4" draw:text-style-name="P3" draw:layer="layout" svg:width="0.551cm" svg:height="0.47cm" svg:x="17.078cm" svg:y="14.563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4" draw:text-style-name="P3" draw:layer="layout" svg:width="0.2cm" svg:height="0.47cm" svg:x="11.778cm" svg:y="10.56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31" draw:text-style-name="P16" draw:layer="layout" svg:width="9.13cm" svg:height="1.547cm" svg:x="1cm" svg:y="1.338cm">
          <draw:text-box>
            <text:p><text:span text:style-name="T9">Prod</text:span><text:span text:style-name="T9">uktfu</text:span><text:span text:style-name="T9">nksj</text:span><text:span text:style-name="T9">onen </text:span><text:span text:style-name="T9">på </text:span><text:span text:style-name="T9">kort </text:span><text:span text:style-name="T9">sikt</text:span></text:p>
            <text:p><text:span text:style-name="T9">- </text:span><text:span text:style-name="T9">arbei</text:span><text:span text:style-name="T9">dskr</text:span><text:span text:style-name="T9">aft</text:span></text:p>
            <text:p><text:span text:style-name="T9"/></text:p>
          </draw:text-box>
        </draw:frame>
        <draw:frame draw:style-name="gr32" draw:text-style-name="P17" draw:layer="layout" svg:width="9.05cm" svg:height="1.012cm" svg:x="1.2cm" svg:y="9cm">
          <draw:text-box>
            <text:p><text:span text:style-name="T10">Tekn</text:span><text:span text:style-name="T10">iske </text:span><text:span text:style-name="T10">sub</text:span><text:span text:style-name="T10">stitu</text:span><text:span text:style-name="T10">sjon</text:span><text:span text:style-name="T10">smul</text:span><text:span text:style-name="T10">ighe</text:span><text:span text:style-name="T10">r</text:span></text:p>
          </draw:text-box>
        </draw:frame>
        <draw:frame draw:style-name="gr33" draw:text-style-name="P16" draw:layer="layout" svg:width="5.35cm" svg:height="0.962cm" svg:x="11.75cm" svg:y="9.138cm">
          <draw:text-box>
            <text:p><text:span text:style-name="T9">Skal</text:span><text:span text:style-name="T9">aege</text:span><text:span text:style-name="T9">nska</text:span><text:span text:style-name="T9">per</text:span></text:p>
          </draw:text-box>
        </draw:frame>
        <draw:path draw:style-name="gr3" draw:text-style-name="P2" draw:layer="layout" svg:width="1.997cm" svg:height="2.149cm" draw:transform="rotate (-3.14159265358979) translate (15.75cm 13.4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cm 14.1cm)" svg:viewBox="0 0 1998 2150" svg:d="M0 0c2139 0 1996 2150 1996 2150">
          <text:p/>
        </draw:path>
        <draw:line draw:style-name="gr13" draw:text-style-name="P2" draw:layer="layout" svg:x1="12.001cm" svg:y1="20.55cm" svg:x2="16.851cm" svg:y2="20.6cm">
          <text:p/>
        </draw:line>
        <draw:line draw:style-name="gr13" draw:text-style-name="P2" draw:layer="layout" svg:x1="12.007cm" svg:y1="20.554cm" svg:x2="12.001cm" svg:y2="16.85cm">
          <text:p/>
        </draw:line>
        <draw:frame draw:style-name="gr4" draw:text-style-name="P3" draw:layer="layout" svg:width="0.551cm" svg:height="0.47cm" svg:x="16.979cm" svg:y="20.36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4" draw:text-style-name="P3" draw:layer="layout" svg:width="0.551cm" svg:height="0.47cm" svg:x="11.779cm" svg:y="16.16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path draw:style-name="gr3" draw:text-style-name="P2" draw:layer="layout" svg:width="1.997cm" svg:height="2.149cm" draw:transform="rotate (-3.14159265358979) translate (15.751cm 19.2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1cm 19.9cm)" svg:viewBox="0 0 1998 2150" svg:d="M0 0c2139 0 1996 2150 1996 2150">
          <text:p/>
        </draw:path>
        <draw:line draw:style-name="gr13" draw:text-style-name="P2" draw:layer="layout" svg:x1="12.001cm" svg:y1="25.65cm" svg:x2="16.851cm" svg:y2="25.7cm">
          <text:p/>
        </draw:line>
        <draw:line draw:style-name="gr13" draw:text-style-name="P2" draw:layer="layout" svg:x1="12.007cm" svg:y1="25.654cm" svg:x2="12.001cm" svg:y2="21.95cm">
          <text:p/>
        </draw:line>
        <draw:frame draw:style-name="gr4" draw:text-style-name="P3" draw:layer="layout" svg:width="0.551cm" svg:height="0.47cm" svg:x="17.079cm" svg:y="25.46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4" draw:text-style-name="P3" draw:layer="layout" svg:width="0.551cm" svg:height="0.47cm" svg:x="11.779cm" svg:y="21.46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path draw:style-name="gr3" draw:text-style-name="P2" draw:layer="layout" svg:width="1.997cm" svg:height="2.149cm" draw:transform="rotate (-3.14159265358979) translate (15.751cm 24.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1cm 25cm)" svg:viewBox="0 0 1998 2150" svg:d="M0 0c2139 0 1996 2150 1996 2150">
          <text:p/>
        </draw:path>
        <draw:line draw:style-name="gr13" draw:text-style-name="P2" draw:layer="layout" svg:x1="1.3cm" svg:y1="14.45cm" svg:x2="6.15cm" svg:y2="14.5cm">
          <text:p/>
        </draw:line>
        <draw:line draw:style-name="gr13" draw:text-style-name="P2" draw:layer="layout" svg:x1="1.306cm" svg:y1="14.454cm" svg:x2="1.3cm" svg:y2="10.75cm">
          <text:p/>
        </draw:line>
        <draw:frame draw:style-name="gr4" draw:text-style-name="P3" draw:layer="layout" svg:width="0.551cm" svg:height="0.47cm" svg:x="6.378cm" svg:y="14.26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4" draw:text-style-name="P3" draw:layer="layout" svg:width="0.551cm" svg:height="0.47cm" svg:x="1.078cm" svg:y="10.26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path draw:style-name="gr3" draw:text-style-name="P2" draw:layer="layout" svg:width="1.997cm" svg:height="2.149cm" draw:transform="rotate (-3.14159265358979) translate (5.25cm 1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4.05cm 13.8cm)" svg:viewBox="0 0 1998 2150" svg:d="M0 0c2139 0 1996 2150 1996 2150">
          <text:p/>
        </draw:path>
        <draw:line draw:style-name="gr13" draw:text-style-name="P2" draw:layer="layout" svg:x1="1.301cm" svg:y1="20.55cm" svg:x2="6.151cm" svg:y2="20.6cm">
          <text:p/>
        </draw:line>
        <draw:line draw:style-name="gr13" draw:text-style-name="P2" draw:layer="layout" svg:x1="1.307cm" svg:y1="20.554cm" svg:x2="1.301cm" svg:y2="16.85cm">
          <text:p/>
        </draw:line>
        <draw:frame draw:style-name="gr4" draw:text-style-name="P3" draw:layer="layout" svg:width="0.551cm" svg:height="0.47cm" svg:x="6.379cm" svg:y="20.363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4" draw:text-style-name="P3" draw:layer="layout" svg:width="0.551cm" svg:height="0.47cm" svg:x="1.079cm" svg:y="16.16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line draw:style-name="gr13" draw:text-style-name="P2" draw:layer="layout" svg:x1="1.301cm" svg:y1="25.25cm" svg:x2="6.151cm" svg:y2="25.3cm">
          <text:p/>
        </draw:line>
        <draw:line draw:style-name="gr13" draw:text-style-name="P2" draw:layer="layout" svg:x1="1.307cm" svg:y1="25.254cm" svg:x2="1.301cm" svg:y2="21.55cm">
          <text:p/>
        </draw:line>
        <draw:frame draw:style-name="gr4" draw:text-style-name="P3" draw:layer="layout" svg:width="0.551cm" svg:height="0.47cm" svg:x="6.379cm" svg:y="25.0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4" draw:text-style-name="P3" draw:layer="layout" svg:width="0.551cm" svg:height="0.47cm" svg:x="1.079cm" svg:y="20.9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line draw:style-name="gr3" draw:text-style-name="P2" draw:layer="layout" svg:x1="1.8cm" svg:y1="17.2cm" svg:x2="5.05cm" svg:y2="20.2cm">
          <text:p/>
        </draw:line>
        <draw:line draw:style-name="gr3" draw:text-style-name="P2" draw:layer="layout" svg:x1="1.7cm" svg:y1="22.2cm" svg:x2="1.7cm" svg:y2="24.95cm">
          <text:p/>
        </draw:line>
        <draw:line draw:style-name="gr3" draw:text-style-name="P2" draw:layer="layout" svg:x1="4.45cm" svg:y1="24.95cm" svg:x2="1.7cm" svg:y2="24.95cm">
          <text:p/>
        </draw:line>
        <draw:line draw:style-name="gr13" draw:text-style-name="P2" draw:layer="layout" svg:x1="1.303cm" svg:y1="6.55cm" svg:x2="6.153cm" svg:y2="6.6cm">
          <text:p/>
        </draw:line>
        <draw:line draw:style-name="gr13" draw:text-style-name="P2" draw:layer="layout" svg:x1="1.309cm" svg:y1="6.554cm" svg:x2="1.303cm" svg:y2="2.85cm">
          <text:p/>
        </draw:line>
        <draw:frame draw:style-name="gr4" draw:text-style-name="P3" draw:layer="layout" svg:width="0.551cm" svg:height="0.47cm" svg:x="6.381cm" svg:y="6.3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4" draw:text-style-name="P3" draw:layer="layout" svg:width="0.436cm" svg:height="0.47cm" svg:x="1.081cm" svg:y="2.3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line draw:style-name="gr13" draw:text-style-name="P2" draw:layer="layout" svg:x1="14.503cm" svg:y1="6.55cm" svg:x2="19.353cm" svg:y2="6.6cm">
          <text:p/>
        </draw:line>
        <draw:line draw:style-name="gr13" draw:text-style-name="P2" draw:layer="layout" svg:x1="14.509cm" svg:y1="6.554cm" svg:x2="14.503cm" svg:y2="2.85cm">
          <text:p/>
        </draw:line>
        <draw:frame draw:style-name="gr4" draw:text-style-name="P3" draw:layer="layout" svg:width="0.551cm" svg:height="0.47cm" svg:x="19.581cm" svg:y="6.3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4" draw:text-style-name="P3" draw:layer="layout" svg:width="0.551cm" svg:height="0.47cm" svg:x="14.281cm" svg:y="2.36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path draw:style-name="gr3" draw:text-style-name="P2" draw:layer="layout" svg:width="1.997cm" svg:height="2.149cm" draw:transform="rotate (-3.14159265358979) translate (18.253cm 5.2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7.253cm 5.9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8.853cm 4.6cm)" svg:viewBox="0 0 1998 2150" svg:d="M0 0c2139 0 1996 2150 1996 2150">
          <text:p/>
        </draw:path>
        <draw:path draw:style-name="gr3" draw:text-style-name="P2" draw:layer="layout" svg:width="3cm" svg:height="2.999cm" svg:x="1.351cm" svg:y="3.5cm" svg:viewBox="0 0 3001 3000" svg:d="M3001 0c-3212 0-2998 3000-2998 3000">
          <text:p/>
        </draw:path>
        <draw:frame draw:style-name="gr34" draw:text-style-name="P12" draw:layer="layout" svg:width="3.389cm" svg:height="0.569cm" svg:x="17.211cm" svg:y="2.731cm">
          <draw:text-box>
            <text:p><text:span text:style-name="T6">Isokva</text:span><text:span text:style-name="T6">nter </text:span><text:span text:style-name="T6">(nivåku</text:span><text:span text:style-name="T6">rver)</text:span></text:p>
          </draw:text-box>
        </draw:frame>
        <draw:frame draw:style-name="gr4" draw:text-style-name="P3" draw:layer="layout" svg:width="1.228cm" svg:height="0.47cm" svg:x="17.382cm" svg:y="5.663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4" draw:text-style-name="P5" draw:layer="layout" svg:width="1.232cm" svg:height="0.47cm" svg:x="18.382cm" svg:y="4.963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4" draw:text-style-name="P3" draw:layer="layout" svg:width="1.232cm" svg:height="0.47cm" svg:x="19.082cm" svg:y="4.36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4" draw:text-style-name="P3" draw:layer="layout" svg:width="1.228cm" svg:height="0.47cm" svg:x="15.282cm" svg:y="13.86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4" draw:text-style-name="P3" draw:layer="layout" svg:width="1.223cm" svg:height="0.47cm" svg:x="15.982cm" svg:y="13.06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4" draw:text-style-name="P3" draw:layer="layout" svg:width="1.228cm" svg:height="0.47cm" svg:x="14.882cm" svg:y="19.66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4" draw:text-style-name="P3" draw:layer="layout" svg:width="1.228cm" svg:height="0.47cm" svg:x="14.982cm" svg:y="24.8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4" draw:text-style-name="P3" draw:layer="layout" svg:width="1.232cm" svg:height="0.47cm" svg:x="15.982cm" svg:y="18.8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4" draw:text-style-name="P3" draw:layer="layout" svg:width="1.228cm" svg:height="0.47cm" svg:x="15.982cm" svg:y="23.76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4" draw:text-style-name="P3" draw:layer="layout" svg:width="1.228cm" svg:height="0.47cm" svg:x="4.882cm" svg:y="24.563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4" draw:text-style-name="P3" draw:layer="layout" svg:width="1.232cm" svg:height="0.47cm" svg:x="4.882cm" svg:y="23.763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4" draw:text-style-name="P3" draw:layer="layout" svg:width="1.228cm" svg:height="0.47cm" svg:x="3.982cm" svg:y="20.163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4" draw:text-style-name="P3" draw:layer="layout" svg:width="1.228cm" svg:height="0.47cm" svg:x="4.782cm" svg:y="13.663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4" draw:text-style-name="P3" draw:layer="layout" svg:width="1.232cm" svg:height="0.47cm" svg:x="4.182cm" svg:y="11.763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4" draw:text-style-name="P3" draw:layer="layout" svg:width="1.232cm" svg:height="0.47cm" svg:x="4.982cm" svg:y="19.163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line draw:style-name="gr3" draw:text-style-name="P2" draw:layer="layout" svg:x1="1.6cm" svg:y1="18.3cm" svg:x2="3.8cm" svg:y2="20.2cm">
          <text:p/>
        </draw:line>
        <draw:line draw:style-name="gr3" draw:text-style-name="P2" draw:layer="layout" svg:x1="2.8cm" svg:y1="22.45cm" svg:x2="2.8cm" svg:y2="24.15cm">
          <text:p/>
        </draw:line>
        <draw:line draw:style-name="gr3" draw:text-style-name="P2" draw:layer="layout" svg:x1="4.55cm" svg:y1="24.2cm" svg:x2="2.8cm" svg:y2="24.15cm">
          <text:p/>
        </draw:line>
        <draw:frame draw:style-name="gr35" draw:text-style-name="P16" draw:layer="layout" svg:width="9.13cm" svg:height="0.962cm" svg:x="14.3cm" svg:y="1.138cm">
          <draw:text-box>
            <text:p><text:span text:style-name="T9">Prod</text:span><text:span text:style-name="T9">uktfu</text:span><text:span text:style-name="T9">nksj</text:span><text:span text:style-name="T9">onen </text:span><text:span text:style-name="T9">på </text:span><text:span text:style-name="T9">lang </text:span><text:span text:style-name="T9">sikt</text:span></text:p>
          </draw:text-box>
        </draw:frame>
        <draw:line draw:style-name="gr13" draw:text-style-name="P2" draw:layer="layout" svg:x1="8.104cm" svg:y1="6.45cm" svg:x2="12.954cm" svg:y2="6.5cm">
          <text:p/>
        </draw:line>
        <draw:line draw:style-name="gr13" draw:text-style-name="P2" draw:layer="layout" svg:x1="8.11cm" svg:y1="6.454cm" svg:x2="8.104cm" svg:y2="2.75cm">
          <text:p/>
        </draw:line>
        <draw:frame draw:style-name="gr4" draw:text-style-name="P3" draw:layer="layout" svg:width="0.551cm" svg:height="0.47cm" svg:x="13.182cm" svg:y="6.263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4" draw:text-style-name="P3" draw:layer="layout" svg:width="0.436cm" svg:height="0.47cm" svg:x="7.882cm" svg:y="2.363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path draw:style-name="gr3" draw:text-style-name="P2" draw:layer="layout" svg:width="3cm" svg:height="2.999cm" svg:x="8.152cm" svg:y="3.4cm" svg:viewBox="0 0 3001 3000" svg:d="M3001 0c-3212 0-2998 3000-2998 3000">
          <text:p/>
        </draw:path>
        <draw:custom-shape draw:style-name="gr1" draw:text-style-name="P1" draw:layer="layout" svg:width="0.25cm" svg:height="0.25cm" svg:x="1.951cm" svg:y="12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2.4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3.453cm" svg:y="1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.8cm" svg:y1="12.5cm" svg:x2="3.4cm" svg:y2="14.1cm">
          <text:p/>
        </draw:line>
        <draw:line draw:style-name="gr3" draw:text-style-name="P2" draw:layer="layout" svg:x1="1.9cm" svg:y1="11.3cm" svg:x2="2.3cm" svg:y2="13.35cm">
          <text:p/>
        </draw:line>
        <draw:line draw:style-name="gr3" draw:text-style-name="P2" draw:layer="layout" svg:x1="2.3cm" svg:y1="13.5cm" svg:x2="4.75cm" svg:y2="13.9cm">
          <text:p/>
        </draw:line>
        <draw:frame draw:style-name="gr36" draw:text-style-name="P12" draw:layer="layout" svg:width="2.022cm" svg:height="0.887cm" svg:x="17.595cm" svg:y="22.05cm">
          <draw:text-box>
            <text:p><text:span text:style-name="T6">Avtage</text:span><text:span text:style-name="T6">nde</text:span></text:p>
            <text:p><text:span text:style-name="T6">skalaut</text:span><text:span text:style-name="T6">bytte</text:span></text:p>
          </draw:text-box>
        </draw:frame>
        <draw:frame draw:style-name="gr36" draw:text-style-name="P12" draw:layer="layout" svg:width="2.022cm" svg:height="0.887cm" svg:x="17.595cm" svg:y="16.651cm">
          <draw:text-box>
            <text:p><text:span text:style-name="T6">Konsta</text:span><text:span text:style-name="T6">nt</text:span></text:p>
            <text:p><text:span text:style-name="T6">skalaut</text:span><text:span text:style-name="T6">bytte</text:span></text:p>
          </draw:text-box>
        </draw:frame>
        <draw:frame draw:style-name="gr36" draw:text-style-name="P12" draw:layer="layout" svg:width="2.022cm" svg:height="0.887cm" svg:x="17.695cm" svg:y="10.452cm">
          <draw:text-box>
            <text:p><text:span text:style-name="T6">Økend</text:span><text:span text:style-name="T6">e</text:span></text:p>
            <text:p><text:span text:style-name="T6">skalaut</text:span><text:span text:style-name="T6">bytte</text:span></text:p>
          </draw:text-box>
        </draw:frame>
        <draw:frame draw:style-name="gr37" draw:text-style-name="P7" draw:layer="layout" svg:width="3.999cm" svg:height="1.673cm" svg:x="8.059cm" svg:y="0.077cm">
          <draw:text-box>
            <text:p><text:span text:style-name="T3">Pr</text:span><text:span text:style-name="T3">od</text:span><text:span text:style-name="T3">uk</text:span><text:span text:style-name="T3">sjo</text:span><text:span text:style-name="T3">n</text:span></text:p>
          </draw:text-box>
        </draw:frame>
        <draw:frame draw:style-name="gr38" draw:text-style-name="P10" draw:layer="layout" svg:width="3.084cm" svg:height="1.318cm" svg:x="3.75cm" svg:y="13.25cm">
          <draw:text-box>
            <text:p><text:span text:style-name="T11">MTSB</text:span><text:span text:style-name="T4"> </text:span></text:p>
            <text:p/>
          </draw:text-box>
        </draw:frame>
        <draw:frame draw:style-name="gr4" draw:text-style-name="P3" draw:layer="layout" svg:width="0.551cm" svg:height="0.47cm" svg:x="11.679cm" svg:y="10.263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line draw:style-name="gr13" draw:text-style-name="P2" draw:layer="layout" svg:x1="1.502cm" svg:y1="7.25cm" svg:x2="6.352cm" svg:y2="7.3cm">
          <text:p/>
        </draw:line>
        <draw:line draw:style-name="gr13" draw:text-style-name="P2" draw:layer="layout" svg:x1="1.508cm" svg:y1="7.254cm" svg:x2="1.502cm" svg:y2="3.55cm">
          <text:p/>
        </draw:line>
        <draw:frame draw:style-name="gr4" draw:text-style-name="P3" draw:layer="layout" svg:width="0.436cm" svg:height="0.47cm" svg:x="6.58cm" svg:y="7.0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4" draw:text-style-name="P3" draw:layer="layout" svg:width="0.5cm" svg:height="0.47cm" svg:x="1.28cm" svg:y="3.0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line draw:style-name="gr13" draw:text-style-name="P2" draw:layer="layout" svg:x1="7.802cm" svg:y1="7.35cm" svg:x2="12.652cm" svg:y2="7.4cm">
          <text:p/>
        </draw:line>
        <draw:line draw:style-name="gr13" draw:text-style-name="P2" draw:layer="layout" svg:x1="7.808cm" svg:y1="7.354cm" svg:x2="7.802cm" svg:y2="3.65cm">
          <text:p/>
        </draw:line>
        <draw:frame draw:style-name="gr4" draw:text-style-name="P3" draw:layer="layout" svg:width="0.436cm" svg:height="0.47cm" svg:x="12.88cm" svg:y="7.1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4" draw:text-style-name="P3" draw:layer="layout" svg:width="0.509cm" svg:height="0.47cm" svg:x="7.48cm" svg:y="3.1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path draw:style-name="gr3" draw:text-style-name="P2" draw:layer="layout" svg:width="2.447cm" svg:height="2.049cm" draw:transform="rotate (-3.14159265358979) translate (10.6999865777091cm 6.6cm)" svg:viewBox="0 0 2448 2050" svg:d="M2448 0c-2621 0-2446 2050-2446 2050">
          <text:p/>
        </draw:path>
        <draw:line draw:style-name="gr13" draw:text-style-name="P2" draw:layer="layout" svg:x1="14.602cm" svg:y1="7.35cm" svg:x2="19.452cm" svg:y2="7.4cm">
          <text:p/>
        </draw:line>
        <draw:line draw:style-name="gr13" draw:text-style-name="P2" draw:layer="layout" svg:x1="14.608cm" svg:y1="7.354cm" svg:x2="14.602cm" svg:y2="3.65cm">
          <text:p/>
        </draw:line>
        <draw:frame draw:style-name="gr4" draw:text-style-name="P3" draw:layer="layout" svg:width="0.436cm" svg:height="0.47cm" svg:x="19.68cm" svg:y="7.1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4" draw:text-style-name="P3" draw:layer="layout" svg:width="0.509cm" svg:height="0.47cm" svg:x="14.38cm" svg:y="3.1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line draw:style-name="gr13" draw:text-style-name="P2" draw:layer="layout" svg:x1="1.503cm" svg:y1="14.75cm" svg:x2="6.353cm" svg:y2="14.8cm">
          <text:p/>
        </draw:line>
        <draw:line draw:style-name="gr13" draw:text-style-name="P2" draw:layer="layout" svg:x1="1.509cm" svg:y1="14.754cm" svg:x2="1.503cm" svg:y2="11.05cm">
          <text:p/>
        </draw:line>
        <draw:frame draw:style-name="gr4" draw:text-style-name="P3" draw:layer="layout" svg:width="0.551cm" svg:height="0.47cm" svg:x="6.581cm" svg:y="14.5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4" draw:text-style-name="P3" draw:layer="layout" svg:width="0.551cm" svg:height="0.47cm" svg:x="1.281cm" svg:y="10.5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path draw:style-name="gr3" draw:text-style-name="P2" draw:layer="layout" svg:width="1.997cm" svg:height="2.149cm" draw:transform="rotate (-3.14159265358979) translate (4.053cm 13.9cm)" svg:viewBox="0 0 1998 2150" svg:d="M0 0c2139 0 1996 2150 1996 2150">
          <text:p/>
        </draw:path>
        <draw:line draw:style-name="gr13" draw:text-style-name="P2" draw:layer="layout" svg:x1="7.803cm" svg:y1="14.85cm" svg:x2="12.653cm" svg:y2="14.9cm">
          <text:p/>
        </draw:line>
        <draw:line draw:style-name="gr13" draw:text-style-name="P2" draw:layer="layout" svg:x1="7.809cm" svg:y1="14.854cm" svg:x2="7.803cm" svg:y2="11.15cm">
          <text:p/>
        </draw:line>
        <draw:frame draw:style-name="gr4" draw:text-style-name="P3" draw:layer="layout" svg:width="0.551cm" svg:height="0.47cm" svg:x="7.581cm" svg:y="10.6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path draw:style-name="gr3" draw:text-style-name="P2" draw:layer="layout" svg:width="1.997cm" svg:height="2.149cm" draw:transform="rotate (-3.14159265358979) translate (11.153cm 13.7cm)" svg:viewBox="0 0 1998 2150" svg:d="M0 0c2139 0 1996 2150 1996 2150">
          <text:p/>
        </draw:path>
        <draw:line draw:style-name="gr13" draw:text-style-name="P2" draw:layer="layout" svg:x1="10.704cm" svg:y1="25.45cm" svg:x2="17.2cm" svg:y2="25.5cm">
          <text:p/>
        </draw:line>
        <draw:line draw:style-name="gr13" draw:text-style-name="P2" draw:layer="layout" svg:x1="10.7cm" svg:y1="25.35cm" svg:x2="10.7cm" svg:y2="18.65cm">
          <text:p/>
        </draw:line>
        <draw:frame draw:style-name="gr4" draw:text-style-name="P3" draw:layer="layout" svg:width="0.436cm" svg:height="0.47cm" svg:x="17.382cm" svg:y="25.2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4" draw:text-style-name="P3" draw:layer="layout" svg:width="0.509cm" svg:height="0.47cm" svg:x="10.382cm" svg:y="18.0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line draw:style-name="gr13" draw:text-style-name="P2" draw:layer="layout" svg:x1="2.005cm" svg:y1="25.45cm" svg:x2="8.501cm" svg:y2="25.5cm">
          <text:p/>
        </draw:line>
        <draw:line draw:style-name="gr13" draw:text-style-name="P2" draw:layer="layout" svg:x1="2cm" svg:y1="25.5cm" svg:x2="1.899cm" svg:y2="17.8cm">
          <text:p/>
        </draw:line>
        <draw:frame draw:style-name="gr4" draw:text-style-name="P3" draw:layer="layout" svg:width="0.551cm" svg:height="0.47cm" svg:x="8.683cm" svg:y="25.2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path draw:style-name="gr3" draw:text-style-name="P2" draw:layer="layout" svg:width="1.997cm" svg:height="2.149cm" draw:transform="rotate (-3.14159265358979) translate (4.855cm 2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4.555cm 24.2cm)" svg:viewBox="0 0 1998 2150" svg:d="M0 0c2139 0 1996 2150 1996 2150">
          <text:p/>
        </draw:path>
        <draw:line draw:style-name="gr3" draw:text-style-name="P2" draw:layer="layout" svg:x1="1.5cm" svg:y1="5.95cm" svg:x2="5.75cm" svg:y2="5.95cm">
          <text:p/>
        </draw:line>
        <draw:line draw:style-name="gr3" draw:text-style-name="P2" draw:layer="layout" svg:x1="1.5cm" svg:y1="5.95cm" svg:x2="5.75cm" svg:y2="3.95cm">
          <text:p/>
        </draw:line>
        <draw:path draw:style-name="gr3" draw:text-style-name="P2" draw:layer="layout" svg:width="3.447cm" svg:height="2.049cm" draw:transform="rotate (-3.14159265358979) translate (11.8999810947471cm 6.6cm)" svg:viewBox="0 0 3448 2050" svg:d="M3448 0c-3691 0-3445 2050-3445 2050">
          <text:p/>
        </draw:path>
        <draw:path draw:style-name="gr3" draw:text-style-name="P2" draw:layer="layout" svg:width="2.447cm" svg:height="2.549cm" draw:transform="rotate (-3.14159265358979) translate (17.4999865777091cm 6.7cm)" svg:viewBox="0 0 2448 2550" svg:d="M2448 0c-2621 0-2446 2550-2446 2550">
          <text:p/>
        </draw:path>
        <draw:path draw:style-name="gr3" draw:text-style-name="P2" draw:layer="layout" svg:width="3.447cm" svg:height="2.049cm" draw:transform="rotate (-3.14159265358979) translate (18.4999810947471cm 6cm)" svg:viewBox="0 0 3448 2050" svg:d="M3448 0c-3691 0-3445 2050-3445 2050">
          <text:p/>
        </draw:path>
        <draw:line draw:style-name="gr3" draw:text-style-name="P2" draw:layer="layout" svg:x1="14.6cm" svg:y1="6.85cm" svg:x2="18.85cm" svg:y2="6.85cm">
          <text:p/>
        </draw:line>
        <draw:line draw:style-name="gr3" draw:text-style-name="P2" draw:layer="layout" svg:x1="1.5cm" svg:y1="11.6cm" svg:x2="3.5cm" svg:y2="14.85cm">
          <text:p/>
        </draw:line>
        <draw:line draw:style-name="gr3" draw:text-style-name="P2" draw:layer="layout" svg:x1="7.8cm" svg:y1="11.6cm" svg:x2="11.75cm" svg:y2="14.8cm">
          <text:p/>
        </draw:line>
        <draw:line draw:style-name="gr3" draw:text-style-name="P2" draw:layer="layout" svg:x1="7.8cm" svg:y1="11.6cm" svg:x2="10.25cm" svg:y2="14.8cm">
          <text:p/>
        </draw:line>
        <draw:path draw:style-name="gr3" draw:text-style-name="P2" draw:layer="layout" svg:width="1.997cm" svg:height="2.149cm" draw:transform="rotate (-3.14159265358979) translate (10.953cm 14.3cm)" svg:viewBox="0 0 1998 2150" svg:d="M0 0c2139 0 1996 2150 1996 2150">
          <text:p/>
        </draw:path>
        <draw:line draw:style-name="gr3" draw:text-style-name="P2" draw:layer="layout" svg:x1="1.9cm" svg:y1="21.65cm" svg:x2="3.9cm" svg:y2="25.45cm">
          <text:p/>
        </draw:line>
        <draw:line draw:style-name="gr3" draw:text-style-name="P2" draw:layer="layout" svg:x1="1.9cm" svg:y1="19.9cm" svg:x2="5cm" svg:y2="25.45cm">
          <text:p/>
        </draw:line>
        <draw:line draw:style-name="gr3" draw:text-style-name="P2" draw:layer="layout" svg:x1="10.7cm" svg:y1="22.45cm" svg:x2="16.45cm" svg:y2="22.45cm">
          <text:p/>
        </draw:line>
        <draw:line draw:style-name="gr3" draw:text-style-name="P2" draw:layer="layout" svg:x1="10.7cm" svg:y1="22.45cm" svg:x2="16.45cm" svg:y2="21.2cm">
          <text:p/>
        </draw:line>
        <draw:line draw:style-name="gr3" draw:text-style-name="P2" draw:layer="layout" svg:x1="10.7cm" svg:y1="22.45cm" svg:x2="16.7cm" svg:y2="23.7cm">
          <text:p/>
        </draw:line>
        <draw:frame draw:style-name="gr39" draw:text-style-name="P18" draw:layer="layout" svg:width="7.347cm" svg:height="2.384cm" svg:x="6.751cm" svg:y="0.1cm">
          <draw:text-box>
            <text:p><text:span text:style-name="T12">Inn</text:span><text:span text:style-name="T12">tek</text:span><text:span text:style-name="T12">ter </text:span><text:span text:style-name="T12">og </text:span><text:span text:style-name="T12">ko</text:span><text:span text:style-name="T12">stn</text:span><text:span text:style-name="T12">ad</text:span><text:span text:style-name="T12">er</text:span></text:p>
          </draw:text-box>
        </draw:frame>
        <draw:frame draw:style-name="gr4" draw:text-style-name="P3" draw:layer="layout" svg:width="1.089cm" svg:height="0.513cm" svg:x="4.981cm" svg:y="3.16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4" draw:text-style-name="P3" draw:layer="layout" svg:width="1.25cm" svg:height="0.513cm" svg:x="4.881cm" svg:y="5.364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40" draw:text-style-name="P17" draw:layer="layout" svg:width="2.293cm" svg:height="0.725cm" svg:x="1.2cm" svg:y="2.3cm">
          <draw:text-box>
            <text:p><text:span text:style-name="T10">Innt</text:span><text:span text:style-name="T10">ekte</text:span><text:span text:style-name="T10">r</text:span></text:p>
          </draw:text-box>
        </draw:frame>
        <draw:frame draw:style-name="gr41" draw:text-style-name="P17" draw:layer="layout" svg:width="6.695cm" svg:height="1.199cm" svg:x="7.301cm" svg:y="1.901cm">
          <draw:text-box>
            <text:p><text:span text:style-name="T10">Kost</text:span><text:span text:style-name="T10">nad</text:span><text:span text:style-name="T10">er </text:span></text:p>
            <text:p><text:span text:style-name="T10">uten </text:span><text:span text:style-name="T10">faste </text:span><text:span text:style-name="T10">kost</text:span><text:span text:style-name="T10">nad</text:span><text:span text:style-name="T10">er</text:span></text:p>
          </draw:text-box>
        </draw:frame>
        <draw:frame draw:style-name="gr42" draw:text-style-name="P17" draw:layer="layout" svg:width="6.691cm" svg:height="1.199cm" svg:x="14.202cm" svg:y="2.002cm">
          <draw:text-box>
            <text:p><text:span text:style-name="T10">Kost</text:span><text:span text:style-name="T10">nad</text:span><text:span text:style-name="T10">er </text:span></text:p>
            <text:p><text:span text:style-name="T10">med </text:span><text:span text:style-name="T10">faste </text:span><text:span text:style-name="T10">kost</text:span><text:span text:style-name="T10">nad</text:span><text:span text:style-name="T10">er</text:span></text:p>
          </draw:text-box>
        </draw:frame>
        <draw:frame draw:style-name="gr4" draw:text-style-name="P3" draw:layer="layout" svg:width="1.229cm" svg:height="0.542cm" svg:x="10.381cm" svg:y="3.763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4" draw:text-style-name="P3" draw:layer="layout" svg:width="0.509cm" svg:height="0.47cm" svg:x="11.682cm" svg:y="3.86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frame draw:style-name="gr4" draw:text-style-name="P3" draw:layer="layout" svg:width="1.229cm" svg:height="0.542cm" svg:x="16.881cm" svg:y="3.463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4" draw:text-style-name="P3" draw:layer="layout" svg:width="0.509cm" svg:height="0.47cm" svg:x="18.682cm" svg:y="3.863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4" draw:text-style-name="P3" draw:layer="layout" svg:width="0.636cm" svg:height="0.53cm" svg:x="18.783cm" svg:y="6.563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line draw:style-name="gr2" draw:text-style-name="P2" draw:layer="layout" svg:x1="1.5cm" svg:y1="13.4cm" svg:x2="2.5cm" svg:y2="13.4cm">
          <text:p/>
        </draw:line>
        <draw:frame draw:style-name="gr43" draw:text-style-name="P19" draw:layer="layout" svg:width="1.793cm" svg:height="0.645cm" svg:x="2.3cm" svg:y="12cm">
          <draw:text-box>
            <text:p><text:span text:style-name="T13">isokv</text:span><text:span text:style-name="T13">ant</text:span></text:p>
          </draw:text-box>
        </draw:frame>
        <draw:frame draw:style-name="gr44" draw:text-style-name="P13" draw:layer="layout" svg:width="1.649cm" svg:height="0.662cm" svg:x="3.45cm" svg:y="14.25cm">
          <draw:text-box>
            <text:p><text:span text:style-name="T7">isoko</text:span><text:span text:style-name="T7">st</text:span></text:p>
          </draw:text-box>
        </draw:frame>
        <draw:frame draw:style-name="gr4" draw:text-style-name="P3" draw:layer="layout" svg:width="0.565cm" svg:height="0.53cm" svg:x="0.982cm" svg:y="12.363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4" draw:text-style-name="P3" draw:layer="layout" svg:width="0.56cm" svg:height="0.53cm" svg:x="2.182cm" svg:y="14.96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4" draw:text-style-name="P20" draw:layer="layout" svg:width="0.724cm" svg:height="1.061cm" svg:x="0.884cm" svg:y="10.964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frame draw:style-name="gr4" draw:text-style-name="P3" draw:layer="layout" svg:width="0.56cm" svg:height="0.53cm" svg:x="8.783cm" svg:y="14.963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4" draw:text-style-name="P3" draw:layer="layout" svg:width="0.551cm" svg:height="0.53cm" svg:x="9.384cm" svg:y="14.963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frame draw:style-name="gr4" draw:text-style-name="P3" draw:layer="layout" svg:width="0.565cm" svg:height="0.53cm" svg:x="7.082cm" svg:y="13.163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4" draw:text-style-name="P3" draw:layer="layout" svg:width="0.556cm" svg:height="0.53cm" svg:x="7.04cm" svg:y="12.72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custom-shape draw:style-name="gr1" draw:text-style-name="P1" draw:layer="layout" svg:width="0.25cm" svg:height="0.25cm" svg:x="2.451cm" svg:y="13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4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.05cm" svg:y1="13.2cm" svg:x2="9.1cm" svg:y2="14.85cm">
          <text:p/>
        </draw:line>
        <draw:line draw:style-name="gr2" draw:text-style-name="P2" draw:layer="layout" svg:x1="9.55cm" svg:y1="13.2cm" svg:x2="9.6cm" svg:y2="14.85cm">
          <text:p/>
        </draw:line>
        <draw:line draw:style-name="gr2" draw:text-style-name="P2" draw:layer="layout" svg:x1="7.8cm" svg:y1="13.3cm" svg:x2="9cm" svg:y2="13.3cm">
          <text:p/>
        </draw:line>
        <draw:line draw:style-name="gr2" draw:text-style-name="P2" draw:layer="layout" svg:x1="7.75cm" svg:y1="13.05cm" svg:x2="9.55cm" svg:y2="13.05cm">
          <text:p/>
        </draw:line>
        <draw:line draw:style-name="gr3" draw:text-style-name="P2" draw:layer="layout" svg:x1="2.15cm" svg:y1="18.65cm" svg:x2="6.15cm" svg:y2="25.65cm">
          <text:p/>
        </draw:line>
        <draw:path draw:style-name="gr3" draw:text-style-name="P2" draw:layer="layout" svg:width="1.997cm" svg:height="2.149cm" draw:transform="rotate (-3.14159265358979) translate (5.555cm 22.5cm)" svg:viewBox="0 0 1998 2150" svg:d="M0 0c2139 0 1996 2150 1996 2150">
          <text:p/>
        </draw:path>
        <draw:custom-shape draw:style-name="gr1" draw:text-style-name="P1" draw:layer="layout" svg:width="0.25cm" svg:height="0.25cm" svg:x="3.2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2.7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6cm" svg:height="0.513cm" svg:x="15.284cm" svg:y="20.46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4" draw:text-style-name="P3" draw:layer="layout" svg:width="5.832cm" svg:height="0.513cm" svg:x="14.399cm" svg:y="21.765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4" draw:text-style-name="P3" draw:layer="layout" svg:width="5.509cm" svg:height="0.513cm" svg:x="15.485cm" svg:y="22.963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line draw:style-name="gr3" draw:text-style-name="P2" draw:layer="layout" svg:x1="2.1cm" svg:y1="25.45cm" svg:x2="3.4cm" svg:y2="22.4cm">
          <text:p/>
        </draw:line>
        <draw:frame draw:style-name="gr45" draw:text-style-name="P21" draw:layer="layout" svg:width="2.119cm" svg:height="0.526cm" svg:x="3.701cm" svg:y="19.801cm">
          <draw:text-box>
            <text:p><text:span text:style-name="T14">Substitu</text:span><text:span text:style-name="T14">malen</text:span></text:p>
          </draw:text-box>
        </draw:frame>
        <draw:custom-shape draw:style-name="gr1" draw:text-style-name="P1" draw:layer="layout" svg:width="0.25cm" svg:height="0.25cm" svg:x="8.9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9.581cm" svg:y="14.6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line draw:style-name="gr13" draw:text-style-name="P2" draw:layer="layout" svg:x1="14.603cm" svg:y1="14.85cm" svg:x2="19.453cm" svg:y2="14.9cm">
          <text:p/>
        </draw:line>
        <draw:line draw:style-name="gr13" draw:text-style-name="P2" draw:layer="layout" svg:x1="14.609cm" svg:y1="14.854cm" svg:x2="14.603cm" svg:y2="11.15cm">
          <text:p/>
        </draw:line>
        <draw:frame draw:style-name="gr4" draw:text-style-name="P3" draw:layer="layout" svg:width="0.551cm" svg:height="0.47cm" svg:x="14.381cm" svg:y="10.6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path draw:style-name="gr3" draw:text-style-name="P2" draw:layer="layout" svg:width="1.997cm" svg:height="2.149cm" draw:transform="rotate (-3.14159265358979) translate (17.853cm 13.6cm)" svg:viewBox="0 0 1998 2150" svg:d="M0 0c2139 0 1996 2150 1996 2150">
          <text:p/>
        </draw:path>
        <draw:line draw:style-name="gr3" draw:text-style-name="P2" draw:layer="layout" svg:x1="14.6cm" svg:y1="11.6cm" svg:x2="18.55cm" svg:y2="14.8cm">
          <text:p/>
        </draw:line>
        <draw:path draw:style-name="gr3" draw:text-style-name="P2" draw:layer="layout" svg:width="1.997cm" svg:height="2.149cm" draw:transform="rotate (-3.14159265358979) translate (17.253cm 14.3cm)" svg:viewBox="0 0 1998 2150" svg:d="M0 0c2139 0 1996 2150 1996 2150">
          <text:p/>
        </draw:path>
        <draw:frame draw:style-name="gr4" draw:text-style-name="P3" draw:layer="layout" svg:width="0.56cm" svg:height="0.53cm" svg:x="16.183cm" svg:y="15.4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4" draw:text-style-name="P3" draw:layer="layout" svg:width="0.551cm" svg:height="0.53cm" svg:x="16.184cm" svg:y="14.963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4" draw:text-style-name="P3" draw:layer="layout" svg:width="0.565cm" svg:height="0.53cm" svg:x="13.882cm" svg:y="13.863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frame draw:style-name="gr4" draw:text-style-name="P3" draw:layer="layout" svg:width="0.556cm" svg:height="0.53cm" svg:x="13.84cm" svg:y="12.72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custom-shape draw:style-name="gr1" draw:text-style-name="P1" draw:layer="layout" svg:width="0.25cm" svg:height="0.25cm" svg:x="16.2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6.35cm" svg:y1="13.2cm" svg:x2="16.4cm" svg:y2="14.85cm">
          <text:p/>
        </draw:line>
        <draw:line draw:style-name="gr2" draw:text-style-name="P2" draw:layer="layout" svg:x1="14.5cm" svg:y1="14.15cm" svg:x2="16.5cm" svg:y2="14.15cm">
          <text:p/>
        </draw:line>
        <draw:line draw:style-name="gr2" draw:text-style-name="P2" draw:layer="layout" svg:x1="14.55cm" svg:y1="13.05cm" svg:x2="16.35cm" svg:y2="13.05cm">
          <text:p/>
        </draw:line>
        <draw:line draw:style-name="gr3" draw:text-style-name="P2" draw:layer="layout" svg:x1="14.75cm" svg:y1="13.8cm" svg:x2="18.55cm" svg:y2="14.8cm">
          <text:p/>
        </draw:line>
        <draw:custom-shape draw:style-name="gr1" draw:text-style-name="P1" draw:layer="layout" svg:width="0.25cm" svg:height="0.25cm" svg:x="16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3.35cm" svg:y1="22.55cm" svg:x2="5.4cm" svg:y2="20.9cm">
          <text:p/>
        </draw:line>
        <draw:custom-shape draw:style-name="gr1" draw:text-style-name="P1" draw:layer="layout" svg:width="0.25cm" svg:height="0.25cm" svg:x="3.9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2.682cm" svg:y="14.6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46" draw:text-style-name="P22" draw:layer="layout" svg:width="4.075cm" svg:height="0.683cm" svg:x="11.05cm" svg:y="17.9cm">
          <draw:text-box>
            <text:p><text:span text:style-name="T5">Kost</text:span><text:span text:style-name="T5">nader </text:span><text:span text:style-name="T5">(lang </text:span><text:span text:style-name="T5">sikt)</text:span></text:p>
          </draw:text-box>
        </draw:frame>
        <draw:frame draw:style-name="gr4" draw:text-style-name="P3" draw:layer="layout" svg:width="0.551cm" svg:height="0.47cm" svg:x="1.684cm" svg:y="17.163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frame draw:style-name="gr47" draw:text-style-name="P16" draw:layer="layout" svg:width="6.331cm" svg:height="0.683cm" svg:x="1.251cm" svg:y="9.501cm">
          <draw:text-box>
            <text:p><text:span text:style-name="T9">Kost</text:span><text:span text:style-name="T9">nads</text:span><text:span text:style-name="T9">mini</text:span><text:span text:style-name="T9">meri</text:span><text:span text:style-name="T9">ng </text:span><text:span text:style-name="T9">(lang </text:span><text:span text:style-name="T9">sikt)</text:span></text:p>
          </draw:text-box>
        </draw:frame>
        <draw:frame draw:style-name="gr48" draw:text-style-name="P23" draw:layer="layout" svg:width="4.045cm" svg:height="0.662cm" svg:x="7.55cm" svg:y="9.55cm">
          <draw:text-box>
            <text:p><text:span text:style-name="T15">- </text:span><text:span text:style-name="T15">Billige</text:span><text:span text:style-name="T15">re </text:span><text:span text:style-name="T15">arbei</text:span><text:span text:style-name="T15">dskra</text:span><text:span text:style-name="T15">ft</text:span></text:p>
          </draw:text-box>
        </draw:frame>
        <draw:frame draw:style-name="gr49" draw:text-style-name="P23" draw:layer="layout" svg:width="4.376cm" svg:height="0.662cm" svg:x="14.35cm" svg:y="9.65cm">
          <draw:text-box>
            <text:p><text:span text:style-name="T15">- </text:span><text:span text:style-name="T15">Billige</text:span><text:span text:style-name="T15">re </text:span><text:span text:style-name="T15">kapit</text:span><text:span text:style-name="T15">al</text:span></text:p>
          </draw:text-box>
        </draw:frame>
        <draw:frame draw:style-name="gr4" draw:text-style-name="P20" draw:layer="layout" svg:width="0.72cm" svg:height="1.063cm" svg:x="4.684cm" svg:y="25.664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4" draw:text-style-name="P20" draw:layer="layout" svg:width="0.724cm" svg:height="1.063cm" svg:x="5.684cm" svg:y="25.664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frame draw:style-name="gr4" draw:text-style-name="P20" draw:layer="layout" svg:width="0.724cm" svg:height="1.063cm" svg:x="1.285cm" svg:y="21.265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frame draw:style-name="gr4" draw:text-style-name="P20" draw:layer="layout" svg:width="0.715cm" svg:height="1.063cm" svg:x="1.185cm" svg:y="19.465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4" draw:text-style-name="P20" draw:layer="layout" svg:width="0.719cm" svg:height="1.063cm" svg:x="1.186cm" svg:y="17.966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frame draw:style-name="gr50" draw:text-style-name="P24" draw:layer="layout" svg:width="9.341cm" svg:height="1.275cm" svg:x="10.4cm" svg:y="16.05cm">
          <draw:text-box>
            <text:p><text:span text:style-name="T16">Kost</text:span><text:span text:style-name="T16">nad</text:span><text:span text:style-name="T16">sfun</text:span><text:span text:style-name="T16">ksjo</text:span><text:span text:style-name="T16">nen </text:span><text:span text:style-name="T16">for </text:span><text:span text:style-name="T16">ulik</text:span><text:span text:style-name="T16">e </text:span><text:span text:style-name="T16">anta</text:span><text:span text:style-name="T16">gels</text:span><text:span text:style-name="T16">er</text:span></text:p>
            <text:p><text:span text:style-name="T16">om </text:span><text:span text:style-name="T16">skal</text:span><text:span text:style-name="T16">autb</text:span><text:span text:style-name="T16">ytte</text:span></text:p>
          </draw:text-box>
        </draw:frame>
        <draw:frame draw:style-name="gr51" draw:text-style-name="P17" draw:layer="layout" svg:width="4.718cm" svg:height="1.199cm" svg:x="1.6cm" svg:y="15.85cm">
          <draw:text-box>
            <text:p><text:span text:style-name="T10">Kost</text:span><text:span text:style-name="T10">nad</text:span><text:span text:style-name="T10">smin</text:span><text:span text:style-name="T10">imeri</text:span><text:span text:style-name="T10">ng</text:span></text:p>
            <text:p><text:span text:style-name="T10">For </text:span><text:span text:style-name="T10">et </text:span><text:span text:style-name="T10">gitt </text:span><text:span text:style-name="T10">bud</text:span><text:span text:style-name="T10">sjett</text:span></text:p>
          </draw:text-box>
        </draw:frame>
        <draw:line draw:style-name="gr2" draw:text-style-name="P2" draw:layer="layout" svg:x1="2.6cm" svg:y1="13.4cm" svg:x2="2.6cm" svg:y2="14.8cm">
          <text:p/>
        </draw:line>
        <draw:frame draw:style-name="gr4" draw:text-style-name="P20" draw:layer="layout" svg:width="0.724cm" svg:height="1.061cm" svg:x="3.185cm" svg:y="14.965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4" draw:text-style-name="P20" draw:layer="layout" svg:width="0.72cm" svg:height="1.063cm" svg:x="4.684cm" svg:y="25.665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4" draw:text-style-name="P20" draw:layer="layout" svg:width="0.729cm" svg:height="1.063cm" svg:x="3.684cm" svg:y="25.666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line draw:style-name="gr13" draw:text-style-name="P2" draw:layer="layout" svg:x1="1.503cm" svg:y1="15.55cm" svg:x2="6.353cm" svg:y2="15.6cm">
          <text:p/>
        </draw:line>
        <draw:line draw:style-name="gr13" draw:text-style-name="P2" draw:layer="layout" svg:x1="1.509cm" svg:y1="15.554cm" svg:x2="1.503cm" svg:y2="11.85cm">
          <text:p/>
        </draw:line>
        <draw:frame draw:style-name="gr4" draw:text-style-name="P3" draw:layer="layout" svg:width="0.436cm" svg:height="0.47cm" svg:x="6.581cm" svg:y="15.3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4" draw:text-style-name="P3" draw:layer="layout" svg:width="0.551cm" svg:height="0.47cm" svg:x="1.081cm" svg:y="7.6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13" draw:text-style-name="P2" draw:layer="layout" svg:x1="14.603cm" svg:y1="15.65cm" svg:x2="19.453cm" svg:y2="15.7cm">
          <text:p/>
        </draw:line>
        <draw:line draw:style-name="gr13" draw:text-style-name="P2" draw:layer="layout" svg:x1="14.609cm" svg:y1="15.654cm" svg:x2="14.603cm" svg:y2="11.95cm">
          <text:p/>
        </draw:line>
        <draw:line draw:style-name="gr2" draw:text-style-name="P2" draw:layer="layout" svg:x1="1cm" svg:y1="17.4cm" svg:x2="20.59cm" svg:y2="17.65cm">
          <text:p/>
        </draw:line>
        <draw:frame draw:style-name="gr52" draw:text-style-name="P7" draw:layer="layout" svg:width="11.018cm" svg:height="3.095cm" svg:x="4.653cm" svg:y="0cm">
          <draw:text-box>
            <text:p><text:span text:style-name="T3">Ad</text:span><text:span text:style-name="T3">fer</text:span><text:span text:style-name="T3">d i </text:span><text:span text:style-name="T3">go</text:span><text:span text:style-name="T3">de </text:span><text:span text:style-name="T3">og </text:span><text:span text:style-name="T3">arb</text:span><text:span text:style-name="T3">eid</text:span><text:span text:style-name="T3">s-</text:span><text:span text:style-name="T3">ma</text:span><text:span text:style-name="T3">rke</text:span><text:span text:style-name="T3">det</text:span></text:p>
          </draw:text-box>
        </draw:frame>
        <draw:line draw:style-name="gr13" draw:text-style-name="P2" draw:layer="layout" svg:x1="1.602cm" svg:y1="8.15cm" svg:x2="6.452cm" svg:y2="8.2cm">
          <text:p/>
        </draw:line>
        <draw:line draw:style-name="gr13" draw:text-style-name="P2" draw:layer="layout" svg:x1="1.608cm" svg:y1="8.154cm" svg:x2="1.602cm" svg:y2="4.45cm">
          <text:p/>
        </draw:line>
        <draw:frame draw:style-name="gr4" draw:text-style-name="P3" draw:layer="layout" svg:width="0.436cm" svg:height="0.47cm" svg:x="6.48cm" svg:y="7.9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4" draw:text-style-name="P3" draw:layer="layout" svg:width="0.974cm" svg:height="0.47cm" svg:x="1.38cm" svg:y="3.9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3" draw:text-style-name="P2" draw:layer="layout" svg:width="2.447cm" svg:height="2.049cm" draw:transform="rotate (-3.14159265358979) translate (4.1999865777091cm 7.4cm)" svg:viewBox="0 0 2448 2050" svg:d="M2448 0c-2621 0-2446 2050-2446 2050">
          <text:p/>
        </draw:path>
        <draw:line draw:style-name="gr13" draw:text-style-name="P2" draw:layer="layout" svg:x1="8.202cm" svg:y1="8.15cm" svg:x2="13.052cm" svg:y2="8.2cm">
          <text:p/>
        </draw:line>
        <draw:line draw:style-name="gr13" draw:text-style-name="P2" draw:layer="layout" svg:x1="8.208cm" svg:y1="8.154cm" svg:x2="8.202cm" svg:y2="4.45cm">
          <text:p/>
        </draw:line>
        <draw:frame draw:style-name="gr4" draw:text-style-name="P3" draw:layer="layout" svg:width="0.436cm" svg:height="0.47cm" svg:x="13.28cm" svg:y="7.96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4" draw:text-style-name="P3" draw:layer="layout" svg:width="0.974cm" svg:height="0.47cm" svg:x="7.98cm" svg:y="3.963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3" draw:text-style-name="P2" draw:layer="layout" svg:width="3.447cm" svg:height="2.049cm" draw:transform="rotate (-3.14159265358979) translate (5.2999810947471cm 7.4cm)" svg:viewBox="0 0 3448 2050" svg:d="M3448 0c-3691 0-3445 2050-3445 2050">
          <text:p/>
        </draw:path>
        <draw:path draw:style-name="gr3" draw:text-style-name="P2" draw:layer="layout" svg:width="2.447cm" svg:height="2.049cm" draw:transform="rotate (-3.14159265358979) translate (10.8999865777091cm 7.4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11.8999810947471cm 6.9cm)" svg:viewBox="0 0 3448 2050" svg:d="M3448 0c-3691 0-3445 2050-3445 2050">
          <text:p/>
        </draw:path>
        <draw:line draw:style-name="gr3" draw:text-style-name="P2" draw:layer="layout" svg:x1="8.2cm" svg:y1="7.35cm" svg:x2="12.45cm" svg:y2="7.35cm">
          <text:p/>
        </draw:line>
        <draw:frame draw:style-name="gr41" draw:text-style-name="P17" draw:layer="layout" svg:width="6.695cm" svg:height="1.199cm" svg:x="1.101cm" svg:y="2.601cm">
          <draw:text-box>
            <text:p><text:span text:style-name="T10">Kost</text:span><text:span text:style-name="T10">nad</text:span><text:span text:style-name="T10">er </text:span><text:span text:style-name="T10">(kort </text:span><text:span text:style-name="T10">sikt)</text:span></text:p>
            <text:p><text:span text:style-name="T10">uten </text:span><text:span text:style-name="T10">faste </text:span><text:span text:style-name="T10">kost</text:span><text:span text:style-name="T10">nad</text:span><text:span text:style-name="T10">er</text:span></text:p>
          </draw:text-box>
        </draw:frame>
        <draw:frame draw:style-name="gr42" draw:text-style-name="P17" draw:layer="layout" svg:width="6.691cm" svg:height="1.199cm" svg:x="7.902cm" svg:y="2.502cm">
          <draw:text-box>
            <text:p><text:span text:style-name="T10">Kost</text:span><text:span text:style-name="T10">nad</text:span><text:span text:style-name="T10">er </text:span><text:span text:style-name="T10">(kort </text:span><text:span text:style-name="T10">sikt)</text:span></text:p>
            <text:p><text:span text:style-name="T10">med </text:span><text:span text:style-name="T10">faste </text:span><text:span text:style-name="T10">kost</text:span><text:span text:style-name="T10">nad</text:span><text:span text:style-name="T10">er</text:span></text:p>
          </draw:text-box>
        </draw:frame>
        <draw:frame draw:style-name="gr4" draw:text-style-name="P3" draw:layer="layout" svg:width="1.229cm" svg:height="0.542cm" svg:x="3.781cm" svg:y="4.563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4" draw:text-style-name="P3" draw:layer="layout" svg:width="0.509cm" svg:height="0.47cm" svg:x="5.082cm" svg:y="4.663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4" draw:text-style-name="P3" draw:layer="layout" svg:width="1.229cm" svg:height="0.542cm" svg:x="10.581cm" svg:y="4.563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4" draw:text-style-name="P3" draw:layer="layout" svg:width="0.509cm" svg:height="0.47cm" svg:x="11.882cm" svg:y="4.663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4" draw:text-style-name="P3" draw:layer="layout" svg:width="0.636cm" svg:height="0.53cm" svg:x="12.383cm" svg:y="7.363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3" draw:text-style-name="P2" draw:layer="layout" svg:x1="1.6cm" svg:y1="6.65cm" svg:x2="3.75cm" svg:y2="6.75cm">
          <text:p/>
        </draw:line>
        <draw:line draw:style-name="gr2" draw:text-style-name="P2" draw:layer="layout" svg:x1="3.75cm" svg:y1="6.7cm" svg:x2="3.8cm" svg:y2="8.1cm">
          <text:p/>
        </draw:line>
        <draw:line draw:style-name="gr3" draw:text-style-name="P2" draw:layer="layout" svg:x1="8.25cm" svg:y1="6.25cm" svg:x2="10.75cm" svg:y2="6.25cm">
          <text:p/>
        </draw:line>
        <draw:line draw:style-name="gr2" draw:text-style-name="P2" draw:layer="layout" svg:x1="10.75cm" svg:y1="6.25cm" svg:x2="10.7cm" svg:y2="8.1cm">
          <text:p/>
        </draw:line>
        <draw:line draw:style-name="gr13" draw:text-style-name="P2" draw:layer="layout" svg:x1="14.629cm" svg:y1="8.151cm" svg:x2="19.479cm" svg:y2="8.201cm">
          <text:p/>
        </draw:line>
        <draw:line draw:style-name="gr13" draw:text-style-name="P2" draw:layer="layout" svg:x1="14.635cm" svg:y1="8.155cm" svg:x2="14.629cm" svg:y2="4.451cm">
          <text:p/>
        </draw:line>
        <draw:frame draw:style-name="gr4" draw:text-style-name="P3" draw:layer="layout" svg:width="0.551cm" svg:height="0.47cm" svg:x="19.707cm" svg:y="7.964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3" draw:text-style-name="P2" draw:layer="layout" svg:x1="1.5cm" svg:y1="13.65cm" svg:x2="5cm" svg:y2="13.65cm">
          <text:p/>
        </draw:line>
        <draw:line draw:style-name="gr3" draw:text-style-name="P2" draw:layer="layout" svg:x1="14.6cm" svg:y1="6.15cm" svg:x2="18cm" svg:y2="6.1cm">
          <text:p/>
        </draw:line>
        <draw:line draw:style-name="gr13" draw:text-style-name="P2" draw:layer="layout" svg:x1="1.602cm" svg:y1="24.95cm" svg:x2="6.452cm" svg:y2="25cm">
          <text:p/>
        </draw:line>
        <draw:line draw:style-name="gr13" draw:text-style-name="P2" draw:layer="layout" svg:x1="1.608cm" svg:y1="24.954cm" svg:x2="1.602cm" svg:y2="21.25cm">
          <text:p/>
        </draw:line>
        <draw:frame draw:style-name="gr4" draw:text-style-name="P3" draw:layer="layout" svg:width="0.436cm" svg:height="0.47cm" svg:x="6.68cm" svg:y="24.763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4" draw:text-style-name="P3" draw:layer="layout" svg:width="0.509cm" svg:height="0.47cm" svg:x="1.38cm" svg:y="20.763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3" draw:text-style-name="P2" draw:layer="layout" svg:width="2.447cm" svg:height="2.049cm" draw:transform="rotate (-3.14159265358979) translate (4.2999865777091cm 24.2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5.2999810947471cm 24.2cm)" svg:viewBox="0 0 3448 2050" svg:d="M3448 0c-3691 0-3445 2050-3445 2050">
          <text:p/>
        </draw:path>
        <draw:frame draw:style-name="gr53" draw:text-style-name="P17" draw:layer="layout" svg:width="8.308cm" svg:height="1.199cm" svg:x="1.201cm" svg:y="18.701cm">
          <draw:text-box>
            <text:p><text:span text:style-name="T10">Tilbu</text:span><text:span text:style-name="T10">det </text:span><text:span text:style-name="T10">fra </text:span><text:span text:style-name="T10">en </text:span><text:span text:style-name="T10">prod</text:span><text:span text:style-name="T10">use</text:span><text:span text:style-name="T10">nt </text:span></text:p>
            <text:p><text:span text:style-name="T10">kort </text:span><text:span text:style-name="T10">og </text:span><text:span text:style-name="T10">lang </text:span><text:span text:style-name="T10">sikt</text:span></text:p>
          </draw:text-box>
        </draw:frame>
        <draw:frame draw:style-name="gr4" draw:text-style-name="P3" draw:layer="layout" svg:width="1.945cm" svg:height="0.542cm" svg:x="3.105cm" svg:y="21.35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4" draw:text-style-name="P3" draw:layer="layout" svg:width="0.509cm" svg:height="0.47cm" svg:x="5.082cm" svg:y="21.46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3" draw:text-style-name="P2" draw:layer="layout" svg:x1="1.6cm" svg:y1="23.35cm" svg:x2="6.25cm" svg:y2="23.25cm">
          <text:p/>
        </draw:line>
        <draw:line draw:style-name="gr2" draw:text-style-name="P2" draw:layer="layout" svg:x1="3.95cm" svg:y1="23.25cm" svg:x2="3.95cm" svg:y2="25cm">
          <text:p/>
        </draw:line>
        <draw:line draw:style-name="gr2" draw:text-style-name="P2" draw:layer="layout" svg:x1="4.3cm" svg:y1="22.5cm" svg:x2="4.3cm" svg:y2="24.95cm">
          <text:p/>
        </draw:line>
        <draw:line draw:style-name="gr13" draw:text-style-name="P2" draw:layer="layout" svg:x1="14.429cm" svg:y1="24.951cm" svg:x2="19.279cm" svg:y2="25.001cm">
          <text:p/>
        </draw:line>
        <draw:line draw:style-name="gr13" draw:text-style-name="P2" draw:layer="layout" svg:x1="14.435cm" svg:y1="24.955cm" svg:x2="14.429cm" svg:y2="21.251cm">
          <text:p/>
        </draw:line>
        <draw:frame draw:style-name="gr4" draw:text-style-name="P3" draw:layer="layout" svg:width="0.551cm" svg:height="0.47cm" svg:x="19.507cm" svg:y="24.764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4" draw:text-style-name="P3" draw:layer="layout" svg:width="2.249cm" svg:height="0.513cm" svg:x="13.908cm" svg:y="3.864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3" draw:text-style-name="P2" draw:layer="layout" svg:width="2.248cm" svg:height="2.649cm" draw:transform="rotate (-3.14159265358979) translate (17.501cm 7.4cm)" svg:viewBox="0 0 2249 2650" svg:d="M0 0c2408 0 2247 2650 2247 2650">
          <text:p/>
        </draw:path>
        <draw:line draw:style-name="gr2" draw:text-style-name="P2" draw:layer="layout" svg:x1="15.55cm" svg:y1="6.1cm" svg:x2="15.6cm" svg:y2="8.15cm">
          <text:p/>
        </draw:line>
        <draw:frame draw:style-name="gr4" draw:text-style-name="P3" draw:layer="layout" svg:width="0.572cm" svg:height="0.53cm" svg:x="3.284cm" svg:y="8.263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4" draw:text-style-name="P3" draw:layer="layout" svg:width="0.572cm" svg:height="0.53cm" svg:x="10.484cm" svg:y="8.263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4" draw:text-style-name="P3" draw:layer="layout" svg:width="0.56cm" svg:height="0.53cm" svg:x="15.385cm" svg:y="8.163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4" draw:text-style-name="P3" draw:layer="layout" svg:width="0.649cm" svg:height="0.53cm" svg:x="13.984cm" svg:y="5.763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4" draw:text-style-name="P3" draw:layer="layout" svg:width="0.602cm" svg:height="0.53cm" svg:x="7.484cm" svg:y="5.863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4" draw:text-style-name="P3" draw:layer="layout" svg:width="0.602cm" svg:height="0.53cm" svg:x="0.984cm" svg:y="6.363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54" draw:text-style-name="P17" draw:layer="layout" svg:width="6.691cm" svg:height="0.725cm" svg:x="14.303cm" svg:y="2.503cm">
          <draw:text-box>
            <text:p><text:span text:style-name="T10">Arbe</text:span><text:span text:style-name="T10">idsm</text:span><text:span text:style-name="T10">arke</text:span><text:span text:style-name="T10">det </text:span><text:span text:style-name="T10">(kort </text:span><text:span text:style-name="T10">sikt)</text:span></text:p>
          </draw:text-box>
        </draw:frame>
        <draw:frame draw:style-name="gr4" draw:text-style-name="P3" draw:layer="layout" svg:width="1.178cm" svg:height="0.47cm" svg:x="5.399cm" svg:y="13.465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4" draw:text-style-name="P3" draw:layer="layout" svg:width="0.974cm" svg:height="0.47cm" svg:x="1.18cm" svg:y="11.263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custom-shape draw:style-name="gr1" draw:text-style-name="P1" draw:layer="layout" svg:width="0.25cm" svg:height="0.25cm" svg:x="15.451cm" svg:y="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9.608cm" svg:y="15.464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4" draw:text-style-name="P3" draw:layer="layout" svg:width="0.551cm" svg:height="0.47cm" svg:x="14.381cm" svg:y="11.363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4" draw:text-style-name="P3" draw:layer="layout" svg:width="0.551cm" svg:height="0.53cm" svg:x="15.085cm" svg:y="15.863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4" draw:text-style-name="P3" draw:layer="layout" svg:width="0.56cm" svg:height="0.53cm" svg:x="15.986cm" svg:y="15.863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3" draw:text-style-name="P2" draw:layer="layout" svg:width="3.347cm" svg:height="2.849cm" draw:transform="rotate (-3.14159265358979) translate (18.5cm 14.9cm)" svg:viewBox="0 0 3348 2850" svg:d="M0 0c3584 0 3345 2850 3345 2850">
          <text:p/>
        </draw:path>
        <draw:line draw:style-name="gr3" draw:text-style-name="P2" draw:layer="layout" svg:x1="14.5cm" svg:y1="12.9cm" svg:x2="17.75cm" svg:y2="15.65cm">
          <text:p/>
        </draw:line>
        <draw:line draw:style-name="gr3" draw:text-style-name="P2" draw:layer="layout" svg:x1="14.5cm" svg:y1="12.9cm" svg:x2="16.25cm" svg:y2="15.65cm">
          <text:p/>
        </draw:line>
        <draw:custom-shape draw:style-name="gr1" draw:text-style-name="P1" draw:layer="layout" svg:width="0.25cm" svg:height="0.25cm" svg:x="15.252cm" svg:y="14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5.9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178cm" svg:height="0.47cm" svg:x="6.299cm" svg:y="23.06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55" draw:text-style-name="P17" draw:layer="layout" svg:width="9.904cm" svg:height="1.673cm" svg:x="14.201cm" svg:y="18.202cm">
          <draw:text-box>
            <text:p><text:span text:style-name="T10">Etter</text:span><text:span text:style-name="T10">spør</text:span><text:span text:style-name="T10">sele</text:span><text:span text:style-name="T10">n </text:span><text:span text:style-name="T10">etter </text:span><text:span text:style-name="T10">arbe</text:span><text:span text:style-name="T10">idsk</text:span><text:span text:style-name="T10">raft </text:span></text:p>
            <text:p><text:span text:style-name="T10">fra </text:span><text:span text:style-name="T10">en </text:span><text:span text:style-name="T10">prod</text:span><text:span text:style-name="T10">use</text:span><text:span text:style-name="T10">nt </text:span></text:p>
            <text:p><text:span text:style-name="T10">kort </text:span><text:span text:style-name="T10">og </text:span><text:span text:style-name="T10">lang </text:span><text:span text:style-name="T10">sikt</text:span></text:p>
          </draw:text-box>
        </draw:frame>
        <draw:frame draw:style-name="gr4" draw:text-style-name="P3" draw:layer="layout" svg:width="2.249cm" svg:height="0.513cm" svg:x="13.309cm" svg:y="20.265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3" draw:text-style-name="P2" draw:layer="layout" svg:width="2.501cm" svg:height="2.649cm" draw:transform="rotate (-3.14159265358979) translate (17.402cm 24.4cm)" svg:viewBox="0 0 2502 2650" svg:d="M0 0c2679 0 2500 2650 2500 2650">
          <text:p/>
        </draw:path>
        <draw:frame draw:style-name="gr4" draw:text-style-name="P3" draw:layer="layout" svg:width="0.572cm" svg:height="0.53cm" svg:x="3.584cm" svg:y="25.063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4" draw:text-style-name="P3" draw:layer="layout" svg:width="0.563cm" svg:height="0.53cm" svg:x="3.985cm" svg:y="25.063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54" draw:text-style-name="P17" draw:layer="layout" svg:width="6.691cm" svg:height="0.725cm" svg:x="14.25cm" svg:y="10.275cm">
          <draw:text-box>
            <text:p><text:span text:style-name="T10">Arbe</text:span><text:span text:style-name="T10">idsm</text:span><text:span text:style-name="T10">arke</text:span><text:span text:style-name="T10">det </text:span><text:span text:style-name="T10">(lan</text:span><text:span text:style-name="T10">g </text:span><text:span text:style-name="T10">sikt)</text:span></text:p>
          </draw:text-box>
        </draw:frame>
        <draw:frame draw:style-name="gr41" draw:text-style-name="P17" draw:layer="layout" svg:width="6.695cm" svg:height="1.199cm" svg:x="1.102cm" svg:y="9.802cm">
          <draw:text-box>
            <text:p><text:span text:style-name="T10">Kost</text:span><text:span text:style-name="T10">nad</text:span><text:span text:style-name="T10">er </text:span><text:span text:style-name="T10">(lan</text:span><text:span text:style-name="T10">g </text:span><text:span text:style-name="T10">sikt)</text:span></text:p>
            <text:p><text:span text:style-name="T10">uten </text:span><text:span text:style-name="T10">faste </text:span><text:span text:style-name="T10">kost</text:span><text:span text:style-name="T10">nad</text:span><text:span text:style-name="T10">er</text:span></text:p>
          </draw:text-box>
        </draw:frame>
        <draw:path draw:style-name="gr3" draw:text-style-name="P2" draw:layer="layout" svg:width="3.347cm" svg:height="2.849cm" draw:transform="rotate (-3.14159265358979) translate (18.3cm 15.5cm)" svg:viewBox="0 0 3348 2850" svg:d="M0 0c3584 0 3345 2850 3345 2850">
          <text:p/>
        </draw:path>
        <draw:line draw:style-name="gr2" draw:text-style-name="P2" draw:layer="layout" svg:x1="16.1cm" svg:y1="14.2cm" svg:x2="16.1cm" svg:y2="15.65cm">
          <text:p/>
        </draw:line>
        <draw:line draw:style-name="gr2" draw:text-style-name="P2" draw:layer="layout" svg:x1="15.4cm" svg:y1="14.3cm" svg:x2="15.4cm" svg:y2="15.75cm">
          <text:p/>
        </draw:line>
        <draw:line draw:style-name="gr3" draw:text-style-name="P2" draw:layer="layout" svg:x1="1.699cm" svg:y1="22.502cm" svg:x2="4.201cm" svg:y2="22.499cm">
          <text:p/>
        </draw:line>
        <draw:line draw:style-name="gr3" draw:text-style-name="P2" draw:layer="layout" svg:x1="1.6cm" svg:y1="23.3cm" svg:x2="3.901cm" svg:y2="23.299cm">
          <text:p/>
        </draw:line>
        <draw:frame draw:style-name="gr4" draw:text-style-name="P3" draw:layer="layout" svg:width="0.602cm" svg:height="0.53cm" svg:x="0.984cm" svg:y="22.563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4" draw:text-style-name="P3" draw:layer="layout" svg:width="0.593cm" svg:height="0.53cm" svg:x="0.984cm" svg:y="22.063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4" draw:text-style-name="P3" draw:layer="layout" svg:width="0.551cm" svg:height="0.47cm" svg:x="7.482cm" svg:y="24.563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line draw:style-name="gr13" draw:text-style-name="P2" draw:layer="layout" svg:x1="8.003cm" svg:y1="25.05cm" svg:x2="12.853cm" svg:y2="25.1cm">
          <text:p/>
        </draw:line>
        <draw:line draw:style-name="gr13" draw:text-style-name="P2" draw:layer="layout" svg:x1="8.009cm" svg:y1="25.054cm" svg:x2="8.003cm" svg:y2="21.35cm">
          <text:p/>
        </draw:line>
        <draw:frame draw:style-name="gr4" draw:text-style-name="P3" draw:layer="layout" svg:width="0.436cm" svg:height="0.47cm" svg:x="13.081cm" svg:y="24.863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4" draw:text-style-name="P3" draw:layer="layout" svg:width="0.509cm" svg:height="0.47cm" svg:x="7.781cm" svg:y="20.863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path draw:style-name="gr3" draw:text-style-name="P2" draw:layer="layout" svg:width="2.447cm" svg:height="2.049cm" draw:transform="rotate (-3.14159265358979) translate (10.5009865777091cm 24.3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11.5009810947471cm 24cm)" svg:viewBox="0 0 3448 2050" svg:d="M3448 0c-3691 0-3445 2050-3445 2050">
          <text:p/>
        </draw:path>
        <draw:frame draw:style-name="gr4" draw:text-style-name="P3" draw:layer="layout" svg:width="1.945cm" svg:height="0.542cm" svg:x="9.482cm" svg:y="21.46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4" draw:text-style-name="P3" draw:layer="layout" svg:width="0.509cm" svg:height="0.47cm" svg:x="11.483cm" svg:y="21.563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line draw:style-name="gr3" draw:text-style-name="P2" draw:layer="layout" svg:x1="8.001cm" svg:y1="23.45cm" svg:x2="12.35cm" svg:y2="23.5cm">
          <text:p/>
        </draw:line>
        <draw:line draw:style-name="gr2" draw:text-style-name="P2" draw:layer="layout" svg:x1="9.75cm" svg:y1="23.75cm" svg:x2="9.751cm" svg:y2="25.1cm">
          <text:p/>
        </draw:line>
        <draw:line draw:style-name="gr2" draw:text-style-name="P2" draw:layer="layout" svg:x1="10.501cm" svg:y1="22.6cm" svg:x2="10.501cm" svg:y2="25.05cm">
          <text:p/>
        </draw:line>
        <draw:frame draw:style-name="gr4" draw:text-style-name="P3" draw:layer="layout" svg:width="0.572cm" svg:height="0.53cm" svg:x="9.485cm" svg:y="25.163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4" draw:text-style-name="P3" draw:layer="layout" svg:width="0.563cm" svg:height="0.53cm" svg:x="10.386cm" svg:y="25.163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line draw:style-name="gr3" draw:text-style-name="P2" draw:layer="layout" svg:x1="8cm" svg:y1="22.502cm" svg:x2="10.502cm" svg:y2="22.499cm">
          <text:p/>
        </draw:line>
        <draw:frame draw:style-name="gr4" draw:text-style-name="P3" draw:layer="layout" svg:width="0.647cm" svg:height="0.53cm" svg:x="7.385cm" svg:y="23.363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frame draw:style-name="gr4" draw:text-style-name="P3" draw:layer="layout" svg:width="0.593cm" svg:height="0.53cm" svg:x="7.385cm" svg:y="22.163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line draw:style-name="gr3" draw:text-style-name="P2" draw:layer="layout" svg:x1="8cm" svg:y1="24.65cm" svg:x2="12.25cm" svg:y2="24.65cm">
          <text:p/>
        </draw:line>
        <draw:frame draw:style-name="gr4" draw:text-style-name="P3" draw:layer="layout" svg:width="0.636cm" svg:height="0.53cm" svg:x="12.483cm" svg:y="24.363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line draw:style-name="gr3" draw:text-style-name="P2" draw:layer="layout" svg:x1="8cm" svg:y1="23.778cm" svg:x2="9.751cm" svg:y2="23.775cm">
          <text:p/>
        </draw:line>
        <draw:frame draw:style-name="gr4" draw:text-style-name="P3" draw:layer="layout" svg:width="2.014cm" svg:height="0.513cm" svg:x="12.399cm" svg:y="23.265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draw:line draw:style-name="gr3" draw:text-style-name="P2" draw:layer="layout" svg:x1="1.599cm" svg:y1="23.303cm" svg:x2="4.101cm" svg:y2="23.3cm">
          <text:p/>
        </draw:line>
        <draw:frame draw:style-name="gr4" draw:text-style-name="P3" draw:layer="layout" svg:width="1.513cm" svg:height="0.513cm" svg:x="17.585cm" svg:y="7.063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56" draw:text-style-name="P13" draw:layer="layout" svg:width="1.201cm" svg:height="0.446cm" svg:x="17.379cm" svg:y="23.538cm">
          <draw:text-box>
            <text:p><text:span text:style-name="T17">Lang sikt</text:span></text:p>
          </draw:text-box>
        </draw:frame>
        <draw:line draw:style-name="gr3" draw:text-style-name="P2" draw:layer="layout" svg:x1="14.5cm" svg:y1="22.5cm" svg:x2="17.5cm" svg:y2="23.75cm">
          <text:p/>
        </draw:line>
        <draw:frame draw:style-name="gr57" draw:text-style-name="P13" draw:layer="layout" svg:width="1.129cm" svg:height="0.446cm" svg:x="17.301cm" svg:y="24.31cm">
          <draw:text-box>
            <text:p><text:span text:style-name="T17">Kort sikt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58" draw:text-style-name="P7" draw:layer="layout" svg:width="6.535cm" svg:height="0.962cm" svg:x="7.132cm" svg:y="0.1cm">
          <draw:text-box>
            <text:p><text:span text:style-name="T3">Ko</text:span><text:span text:style-name="T3">ns</text:span><text:span text:style-name="T3">um</text:span><text:span text:style-name="T3">ent</text:span><text:span text:style-name="T3">en</text:span><text:span text:style-name="T3">s </text:span><text:span text:style-name="T3">val</text:span><text:span text:style-name="T3">g</text:span></text:p>
          </draw:text-box>
        </draw:frame>
        <draw:frame draw:style-name="gr59" draw:text-style-name="P25" draw:layer="layout" svg:width="11.691cm" svg:height="1.673cm" svg:x="0.85cm" svg:y="0.85cm">
          <draw:text-box>
            <text:p><text:span text:style-name="T18">Kons</text:span><text:span text:style-name="T18">ume</text:span><text:span text:style-name="T18">nter: </text:span><text:span text:style-name="T18">Grup</text:span><text:span text:style-name="T18">pe </text:span><text:span text:style-name="T18">av </text:span><text:span text:style-name="T18">indiv</text:span><text:span text:style-name="T18">ider </text:span><text:span text:style-name="T18">med </text:span><text:span text:style-name="T18">sam</text:span><text:span text:style-name="T18">me </text:span><text:span text:style-name="T18">prefe</text:span><text:span text:style-name="T18">rans</text:span><text:span text:style-name="T18">er</text:span></text:p>
            <text:p/>
          </draw:text-box>
        </draw:frame>
        <draw:frame draw:style-name="gr4" draw:text-style-name="P3" draw:layer="layout" svg:width="4.461cm" svg:height="3.141cm" svg:x="8.126cm" svg:y="1.931cm">
          <draw:object xlink:href="./Object 228" xlink:type="simple" xlink:show="embed" xlink:actuate="onLoad">
            <loext:p/>
          </draw:object>
          <draw:image xlink:href="./ObjectReplacements/Object 228" xlink:type="simple" xlink:show="embed" xlink:actuate="onLoad"/>
        </draw:frame>
        <draw:line draw:style-name="gr13" draw:text-style-name="P2" draw:layer="layout" svg:x1="1.4cm" svg:y1="26.65cm" svg:x2="6.25cm" svg:y2="26.7cm">
          <text:p/>
        </draw:line>
        <draw:line draw:style-name="gr13" draw:text-style-name="P2" draw:layer="layout" svg:x1="1.4cm" svg:y1="26.65cm" svg:x2="1.4cm" svg:y2="21.65cm">
          <text:p/>
        </draw:line>
        <draw:frame draw:style-name="gr4" draw:text-style-name="P3" draw:layer="layout" svg:width="0.563cm" svg:height="0.53cm" svg:x="6.378cm" svg:y="26.463cm">
          <draw:object xlink:href="./Object 204" xlink:type="simple" xlink:show="embed" xlink:actuate="onLoad">
            <loext:p/>
          </draw:object>
          <draw:image xlink:href="./ObjectReplacements/Object 204" xlink:type="simple" xlink:show="embed" xlink:actuate="onLoad"/>
        </draw:frame>
        <draw:frame draw:style-name="gr4" draw:text-style-name="P3" draw:layer="layout" svg:width="0.2cm" svg:height="0.47cm" svg:x="1.378cm" svg:y="22.263cm">
          <draw:object xlink:href="./Object 220" xlink:type="simple" xlink:show="embed" xlink:actuate="onLoad">
            <loext:p/>
          </draw:object>
          <draw:image xlink:href="./ObjectReplacements/Object 220" xlink:type="simple" xlink:show="embed" xlink:actuate="onLoad"/>
        </draw:frame>
        <draw:frame draw:style-name="gr4" draw:text-style-name="P3" draw:layer="layout" svg:width="0.567cm" svg:height="0.53cm" svg:x="1.179cm" svg:y="21.163cm">
          <draw:object xlink:href="./Object 236" xlink:type="simple" xlink:show="embed" xlink:actuate="onLoad">
            <loext:p/>
          </draw:object>
          <draw:image xlink:href="./ObjectReplacements/Object 236" xlink:type="simple" xlink:show="embed" xlink:actuate="onLoad"/>
        </draw:frame>
        <draw:line draw:style-name="gr13" draw:text-style-name="P2" draw:layer="layout" svg:x1="7.4cm" svg:y1="19.55cm" svg:x2="12.25cm" svg:y2="19.6cm">
          <text:p/>
        </draw:line>
        <draw:line draw:style-name="gr13" draw:text-style-name="P2" draw:layer="layout" svg:x1="7.4cm" svg:y1="19.55cm" svg:x2="7.4cm" svg:y2="14.55cm">
          <text:p/>
        </draw:line>
        <draw:frame draw:style-name="gr4" draw:text-style-name="P3" draw:layer="layout" svg:width="0.563cm" svg:height="0.53cm" svg:x="12.278cm" svg:y="19.363cm">
          <draw:object xlink:href="./Object 201" xlink:type="simple" xlink:show="embed" xlink:actuate="onLoad">
            <loext:p/>
          </draw:object>
          <draw:image xlink:href="./ObjectReplacements/Object 201" xlink:type="simple" xlink:show="embed" xlink:actuate="onLoad"/>
        </draw:frame>
        <draw:frame draw:style-name="gr4" draw:text-style-name="P3" draw:layer="layout" svg:width="0.2cm" svg:height="0.47cm" svg:x="7.378cm" svg:y="15.163cm">
          <draw:object xlink:href="./Object 202" xlink:type="simple" xlink:show="embed" xlink:actuate="onLoad">
            <loext:p/>
          </draw:object>
          <draw:image xlink:href="./ObjectReplacements/Object 202" xlink:type="simple" xlink:show="embed" xlink:actuate="onLoad"/>
        </draw:frame>
        <draw:frame draw:style-name="gr4" draw:text-style-name="P3" draw:layer="layout" svg:width="0.567cm" svg:height="0.53cm" svg:x="7.179cm" svg:y="14.063cm">
          <draw:object xlink:href="./Object 203" xlink:type="simple" xlink:show="embed" xlink:actuate="onLoad">
            <loext:p/>
          </draw:object>
          <draw:image xlink:href="./ObjectReplacements/Object 203" xlink:type="simple" xlink:show="embed" xlink:actuate="onLoad"/>
        </draw:frame>
        <draw:line draw:style-name="gr13" draw:text-style-name="P2" draw:layer="layout" svg:x1="7.4cm" svg:y1="26.65cm" svg:x2="12.25cm" svg:y2="26.7cm">
          <text:p/>
        </draw:line>
        <draw:line draw:style-name="gr13" draw:text-style-name="P2" draw:layer="layout" svg:x1="7.4cm" svg:y1="26.65cm" svg:x2="7.4cm" svg:y2="21.65cm">
          <text:p/>
        </draw:line>
        <draw:frame draw:style-name="gr4" draw:text-style-name="P3" draw:layer="layout" svg:width="0.563cm" svg:height="0.53cm" svg:x="12.378cm" svg:y="26.463cm">
          <draw:object xlink:href="./Object 205" xlink:type="simple" xlink:show="embed" xlink:actuate="onLoad">
            <loext:p/>
          </draw:object>
          <draw:image xlink:href="./ObjectReplacements/Object 205" xlink:type="simple" xlink:show="embed" xlink:actuate="onLoad"/>
        </draw:frame>
        <draw:frame draw:style-name="gr4" draw:text-style-name="P3" draw:layer="layout" svg:width="0.2cm" svg:height="0.47cm" svg:x="7.378cm" svg:y="22.263cm">
          <draw:object xlink:href="./Object 206" xlink:type="simple" xlink:show="embed" xlink:actuate="onLoad">
            <loext:p/>
          </draw:object>
          <draw:image xlink:href="./ObjectReplacements/Object 206" xlink:type="simple" xlink:show="embed" xlink:actuate="onLoad"/>
        </draw:frame>
        <draw:path draw:style-name="gr3" draw:text-style-name="P2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4" draw:text-style-name="P3" draw:layer="layout" svg:width="0.567cm" svg:height="0.53cm" svg:x="7.179cm" svg:y="21.163cm">
          <draw:object xlink:href="./Object 207" xlink:type="simple" xlink:show="embed" xlink:actuate="onLoad">
            <loext:p/>
          </draw:object>
          <draw:image xlink:href="./ObjectReplacements/Object 207" xlink:type="simple" xlink:show="embed" xlink:actuate="onLoad"/>
        </draw:frame>
        <draw:line draw:style-name="gr13" draw:text-style-name="P2" draw:layer="layout" svg:x1="14.501cm" svg:y1="19.75cm" svg:x2="19.351cm" svg:y2="19.8cm">
          <text:p/>
        </draw:line>
        <draw:line draw:style-name="gr13" draw:text-style-name="P2" draw:layer="layout" svg:x1="14.501cm" svg:y1="19.75cm" svg:x2="14.501cm" svg:y2="14.75cm">
          <text:p/>
        </draw:line>
        <draw:frame draw:style-name="gr4" draw:text-style-name="P3" draw:layer="layout" svg:width="0.563cm" svg:height="0.53cm" svg:x="19.479cm" svg:y="19.563cm">
          <draw:object xlink:href="./Object 221" xlink:type="simple" xlink:show="embed" xlink:actuate="onLoad">
            <loext:p/>
          </draw:object>
          <draw:image xlink:href="./ObjectReplacements/Object 221" xlink:type="simple" xlink:show="embed" xlink:actuate="onLoad"/>
        </draw:frame>
        <draw:frame draw:style-name="gr4" draw:text-style-name="P3" draw:layer="layout" svg:width="0.2cm" svg:height="0.47cm" svg:x="14.479cm" svg:y="15.363cm">
          <draw:object xlink:href="./Object 222" xlink:type="simple" xlink:show="embed" xlink:actuate="onLoad">
            <loext:p/>
          </draw:object>
          <draw:image xlink:href="./ObjectReplacements/Object 222" xlink:type="simple" xlink:show="embed" xlink:actuate="onLoad"/>
        </draw:frame>
        <draw:path draw:style-name="gr3" draw:text-style-name="P2" draw:layer="layout" svg:width="3.397cm" svg:height="3.149cm" draw:transform="rotate (-3.14159265358979) translate (18.851cm 18.9cm)" svg:viewBox="0 0 3398 3150" svg:d="M0 0c3638 0 3395 3150 3395 3150">
          <text:p/>
        </draw:path>
        <draw:line draw:style-name="gr13" draw:text-style-name="P2" draw:layer="layout" svg:x1="14.501cm" svg:y1="26.65cm" svg:x2="19.351cm" svg:y2="26.7cm">
          <text:p/>
        </draw:line>
        <draw:line draw:style-name="gr13" draw:text-style-name="P2" draw:layer="layout" svg:x1="14.501cm" svg:y1="26.65cm" svg:x2="14.501cm" svg:y2="21.65cm">
          <text:p/>
        </draw:line>
        <draw:frame draw:style-name="gr4" draw:text-style-name="P3" draw:layer="layout" svg:width="0.563cm" svg:height="0.53cm" svg:x="19.479cm" svg:y="26.463cm">
          <draw:object xlink:href="./Object 224" xlink:type="simple" xlink:show="embed" xlink:actuate="onLoad">
            <loext:p/>
          </draw:object>
          <draw:image xlink:href="./ObjectReplacements/Object 224" xlink:type="simple" xlink:show="embed" xlink:actuate="onLoad"/>
        </draw:frame>
        <draw:frame draw:style-name="gr4" draw:text-style-name="P3" draw:layer="layout" svg:width="0.2cm" svg:height="0.47cm" svg:x="14.479cm" svg:y="22.263cm">
          <draw:object xlink:href="./Object 225" xlink:type="simple" xlink:show="embed" xlink:actuate="onLoad">
            <loext:p/>
          </draw:object>
          <draw:image xlink:href="./ObjectReplacements/Object 225" xlink:type="simple" xlink:show="embed" xlink:actuate="onLoad"/>
        </draw:frame>
        <draw:frame draw:style-name="gr4" draw:text-style-name="P3" draw:layer="layout" svg:width="0.567cm" svg:height="0.53cm" svg:x="14.28cm" svg:y="20.963cm">
          <draw:object xlink:href="./Object 226" xlink:type="simple" xlink:show="embed" xlink:actuate="onLoad">
            <loext:p/>
          </draw:object>
          <draw:image xlink:href="./ObjectReplacements/Object 226" xlink:type="simple" xlink:show="embed" xlink:actuate="onLoad"/>
        </draw:frame>
        <draw:line draw:style-name="gr13" draw:text-style-name="P2" draw:layer="layout" svg:x1="14.501cm" svg:y1="6.95cm" svg:x2="19.351cm" svg:y2="7cm">
          <text:p/>
        </draw:line>
        <draw:line draw:style-name="gr13" draw:text-style-name="P2" draw:layer="layout" svg:x1="14.501cm" svg:y1="6.95cm" svg:x2="14.501cm" svg:y2="1.95cm">
          <text:p/>
        </draw:line>
        <draw:frame draw:style-name="gr4" draw:text-style-name="P3" draw:layer="layout" svg:width="0.563cm" svg:height="0.53cm" svg:x="19.479cm" svg:y="6.763cm">
          <draw:object xlink:href="./Object 232" xlink:type="simple" xlink:show="embed" xlink:actuate="onLoad">
            <loext:p/>
          </draw:object>
          <draw:image xlink:href="./ObjectReplacements/Object 232" xlink:type="simple" xlink:show="embed" xlink:actuate="onLoad"/>
        </draw:frame>
        <draw:frame draw:style-name="gr4" draw:text-style-name="P3" draw:layer="layout" svg:width="0.2cm" svg:height="0.47cm" svg:x="14.479cm" svg:y="2.563cm">
          <draw:object xlink:href="./Object 233" xlink:type="simple" xlink:show="embed" xlink:actuate="onLoad">
            <loext:p/>
          </draw:object>
          <draw:image xlink:href="./ObjectReplacements/Object 233" xlink:type="simple" xlink:show="embed" xlink:actuate="onLoad"/>
        </draw:frame>
        <draw:path draw:style-name="gr3" draw:text-style-name="P2" draw:layer="layout" svg:width="4.149cm" svg:height="4.149cm" svg:x="14.6cm" svg:y="2.7cm" svg:viewBox="0 0 4150 4150" svg:d="M4150 0c-4443 0-4146 4150-4146 4150">
          <text:p/>
        </draw:path>
        <draw:line draw:style-name="gr13" draw:text-style-name="P2" draw:layer="layout" svg:x1="14.501cm" svg:y1="12.95cm" svg:x2="19.351cm" svg:y2="13cm">
          <text:p/>
        </draw:line>
        <draw:line draw:style-name="gr13" draw:text-style-name="P2" draw:layer="layout" svg:x1="14.501cm" svg:y1="12.95cm" svg:x2="14.501cm" svg:y2="7.95cm">
          <text:p/>
        </draw:line>
        <draw:frame draw:style-name="gr4" draw:text-style-name="P3" draw:layer="layout" svg:width="0.563cm" svg:height="0.53cm" svg:x="19.3cm" svg:y="12.75cm">
          <draw:object xlink:href="./Object 234" xlink:type="simple" xlink:show="embed" xlink:actuate="onLoad">
            <loext:p/>
          </draw:object>
          <draw:image xlink:href="./ObjectReplacements/Object 234" xlink:type="simple" xlink:show="embed" xlink:actuate="onLoad"/>
        </draw:frame>
        <draw:frame draw:style-name="gr4" draw:text-style-name="P3" draw:layer="layout" svg:width="0.2cm" svg:height="0.47cm" svg:x="14.479cm" svg:y="8.563cm">
          <draw:object xlink:href="./Object 235" xlink:type="simple" xlink:show="embed" xlink:actuate="onLoad">
            <loext:p/>
          </draw:object>
          <draw:image xlink:href="./ObjectReplacements/Object 235" xlink:type="simple" xlink:show="embed" xlink:actuate="onLoad"/>
        </draw:frame>
        <draw:path draw:style-name="gr3" draw:text-style-name="P2" draw:layer="layout" svg:width="3.397cm" svg:height="3.149cm" draw:transform="rotate (-3.14159265358979) translate (18.351cm 12.5cm)" svg:viewBox="0 0 3398 3150" svg:d="M0 0c3638 0 3395 3150 3395 3150">
          <text:p/>
        </draw:path>
        <draw:frame draw:style-name="gr4" draw:text-style-name="P3" draw:layer="layout" svg:width="0.567cm" svg:height="0.53cm" svg:x="14.28cm" svg:y="7.563cm">
          <draw:object xlink:href="./Object 237" xlink:type="simple" xlink:show="embed" xlink:actuate="onLoad">
            <loext:p/>
          </draw:object>
          <draw:image xlink:href="./ObjectReplacements/Object 237" xlink:type="simple" xlink:show="embed" xlink:actuate="onLoad"/>
        </draw:frame>
        <draw:frame draw:style-name="gr4" draw:text-style-name="P3" draw:layer="layout" svg:width="0.551cm" svg:height="0.47cm" svg:x="14.28cm" svg:y="1.463cm">
          <draw:object xlink:href="./Object 238" xlink:type="simple" xlink:show="embed" xlink:actuate="onLoad">
            <loext:p/>
          </draw:object>
          <draw:image xlink:href="./ObjectReplacements/Object 238" xlink:type="simple" xlink:show="embed" xlink:actuate="onLoad"/>
        </draw:frame>
        <draw:frame draw:style-name="gr60" draw:text-style-name="P17" draw:layer="layout" svg:width="5.445cm" svg:height="1.199cm" svg:x="1.505cm" svg:y="20.25cm">
          <draw:text-box>
            <text:p><text:span text:style-name="T10">Perf</text:span><text:span text:style-name="T10">ekte </text:span></text:p>
            <text:p><text:span text:style-name="T10">sub</text:span><text:span text:style-name="T10">stitu</text:span><text:span text:style-name="T10">sjos</text:span><text:span text:style-name="T10">muli</text:span><text:span text:style-name="T10">ghet</text:span><text:span text:style-name="T10">er</text:span></text:p>
          </draw:text-box>
        </draw:frame>
        <draw:frame draw:style-name="gr41" draw:text-style-name="P17" draw:layer="layout" svg:width="6.695cm" svg:height="1.199cm" svg:x="7.704cm" svg:y="13.604cm">
          <draw:text-box>
            <text:p><text:span text:style-name="T10">Bud</text:span><text:span text:style-name="T10">sjett</text:span><text:span text:style-name="T10">beti</text:span><text:span text:style-name="T10">ngel</text:span><text:span text:style-name="T10">sen</text:span></text:p>
          </draw:text-box>
        </draw:frame>
        <draw:frame draw:style-name="gr41" draw:text-style-name="P17" draw:layer="layout" svg:width="6.695cm" svg:height="1.199cm" svg:x="14.905cm" svg:y="13.505cm">
          <draw:text-box>
            <text:p><text:span text:style-name="T10">Opti</text:span><text:span text:style-name="T10">mal </text:span><text:span text:style-name="T10">tilpa</text:span><text:span text:style-name="T10">snin</text:span><text:span text:style-name="T10">g</text:span></text:p>
          </draw:text-box>
        </draw:frame>
        <draw:frame draw:style-name="gr4" draw:text-style-name="P3" draw:layer="layout" svg:width="0.567cm" svg:height="0.53cm" svg:x="14.281cm" svg:y="14.263cm">
          <draw:object xlink:href="./Object 227" xlink:type="simple" xlink:show="embed" xlink:actuate="onLoad">
            <loext:p/>
          </draw:object>
          <draw:image xlink:href="./ObjectReplacements/Object 227" xlink:type="simple" xlink:show="embed" xlink:actuate="onLoad"/>
        </draw:frame>
        <draw:frame draw:style-name="gr41" draw:text-style-name="P17" draw:layer="layout" svg:width="6.695cm" svg:height="1.199cm" svg:x="15.006cm" svg:y="7.106cm">
          <draw:text-box>
            <text:p><text:span text:style-name="T10">Indif</text:span><text:span text:style-name="T10">fere</text:span><text:span text:style-name="T10">nsk</text:span><text:span text:style-name="T10">urve</text:span></text:p>
          </draw:text-box>
        </draw:frame>
        <draw:frame draw:style-name="gr41" draw:text-style-name="P17" draw:layer="layout" svg:width="6.695cm" svg:height="1.199cm" svg:x="15.007cm" svg:y="0.807cm">
          <draw:text-box>
            <text:p><text:span text:style-name="T10">Nytt</text:span><text:span text:style-name="T10">efun</text:span><text:span text:style-name="T10">ksjo</text:span><text:span text:style-name="T10">nen</text:span></text:p>
          </draw:text-box>
        </draw:frame>
        <draw:line draw:style-name="gr13" draw:text-style-name="P2" draw:layer="layout" svg:x1="1.401cm" svg:y1="19.55cm" svg:x2="6.251cm" svg:y2="19.6cm">
          <text:p/>
        </draw:line>
        <draw:line draw:style-name="gr13" draw:text-style-name="P2" draw:layer="layout" svg:x1="1.401cm" svg:y1="19.55cm" svg:x2="1.401cm" svg:y2="14.55cm">
          <text:p/>
        </draw:line>
        <draw:frame draw:style-name="gr4" draw:text-style-name="P3" draw:layer="layout" svg:width="0.563cm" svg:height="0.53cm" svg:x="6.379cm" svg:y="19.363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4" draw:text-style-name="P3" draw:layer="layout" svg:width="0.2cm" svg:height="0.47cm" svg:x="1.379cm" svg:y="15.163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path draw:style-name="gr3" draw:text-style-name="P2" draw:layer="layout" svg:width="3.397cm" svg:height="3.149cm" draw:transform="rotate (-3.14159265358979) translate (5.651cm 18.7cm)" svg:viewBox="0 0 3398 3150" svg:d="M0 0c3638 0 3395 3150 3395 3150">
          <text:p/>
        </draw:path>
        <draw:frame draw:style-name="gr4" draw:text-style-name="P3" draw:layer="layout" svg:width="0.567cm" svg:height="0.53cm" svg:x="1.18cm" svg:y="14.163cm">
          <draw:object xlink:href="./Object 200" xlink:type="simple" xlink:show="embed" xlink:actuate="onLoad">
            <loext:p/>
          </draw:object>
          <draw:image xlink:href="./ObjectReplacements/Object 200" xlink:type="simple" xlink:show="embed" xlink:actuate="onLoad"/>
        </draw:frame>
        <draw:path draw:style-name="gr3" draw:text-style-name="P2" draw:layer="layout" svg:width="3.397cm" svg:height="3.149cm" draw:transform="rotate (-3.14159265358979) translate (6.151cm 18.2cm)" svg:viewBox="0 0 3398 3150" svg:d="M0 0c3638 0 3395 3150 3395 3150">
          <text:p/>
        </draw:path>
        <draw:path draw:style-name="gr3" draw:text-style-name="P2" draw:layer="layout" svg:width="3.397cm" svg:height="3.149cm" draw:transform="rotate (-3.14159265358979) translate (5.151cm 19.2cm)" svg:viewBox="0 0 3398 3150" svg:d="M0 0c3638 0 3395 3150 3395 3150">
          <text:p/>
        </draw:path>
        <draw:line draw:style-name="gr2" draw:text-style-name="P2" draw:layer="layout" svg:x1="7.5cm" svg:y1="15.5cm" svg:x2="11cm" svg:y2="19.5cm">
          <text:p/>
        </draw:line>
        <draw:frame draw:style-name="gr41" draw:text-style-name="P17" draw:layer="layout" svg:width="6.695cm" svg:height="1.199cm" svg:x="2.205cm" svg:y="13.45cm">
          <draw:text-box>
            <text:p><text:span text:style-name="T10">Indif</text:span><text:span text:style-name="T10">fere</text:span><text:span text:style-name="T10">nska</text:span><text:span text:style-name="T10">rt</text:span></text:p>
          </draw:text-box>
        </draw:frame>
        <draw:frame draw:style-name="gr61" draw:text-style-name="P17" draw:layer="layout" svg:width="6.695cm" svg:height="1.673cm" svg:x="7.555cm" svg:y="19.777cm">
          <draw:text-box>
            <text:p><text:span text:style-name="T10"><text:s/></text:span></text:p>
            <text:p><text:span text:style-name="T10">Vanli</text:span><text:span text:style-name="T10">ge </text:span></text:p>
            <text:p><text:span text:style-name="T10">sub</text:span><text:span text:style-name="T10">stitu</text:span><text:span text:style-name="T10">sjon</text:span><text:span text:style-name="T10">smul</text:span><text:span text:style-name="T10">ighe</text:span><text:span text:style-name="T10">ter</text:span></text:p>
          </draw:text-box>
        </draw:frame>
        <draw:frame draw:style-name="gr41" draw:text-style-name="P17" draw:layer="layout" svg:width="6.695cm" svg:height="1.199cm" svg:x="15.305cm" svg:y="20.505cm">
          <draw:text-box>
            <text:p><text:span text:style-name="T10">Inge</text:span><text:span text:style-name="T10">n </text:span></text:p>
            <text:p><text:span text:style-name="T10">sub</text:span><text:span text:style-name="T10">stitu</text:span><text:span text:style-name="T10">sjon</text:span><text:span text:style-name="T10">smul</text:span><text:span text:style-name="T10">ighe</text:span><text:span text:style-name="T10">ter</text:span></text:p>
          </draw:text-box>
        </draw:frame>
        <draw:line draw:style-name="gr2" draw:text-style-name="P2" draw:layer="layout" svg:x1="1.5cm" svg:y1="23.25cm" svg:x2="4.5cm" svg:y2="26.7cm">
          <text:p/>
        </draw:line>
        <draw:frame draw:style-name="gr4" draw:text-style-name="P3" draw:layer="layout" svg:width="0.2cm" svg:height="0.47cm" svg:x="17.682cm" svg:y="24.763cm">
          <draw:object xlink:href="./Object 246" xlink:type="simple" xlink:show="embed" xlink:actuate="onLoad">
            <loext:p/>
          </draw:object>
          <draw:image xlink:href="./ObjectReplacements/Object 246" xlink:type="simple" xlink:show="embed" xlink:actuate="onLoad"/>
        </draw:frame>
        <draw:frame draw:style-name="gr4" draw:text-style-name="P3" draw:layer="layout" svg:width="0.2cm" svg:height="0.47cm" svg:x="17.682cm" svg:y="23.963cm">
          <draw:object xlink:href="./Object 250" xlink:type="simple" xlink:show="embed" xlink:actuate="onLoad">
            <loext:p/>
          </draw:object>
          <draw:image xlink:href="./ObjectReplacements/Object 250" xlink:type="simple" xlink:show="embed" xlink:actuate="onLoad"/>
        </draw:frame>
        <draw:line draw:style-name="gr3" draw:text-style-name="P2" draw:layer="layout" svg:x1="15.6cm" svg:y1="22.45cm" svg:x2="15.6cm" svg:y2="25.7cm">
          <text:p/>
        </draw:line>
        <draw:line draw:style-name="gr3" draw:text-style-name="P2" draw:layer="layout" svg:x1="18.75cm" svg:y1="25.7cm" svg:x2="15.6cm" svg:y2="25.65cm">
          <text:p/>
        </draw:line>
        <draw:frame draw:style-name="gr4" draw:text-style-name="P3" draw:layer="layout" svg:width="3.073cm" svg:height="5.38cm" svg:x="1.209cm" svg:y="1.657cm">
          <draw:object xlink:href="./Object 223" xlink:type="simple" xlink:show="embed" xlink:actuate="onLoad">
            <loext:p/>
          </draw:object>
          <draw:image xlink:href="./ObjectReplacements/Object 223" xlink:type="simple" xlink:show="embed" xlink:actuate="onLoad"/>
        </draw:frame>
        <draw:line draw:style-name="gr2" draw:text-style-name="P2" draw:layer="layout" svg:x1="14.5cm" svg:y1="15.75cm" svg:x2="17.6cm" svg:y2="19.8cm">
          <text:p/>
        </draw:line>
        <draw:custom-shape draw:style-name="gr1" draw:text-style-name="P1" draw:layer="layout" svg:width="0.25cm" svg:height="0.25cm" svg:x="15.852cm" svg:y="17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2" draw:layer="layout" svg:x1="2cm" svg:y1="18.75cm" svg:x2="5cm" svg:y2="16cm">
          <text:p/>
        </draw:line>
        <draw:frame draw:style-name="gr4" draw:text-style-name="P3" draw:layer="layout" svg:width="0.681cm" svg:height="1.063cm" svg:x="6.781cm" svg:y="14.963cm">
          <draw:object xlink:href="./Object 196" xlink:type="simple" xlink:show="embed" xlink:actuate="onLoad">
            <loext:p/>
          </draw:object>
          <draw:image xlink:href="./ObjectReplacements/Object 196" xlink:type="simple" xlink:show="embed" xlink:actuate="onLoad"/>
        </draw:frame>
        <draw:frame draw:style-name="gr4" draw:text-style-name="P3" draw:layer="layout" svg:width="0.677cm" svg:height="1.063cm" svg:x="10.582cm" svg:y="19.464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draw:line draw:style-name="gr63" draw:text-style-name="P2" draw:layer="layout" svg:x1="14.5cm" svg:y1="17.7cm" svg:x2="16cm" svg:y2="17.75cm">
          <text:p/>
        </draw:line>
        <draw:line draw:style-name="gr63" draw:text-style-name="P2" draw:layer="layout" svg:x1="16cm" svg:y1="17.65cm" svg:x2="16cm" svg:y2="19.75cm">
          <text:p/>
        </draw:line>
        <draw:line draw:style-name="gr63" draw:text-style-name="P2" draw:layer="layout" svg:x1="16cm" svg:y1="17.65cm" svg:x2="16cm" svg:y2="19.75cm">
          <text:p/>
        </draw:line>
        <draw:custom-shape draw:style-name="gr1" draw:text-style-name="P1" draw:layer="layout" svg:width="0.25cm" svg:height="0.25cm" svg:x="15.054cm" svg:y="10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5.754cm" svg:y="11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6.954cm" svg:y="12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4.85cm" svg:y1="9.7cm" svg:x2="15.5cm" svg:y2="11.5cm">
          <text:p/>
        </draw:line>
        <draw:line draw:style-name="gr2" draw:text-style-name="P2" draw:layer="layout" svg:x1="15.15cm" svg:y1="11.2cm" svg:x2="16.55cm" svg:y2="12.3cm">
          <text:p/>
        </draw:line>
        <draw:line draw:style-name="gr2" draw:text-style-name="P2" draw:layer="layout" svg:x1="16.35cm" svg:y1="12.2cm" svg:x2="17.7cm" svg:y2="12.5cm">
          <text:p/>
        </draw:line>
        <draw:frame draw:style-name="gr38" draw:text-style-name="P10" draw:layer="layout" svg:width="3.084cm" svg:height="1.318cm" svg:x="15.95cm" svg:y="11.25cm">
          <draw:text-box>
            <text:p><text:span text:style-name="T11">MSB</text:span><text:span text:style-name="T4"> </text:span></text:p>
            <text:p/>
          </draw:text-box>
        </draw:frame>
        <draw:frame draw:style-name="gr64" draw:text-style-name="P12" draw:layer="layout" svg:width="3.762cm" svg:height="0.569cm" svg:x="14.812cm" svg:y="9.232cm">
          <draw:text-box>
            <text:p><text:span text:style-name="T6">Indiffer</text:span><text:span text:style-name="T6">enskur</text:span><text:span text:style-name="T6">ve </text:span><text:span text:style-name="T6">(isonytt</text:span><text:span text:style-name="T6">e)</text:span></text:p>
          </draw:text-box>
        </draw:frame>
        <draw:frame draw:style-name="gr4" draw:text-style-name="P26" draw:layer="layout" svg:width="1.262cm" svg:height="0.468cm" svg:x="17.85cm" svg:y="12.05cm">
          <draw:object xlink:href="./Object 229" xlink:type="simple" xlink:show="embed" xlink:actuate="onLoad">
            <loext:p/>
          </draw:object>
          <draw:image xlink:href="./ObjectReplacements/Object 229" xlink:type="simple" xlink:show="embed" xlink:actuate="onLoad"/>
        </draw:frame>
        <draw:frame draw:style-name="gr4" draw:text-style-name="P26" draw:layer="layout" svg:width="1.554cm" svg:height="0.468cm" svg:x="4.851cm" svg:y="18.75cm">
          <draw:object xlink:href="./Object 231" xlink:type="simple" xlink:show="embed" xlink:actuate="onLoad">
            <loext:p/>
          </draw:object>
          <draw:image xlink:href="./ObjectReplacements/Object 231" xlink:type="simple" xlink:show="embed" xlink:actuate="onLoad"/>
        </draw:frame>
        <draw:frame draw:style-name="gr4" draw:text-style-name="P26" draw:layer="layout" svg:width="1.558cm" svg:height="0.468cm" svg:x="4.851cm" svg:y="17.55cm">
          <draw:object xlink:href="./Object 247" xlink:type="simple" xlink:show="embed" xlink:actuate="onLoad">
            <loext:p/>
          </draw:object>
          <draw:image xlink:href="./ObjectReplacements/Object 247" xlink:type="simple" xlink:show="embed" xlink:actuate="onLoad"/>
        </draw:frame>
        <draw:frame draw:style-name="gr4" draw:text-style-name="P26" draw:layer="layout" svg:width="1.558cm" svg:height="0.468cm" svg:x="4.842cm" svg:y="18.182cm">
          <draw:object xlink:href="./Object 256" xlink:type="simple" xlink:show="embed" xlink:actuate="onLoad">
            <loext:p/>
          </draw:object>
          <draw:image xlink:href="./ObjectReplacements/Object 256" xlink:type="simple" xlink:show="embed" xlink:actuate="onLoad"/>
        </draw:frame>
        <draw:frame draw:style-name="gr4" draw:text-style-name="P3" draw:layer="layout" svg:width="0.563cm" svg:height="0.588cm" svg:x="13.785cm" svg:y="17.364cm">
          <draw:object xlink:href="./Object 242" xlink:type="simple" xlink:show="embed" xlink:actuate="onLoad">
            <loext:p/>
          </draw:object>
          <draw:image xlink:href="./ObjectReplacements/Object 242" xlink:type="simple" xlink:show="embed" xlink:actuate="onLoad"/>
        </draw:frame>
        <draw:frame draw:style-name="gr4" draw:text-style-name="P3" draw:layer="layout" svg:width="0.563cm" svg:height="0.588cm" svg:x="15.786cm" svg:y="19.764cm">
          <draw:object xlink:href="./Object 230" xlink:type="simple" xlink:show="embed" xlink:actuate="onLoad">
            <loext:p/>
          </draw:object>
          <draw:image xlink:href="./ObjectReplacements/Object 230" xlink:type="simple" xlink:show="embed" xlink:actuate="onLoad"/>
        </draw:frame>
        <draw:frame draw:style-name="gr4" draw:text-style-name="P3" draw:layer="layout" svg:width="1.003cm" svg:height="1.123cm" svg:x="9.421cm" svg:y="16.9cm">
          <draw:object xlink:href="./Object 257" xlink:type="simple" xlink:show="embed" xlink:actuate="onLoad">
            <loext:p/>
          </draw:object>
          <draw:image xlink:href="./ObjectReplacements/Object 257" xlink:type="simple" xlink:show="embed" xlink:actuate="onLoad"/>
        </draw:frame>
        <draw:frame draw:style-name="gr4" draw:text-style-name="P3" draw:layer="layout" svg:width="1.904cm" svg:height="1.123cm" svg:x="15.922cm" svg:y="16.601cm">
          <draw:object xlink:href="./Object 258" xlink:type="simple" xlink:show="embed" xlink:actuate="onLoad">
            <loext:p/>
          </draw:object>
          <draw:image xlink:href="./ObjectReplacements/Object 258" xlink:type="simple" xlink:show="embed" xlink:actuate="onLoad"/>
        </draw:frame>
        <draw:frame draw:style-name="gr34" draw:text-style-name="P12" draw:layer="layout" svg:width="3.389cm" svg:height="0.569cm" svg:x="2.912cm" svg:y="15.433cm">
          <draw:text-box>
            <text:p><text:span text:style-name="T6">Ikke </text:span><text:span text:style-name="T6">metnin</text:span><text:span text:style-name="T6">g</text:span></text:p>
          </draw:text-box>
        </draw:frame>
        <draw:frame draw:style-name="gr34" draw:text-style-name="P12" draw:layer="layout" svg:width="3.389cm" svg:height="0.569cm" svg:x="8.313cm" svg:y="15.933cm">
          <draw:text-box>
            <text:p><text:span text:style-name="T6">Budsjet</text:span><text:span text:style-name="T6">tlinjen</text:span></text:p>
          </draw:text-box>
        </draw:frame>
        <draw:frame draw:style-name="gr4" draw:text-style-name="P3" draw:layer="layout" svg:width="1.999cm" svg:height="0.999cm" svg:x="9.504cm" svg:y="13.444cm">
          <draw:object xlink:href="./Object 287" xlink:type="simple" xlink:show="embed" xlink:actuate="onLoad">
            <loext:p/>
          </draw:object>
          <draw:image xlink:href="./ObjectReplacements/Object 287" xlink:type="simple" xlink:show="embed" xlink:actuate="onLoad"/>
        </draw:frame>
        <draw:frame draw:style-name="gr4" draw:text-style-name="P3" draw:layer="layout" svg:width="1.706cm" svg:height="0.542cm" svg:x="16.745cm" svg:y="3.05cm">
          <draw:object xlink:href="./Object 288" xlink:type="simple" xlink:show="embed" xlink:actuate="onLoad">
            <loext:p/>
          </draw:object>
          <draw:image xlink:href="./ObjectReplacements/Object 288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line draw:style-name="gr13" draw:text-style-name="P2" draw:layer="layout" svg:x1="1.501cm" svg:y1="8.15cm" svg:x2="6.351cm" svg:y2="8.2cm">
          <text:p/>
        </draw:line>
        <draw:line draw:style-name="gr13" draw:text-style-name="P2" draw:layer="layout" svg:x1="1.501cm" svg:y1="8.15cm" svg:x2="1.501cm" svg:y2="3.15cm">
          <text:p/>
        </draw:line>
        <draw:frame draw:style-name="gr4" draw:text-style-name="P3" draw:layer="layout" svg:width="0.563cm" svg:height="0.53cm" svg:x="6.279cm" svg:y="7.963cm">
          <draw:object xlink:href="./Object 239" xlink:type="simple" xlink:show="embed" xlink:actuate="onLoad">
            <loext:p/>
          </draw:object>
          <draw:image xlink:href="./ObjectReplacements/Object 239" xlink:type="simple" xlink:show="embed" xlink:actuate="onLoad"/>
        </draw:frame>
        <draw:frame draw:style-name="gr4" draw:text-style-name="P3" draw:layer="layout" svg:width="0.2cm" svg:height="0.47cm" svg:x="1.479cm" svg:y="3.763cm">
          <draw:object xlink:href="./Object 240" xlink:type="simple" xlink:show="embed" xlink:actuate="onLoad">
            <loext:p/>
          </draw:object>
          <draw:image xlink:href="./ObjectReplacements/Object 240" xlink:type="simple" xlink:show="embed" xlink:actuate="onLoad"/>
        </draw:frame>
        <draw:path draw:style-name="gr3" draw:text-style-name="P2" draw:layer="layout" svg:width="3.397cm" svg:height="3.149cm" draw:transform="rotate (-3.14159265358979) translate (5.851cm 7.3cm)" svg:viewBox="0 0 3398 3150" svg:d="M0 0c3638 0 3395 3150 3395 3150">
          <text:p/>
        </draw:path>
        <draw:frame draw:style-name="gr4" draw:text-style-name="P3" draw:layer="layout" svg:width="0.567cm" svg:height="0.53cm" svg:x="1.28cm" svg:y="2.663cm">
          <draw:object xlink:href="./Object 241" xlink:type="simple" xlink:show="embed" xlink:actuate="onLoad">
            <loext:p/>
          </draw:object>
          <draw:image xlink:href="./ObjectReplacements/Object 241" xlink:type="simple" xlink:show="embed" xlink:actuate="onLoad"/>
        </draw:frame>
        <draw:line draw:style-name="gr13" draw:text-style-name="P2" draw:layer="layout" svg:x1="7.901cm" svg:y1="8.15cm" svg:x2="12.751cm" svg:y2="8.2cm">
          <text:p/>
        </draw:line>
        <draw:line draw:style-name="gr13" draw:text-style-name="P2" draw:layer="layout" svg:x1="7.901cm" svg:y1="8.15cm" svg:x2="7.901cm" svg:y2="3.15cm">
          <text:p/>
        </draw:line>
        <draw:frame draw:style-name="gr4" draw:text-style-name="P3" draw:layer="layout" svg:width="0.563cm" svg:height="0.53cm" svg:x="12.879cm" svg:y="7.963cm">
          <draw:object xlink:href="./Object 243" xlink:type="simple" xlink:show="embed" xlink:actuate="onLoad">
            <loext:p/>
          </draw:object>
          <draw:image xlink:href="./ObjectReplacements/Object 243" xlink:type="simple" xlink:show="embed" xlink:actuate="onLoad"/>
        </draw:frame>
        <draw:frame draw:style-name="gr4" draw:text-style-name="P3" draw:layer="layout" svg:width="0.2cm" svg:height="0.47cm" svg:x="7.879cm" svg:y="3.763cm">
          <draw:object xlink:href="./Object 244" xlink:type="simple" xlink:show="embed" xlink:actuate="onLoad">
            <loext:p/>
          </draw:object>
          <draw:image xlink:href="./ObjectReplacements/Object 244" xlink:type="simple" xlink:show="embed" xlink:actuate="onLoad"/>
        </draw:frame>
        <draw:path draw:style-name="gr3" draw:text-style-name="P2" draw:layer="layout" svg:width="3.397cm" svg:height="3.149cm" draw:transform="rotate (-3.14159265358979) translate (12.251cm 7.3cm)" svg:viewBox="0 0 3398 3150" svg:d="M0 0c3638 0 3395 3150 3395 3150">
          <text:p/>
        </draw:path>
        <draw:frame draw:style-name="gr4" draw:text-style-name="P3" draw:layer="layout" svg:width="0.567cm" svg:height="0.53cm" svg:x="7.68cm" svg:y="2.463cm">
          <draw:object xlink:href="./Object 245" xlink:type="simple" xlink:show="embed" xlink:actuate="onLoad">
            <loext:p/>
          </draw:object>
          <draw:image xlink:href="./ObjectReplacements/Object 245" xlink:type="simple" xlink:show="embed" xlink:actuate="onLoad"/>
        </draw:frame>
        <draw:line draw:style-name="gr13" draw:text-style-name="P2" draw:layer="layout" svg:x1="14.602cm" svg:y1="8.15cm" svg:x2="19.452cm" svg:y2="8.2cm">
          <text:p/>
        </draw:line>
        <draw:line draw:style-name="gr13" draw:text-style-name="P2" draw:layer="layout" svg:x1="14.602cm" svg:y1="8.15cm" svg:x2="14.602cm" svg:y2="3.15cm">
          <text:p/>
        </draw:line>
        <draw:frame draw:style-name="gr4" draw:text-style-name="P3" draw:layer="layout" svg:width="0.563cm" svg:height="0.53cm" svg:x="19.58cm" svg:y="7.963cm">
          <draw:object xlink:href="./Object 248" xlink:type="simple" xlink:show="embed" xlink:actuate="onLoad">
            <loext:p/>
          </draw:object>
          <draw:image xlink:href="./ObjectReplacements/Object 248" xlink:type="simple" xlink:show="embed" xlink:actuate="onLoad"/>
        </draw:frame>
        <draw:frame draw:style-name="gr4" draw:text-style-name="P3" draw:layer="layout" svg:width="0.2cm" svg:height="0.47cm" svg:x="14.58cm" svg:y="3.763cm">
          <draw:object xlink:href="./Object 249" xlink:type="simple" xlink:show="embed" xlink:actuate="onLoad">
            <loext:p/>
          </draw:object>
          <draw:image xlink:href="./ObjectReplacements/Object 249" xlink:type="simple" xlink:show="embed" xlink:actuate="onLoad"/>
        </draw:frame>
        <draw:path draw:style-name="gr3" draw:text-style-name="P2" draw:layer="layout" svg:width="3.397cm" svg:height="3.149cm" draw:transform="rotate (-3.14159265358979) translate (18.952cm 7.3cm)" svg:viewBox="0 0 3398 3150" svg:d="M0 0c3638 0 3395 3150 3395 3150">
          <text:p/>
        </draw:path>
        <draw:frame draw:style-name="gr4" draw:text-style-name="P3" draw:layer="layout" svg:width="0.567cm" svg:height="0.53cm" svg:x="14.281cm" svg:y="2.463cm">
          <draw:object xlink:href="./Object 251" xlink:type="simple" xlink:show="embed" xlink:actuate="onLoad">
            <loext:p/>
          </draw:object>
          <draw:image xlink:href="./ObjectReplacements/Object 251" xlink:type="simple" xlink:show="embed" xlink:actuate="onLoad"/>
        </draw:frame>
        <draw:line draw:style-name="gr13" draw:text-style-name="P2" draw:layer="layout" svg:x1="4.202cm" svg:y1="26.55cm" svg:x2="9.052cm" svg:y2="26.6cm">
          <text:p/>
        </draw:line>
        <draw:line draw:style-name="gr13" draw:text-style-name="P2" draw:layer="layout" svg:x1="4.202cm" svg:y1="26.55cm" svg:x2="4.202cm" svg:y2="21.55cm">
          <text:p/>
        </draw:line>
        <draw:frame draw:style-name="gr4" draw:text-style-name="P3" draw:layer="layout" svg:width="0.563cm" svg:height="0.53cm" svg:x="9.18cm" svg:y="26.363cm">
          <draw:object xlink:href="./Object 211" xlink:type="simple" xlink:show="embed" xlink:actuate="onLoad">
            <loext:p/>
          </draw:object>
          <draw:image xlink:href="./ObjectReplacements/Object 211" xlink:type="simple" xlink:show="embed" xlink:actuate="onLoad"/>
        </draw:frame>
        <draw:frame draw:style-name="gr4" draw:text-style-name="P3" draw:layer="layout" svg:width="0.2cm" svg:height="0.47cm" svg:x="4.18cm" svg:y="23.763cm">
          <draw:object xlink:href="./Object 213" xlink:type="simple" xlink:show="embed" xlink:actuate="onLoad">
            <loext:p/>
          </draw:object>
          <draw:image xlink:href="./ObjectReplacements/Object 213" xlink:type="simple" xlink:show="embed" xlink:actuate="onLoad"/>
        </draw:frame>
        <draw:frame draw:style-name="gr4" draw:text-style-name="P3" draw:layer="layout" svg:width="0.496cm" svg:height="0.47cm" svg:x="3.981cm" svg:y="21.063cm">
          <draw:object xlink:href="./Object 214" xlink:type="simple" xlink:show="embed" xlink:actuate="onLoad">
            <loext:p/>
          </draw:object>
          <draw:image xlink:href="./ObjectReplacements/Object 214" xlink:type="simple" xlink:show="embed" xlink:actuate="onLoad"/>
        </draw:frame>
        <draw:frame draw:style-name="gr4" draw:text-style-name="P3" draw:layer="layout" svg:width="0.2cm" svg:height="0.47cm" svg:x="10.18cm" svg:y="23.763cm">
          <draw:object xlink:href="./Object 216" xlink:type="simple" xlink:show="embed" xlink:actuate="onLoad">
            <loext:p/>
          </draw:object>
          <draw:image xlink:href="./ObjectReplacements/Object 216" xlink:type="simple" xlink:show="embed" xlink:actuate="onLoad"/>
        </draw:frame>
        <draw:line draw:style-name="gr13" draw:text-style-name="P2" draw:layer="layout" svg:x1="11.603cm" svg:y1="19.55cm" svg:x2="16.453cm" svg:y2="19.6cm">
          <text:p/>
        </draw:line>
        <draw:line draw:style-name="gr13" draw:text-style-name="P2" draw:layer="layout" svg:x1="11.603cm" svg:y1="19.55cm" svg:x2="11.603cm" svg:y2="14.55cm">
          <text:p/>
        </draw:line>
        <draw:frame draw:style-name="gr4" draw:text-style-name="P3" draw:layer="layout" svg:width="0.466cm" svg:height="0.47cm" svg:x="16.581cm" svg:y="19.363cm">
          <draw:object xlink:href="./Object 215" xlink:type="simple" xlink:show="embed" xlink:actuate="onLoad">
            <loext:p/>
          </draw:object>
          <draw:image xlink:href="./ObjectReplacements/Object 215" xlink:type="simple" xlink:show="embed" xlink:actuate="onLoad"/>
        </draw:frame>
        <draw:frame draw:style-name="gr4" draw:text-style-name="P3" draw:layer="layout" svg:width="0.2cm" svg:height="0.47cm" svg:x="11.581cm" svg:y="15.063cm">
          <draw:object xlink:href="./Object 217" xlink:type="simple" xlink:show="embed" xlink:actuate="onLoad">
            <loext:p/>
          </draw:object>
          <draw:image xlink:href="./ObjectReplacements/Object 217" xlink:type="simple" xlink:show="embed" xlink:actuate="onLoad"/>
        </draw:frame>
        <draw:frame draw:style-name="gr4" draw:text-style-name="P3" draw:layer="layout" svg:width="0.567cm" svg:height="0.53cm" svg:x="11.382cm" svg:y="13.863cm">
          <draw:object xlink:href="./Object 218" xlink:type="simple" xlink:show="embed" xlink:actuate="onLoad">
            <loext:p/>
          </draw:object>
          <draw:image xlink:href="./ObjectReplacements/Object 218" xlink:type="simple" xlink:show="embed" xlink:actuate="onLoad"/>
        </draw:frame>
        <draw:line draw:style-name="gr13" draw:text-style-name="P2" draw:layer="layout" svg:x1="11.603cm" svg:y1="26.55cm" svg:x2="16.453cm" svg:y2="26.6cm">
          <text:p/>
        </draw:line>
        <draw:line draw:style-name="gr13" draw:text-style-name="P2" draw:layer="layout" svg:x1="11.603cm" svg:y1="26.55cm" svg:x2="11.603cm" svg:y2="21.55cm">
          <text:p/>
        </draw:line>
        <draw:frame draw:style-name="gr4" draw:text-style-name="P3" draw:layer="layout" svg:width="0.551cm" svg:height="0.47cm" svg:x="16.581cm" svg:y="26.363cm">
          <draw:object xlink:href="./Object 252" xlink:type="simple" xlink:show="embed" xlink:actuate="onLoad">
            <loext:p/>
          </draw:object>
          <draw:image xlink:href="./ObjectReplacements/Object 252" xlink:type="simple" xlink:show="embed" xlink:actuate="onLoad"/>
        </draw:frame>
        <draw:frame draw:style-name="gr4" draw:text-style-name="P3" draw:layer="layout" svg:width="0.2cm" svg:height="0.47cm" svg:x="12.281cm" svg:y="23.763cm">
          <draw:object xlink:href="./Object 253" xlink:type="simple" xlink:show="embed" xlink:actuate="onLoad">
            <loext:p/>
          </draw:object>
          <draw:image xlink:href="./ObjectReplacements/Object 253" xlink:type="simple" xlink:show="embed" xlink:actuate="onLoad"/>
        </draw:frame>
        <draw:frame draw:style-name="gr4" draw:text-style-name="P3" draw:layer="layout" svg:width="0.606cm" svg:height="0.47cm" svg:x="11.382cm" svg:y="21.063cm">
          <draw:object xlink:href="./Object 254" xlink:type="simple" xlink:show="embed" xlink:actuate="onLoad">
            <loext:p/>
          </draw:object>
          <draw:image xlink:href="./ObjectReplacements/Object 254" xlink:type="simple" xlink:show="embed" xlink:actuate="onLoad"/>
        </draw:frame>
        <draw:frame draw:style-name="gr4" draw:text-style-name="P3" draw:layer="layout" svg:width="0.2cm" svg:height="0.47cm" svg:x="17.581cm" svg:y="23.763cm">
          <draw:object xlink:href="./Object 255" xlink:type="simple" xlink:show="embed" xlink:actuate="onLoad">
            <loext:p/>
          </draw:object>
          <draw:image xlink:href="./ObjectReplacements/Object 255" xlink:type="simple" xlink:show="embed" xlink:actuate="onLoad"/>
        </draw:frame>
        <draw:frame draw:style-name="gr65" draw:text-style-name="P7" draw:layer="layout" svg:width="19.734cm" svg:height="0.962cm" svg:x="0.933cm" svg:y="0.1cm">
          <draw:text-box>
            <text:p><text:span text:style-name="T3">Ko</text:span><text:span text:style-name="T3">nsu</text:span><text:span text:style-name="T3">me</text:span><text:span text:style-name="T3">nte</text:span><text:span text:style-name="T3">ns </text:span><text:span text:style-name="T3">øko</text:span><text:span text:style-name="T3">no</text:span><text:span text:style-name="T3">mis</text:span><text:span text:style-name="T3">ke </text:span><text:span text:style-name="T3">adf</text:span><text:span text:style-name="T3">erd </text:span><text:span text:style-name="T3">i <text:s/></text:span><text:span text:style-name="T3">go</text:span><text:span text:style-name="T3">de- </text:span><text:span text:style-name="T3">og </text:span><text:span text:style-name="T3">arb</text:span><text:span text:style-name="T3">eid</text:span><text:span text:style-name="T3">sm</text:span><text:span text:style-name="T3">ark</text:span><text:span text:style-name="T3">ede</text:span><text:span text:style-name="T3">t</text:span></text:p>
          </draw:text-box>
        </draw:frame>
        <draw:frame draw:style-name="gr41" draw:text-style-name="P17" draw:layer="layout" svg:width="6.695cm" svg:height="1.199cm" svg:x="1.555cm" svg:y="1.75cm">
          <draw:text-box>
            <text:p><text:span text:style-name="T10">Ege</text:span><text:span text:style-name="T10">npri</text:span><text:span text:style-name="T10">sela</text:span><text:span text:style-name="T10">stisit</text:span><text:span text:style-name="T10">et</text:span></text:p>
          </draw:text-box>
        </draw:frame>
        <draw:frame draw:style-name="gr41" draw:text-style-name="P17" draw:layer="layout" svg:width="6.695cm" svg:height="1.199cm" svg:x="7.805cm" svg:y="1.801cm">
          <draw:text-box>
            <text:p><text:span text:style-name="T10">Krys</text:span><text:span text:style-name="T10">spris</text:span><text:span text:style-name="T10">elasti</text:span><text:span text:style-name="T10">sitet</text:span></text:p>
          </draw:text-box>
        </draw:frame>
        <draw:frame draw:style-name="gr41" draw:text-style-name="P17" draw:layer="layout" svg:width="6.695cm" svg:height="1.199cm" svg:x="14.895cm" svg:y="2.051cm">
          <draw:text-box>
            <text:p><text:span text:style-name="T10">I</text:span><text:span text:style-name="T10">n</text:span><text:span text:style-name="T10">n</text:span><text:span text:style-name="T10">t</text:span><text:span text:style-name="T10">e</text:span><text:span text:style-name="T10">k</text:span><text:span text:style-name="T10">t</text:span><text:span text:style-name="T10">s</text:span><text:span text:style-name="T10">e</text:span><text:span text:style-name="T10">l</text:span><text:span text:style-name="T10">a</text:span><text:span text:style-name="T10">s</text:span><text:span text:style-name="T10">t</text:span><text:span text:style-name="T10">i</text:span><text:span text:style-name="T10">s</text:span><text:span text:style-name="T10">i</text:span><text:span text:style-name="T10">t</text:span><text:span text:style-name="T10">e</text:span><text:span text:style-name="T10">t</text:span></text:p>
          </draw:text-box>
        </draw:frame>
        <draw:frame draw:style-name="gr66" draw:text-style-name="P17" draw:layer="layout" svg:width="7.225cm" svg:height="1.199cm" svg:x="4.025cm" svg:y="12.301cm">
          <draw:text-box>
            <text:p><text:span text:style-name="T10">Utle</text:span><text:span text:style-name="T10">dnin</text:span><text:span text:style-name="T10">g av </text:span><text:span text:style-name="T10">etter</text:span><text:span text:style-name="T10">spør</text:span><text:span text:style-name="T10">sels</text:span><text:span text:style-name="T10">kurv</text:span><text:span text:style-name="T10">en</text:span></text:p>
            <text:p><text:span text:style-name="T10">for </text:span><text:span text:style-name="T10">god</text:span><text:span text:style-name="T10">e 1</text:span></text:p>
          </draw:text-box>
        </draw:frame>
        <draw:frame draw:style-name="gr41" draw:text-style-name="P17" draw:layer="layout" svg:width="6.695cm" svg:height="1.199cm" svg:x="11.805cm" svg:y="12.451cm">
          <draw:text-box>
            <text:p><text:span text:style-name="T10">Utle</text:span><text:span text:style-name="T10">dnin</text:span><text:span text:style-name="T10">g av </text:span><text:span text:style-name="T10">tilbu</text:span><text:span text:style-name="T10">dsk</text:span><text:span text:style-name="T10">urve</text:span><text:span text:style-name="T10">n for</text:span></text:p>
            <text:p><text:span text:style-name="T10">arbe</text:span><text:span text:style-name="T10">idsk</text:span><text:span text:style-name="T10">raft</text:span></text:p>
          </draw:text-box>
        </draw:frame>
        <draw:frame draw:style-name="gr41" draw:text-style-name="P17" draw:layer="layout" svg:width="6.695cm" svg:height="1.199cm" svg:x="4.804cm" svg:y="20.304cm">
          <draw:text-box>
            <text:p><text:span text:style-name="T10">Etter</text:span><text:span text:style-name="T10">spør</text:span><text:span text:style-name="T10">sel </text:span><text:span text:style-name="T10">av </text:span></text:p>
            <text:p><text:span text:style-name="T10">kon</text:span><text:span text:style-name="T10">sum</text:span><text:span text:style-name="T10">god</text:span><text:span text:style-name="T10">e</text:span></text:p>
          </draw:text-box>
        </draw:frame>
        <draw:frame draw:style-name="gr41" draw:text-style-name="P17" draw:layer="layout" svg:width="6.695cm" svg:height="1.199cm" svg:x="12.1cm" svg:y="20.65cm">
          <draw:text-box>
            <text:p><text:span text:style-name="T10">Tilbu</text:span><text:span text:style-name="T10">det </text:span><text:span text:style-name="T10">av </text:span><text:span text:style-name="T10">arbe</text:span><text:span text:style-name="T10">idsk</text:span><text:span text:style-name="T10">raft</text:span></text:p>
          </draw:text-box>
        </draw:frame>
        <draw:line draw:style-name="gr2" draw:text-style-name="P2" draw:layer="layout" svg:x1="11.55cm" svg:y1="15.65cm" svg:x2="15.5cm" svg:y2="19.5cm">
          <text:p/>
        </draw:line>
        <draw:line draw:style-name="gr2" draw:text-style-name="P2" draw:layer="layout" svg:x1="1.5cm" svg:y1="4.75cm" svg:x2="5.25cm" svg:y2="8.25cm">
          <text:p/>
        </draw:line>
        <draw:line draw:style-name="gr2" draw:text-style-name="P2" draw:layer="layout" svg:x1="1.5cm" svg:y1="4.85cm" svg:x2="3cm" svg:y2="8.1cm">
          <text:p/>
        </draw:line>
        <draw:custom-shape draw:style-name="gr1" draw:text-style-name="P1" draw:layer="layout" svg:width="0.25cm" svg:height="0.25cm" svg:x="3.155cm" svg:y="6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5.851cm 7.3cm)" svg:viewBox="0 0 3398 3150" svg:d="M0 0c3638 0 3395 3150 3395 3150">
          <text:p/>
        </draw:path>
        <draw:line draw:style-name="gr2" draw:text-style-name="P2" draw:layer="layout" svg:x1="1.5cm" svg:y1="10.45cm" svg:x2="6.25cm" svg:y2="10.45cm">
          <text:p/>
        </draw:line>
        <draw:line draw:style-name="gr2" draw:text-style-name="P2" draw:layer="layout" svg:x1="2.9cm" svg:y1="10.05cm" svg:x2="2.9cm" svg:y2="10.8cm">
          <text:p/>
        </draw:line>
        <draw:line draw:style-name="gr2" draw:text-style-name="P2" draw:layer="layout" svg:x1="5.1cm" svg:y1="10.05cm" svg:x2="5.1cm" svg:y2="10.8cm">
          <text:p/>
        </draw:line>
        <draw:frame draw:style-name="gr4" draw:text-style-name="P3" draw:layer="layout" svg:width="0.758cm" svg:height="0.47cm" svg:x="2.38cm" svg:y="11.063cm">
          <draw:object xlink:href="./Object 259" xlink:type="simple" xlink:show="embed" xlink:actuate="onLoad">
            <loext:p/>
          </draw:object>
          <draw:image xlink:href="./ObjectReplacements/Object 259" xlink:type="simple" xlink:show="embed" xlink:actuate="onLoad"/>
        </draw:frame>
        <draw:frame draw:style-name="gr4" draw:text-style-name="P3" draw:layer="layout" svg:width="0.428cm" svg:height="0.47cm" svg:x="4.88cm" svg:y="11.063cm">
          <draw:object xlink:href="./Object 260" xlink:type="simple" xlink:show="embed" xlink:actuate="onLoad">
            <loext:p/>
          </draw:object>
          <draw:image xlink:href="./ObjectReplacements/Object 260" xlink:type="simple" xlink:show="embed" xlink:actuate="onLoad"/>
        </draw:frame>
        <draw:frame draw:style-name="gr34" draw:text-style-name="P12" draw:layer="layout" svg:width="3.389cm" svg:height="0.569cm" svg:x="2.712cm" svg:y="10.433cm">
          <draw:text-box>
            <text:p><text:span text:style-name="T6">Prisuel</text:span><text:span text:style-name="T6">astisk</text:span></text:p>
          </draw:text-box>
        </draw:frame>
        <draw:frame draw:style-name="gr34" draw:text-style-name="P12" draw:layer="layout" svg:width="3.389cm" svg:height="0.569cm" svg:x="1.113cm" svg:y="10.434cm">
          <draw:text-box>
            <text:p><text:span text:style-name="T6">Prisela</text:span><text:span text:style-name="T6">stisk</text:span></text:p>
          </draw:text-box>
        </draw:frame>
        <draw:frame draw:style-name="gr34" draw:text-style-name="P12" draw:layer="layout" svg:width="3.389cm" svg:height="0.569cm" svg:x="4.914cm" svg:y="10.435cm">
          <draw:text-box>
            <text:p><text:span text:style-name="T6">(Giffen </text:span><text:span text:style-name="T6">gode)</text:span></text:p>
          </draw:text-box>
        </draw:frame>
        <draw:line draw:style-name="gr2" draw:text-style-name="P2" draw:layer="layout" svg:x1="1.501cm" svg:y1="10.45cm" svg:x2="6.251cm" svg:y2="10.45cm">
          <text:p/>
        </draw:line>
        <draw:line draw:style-name="gr2" draw:text-style-name="P2" draw:layer="layout" svg:x1="2.901cm" svg:y1="10.05cm" svg:x2="2.901cm" svg:y2="10.8cm">
          <text:p/>
        </draw:line>
        <draw:line draw:style-name="gr2" draw:text-style-name="P2" draw:layer="layout" svg:x1="5.101cm" svg:y1="10.05cm" svg:x2="5.101cm" svg:y2="10.8cm">
          <text:p/>
        </draw:line>
        <draw:frame draw:style-name="gr4" draw:text-style-name="P3" draw:layer="layout" svg:width="0.758cm" svg:height="0.47cm" svg:x="2.381cm" svg:y="11.063cm">
          <draw:object xlink:href="./Object 261" xlink:type="simple" xlink:show="embed" xlink:actuate="onLoad">
            <loext:p/>
          </draw:object>
          <draw:image xlink:href="./ObjectReplacements/Object 261" xlink:type="simple" xlink:show="embed" xlink:actuate="onLoad"/>
        </draw:frame>
        <draw:frame draw:style-name="gr4" draw:text-style-name="P3" draw:layer="layout" svg:width="0.428cm" svg:height="0.47cm" svg:x="4.881cm" svg:y="11.063cm">
          <draw:object xlink:href="./Object 262" xlink:type="simple" xlink:show="embed" xlink:actuate="onLoad">
            <loext:p/>
          </draw:object>
          <draw:image xlink:href="./ObjectReplacements/Object 262" xlink:type="simple" xlink:show="embed" xlink:actuate="onLoad"/>
        </draw:frame>
        <draw:frame draw:style-name="gr67" draw:text-style-name="P12" draw:layer="layout" svg:width="3.389cm" svg:height="0.887cm" svg:x="2.35cm" svg:y="9.263cm">
          <draw:text-box>
            <text:p><text:span text:style-name="T6">Pris-</text:span></text:p>
            <text:p><text:span text:style-name="T6">nøytralt</text:span></text:p>
          </draw:text-box>
        </draw:frame>
        <draw:line draw:style-name="gr2" draw:text-style-name="P2" draw:layer="layout" svg:x1="7.801cm" svg:y1="10.45cm" svg:x2="12.551cm" svg:y2="10.45cm">
          <text:p/>
        </draw:line>
        <draw:frame draw:style-name="gr67" draw:text-style-name="P12" draw:layer="layout" svg:width="3.389cm" svg:height="0.887cm" svg:x="9.6cm" svg:y="9.35cm">
          <draw:text-box>
            <text:p><text:span text:style-name="T6">P</text:span><text:span text:style-name="T6">ri</text:span><text:span text:style-name="T6">s</text:span><text:span text:style-name="T6">-</text:span></text:p>
            <text:p><text:span text:style-name="T6">u</text:span><text:span text:style-name="T6">a</text:span><text:span text:style-name="T6">v</text:span><text:span text:style-name="T6">h</text:span><text:span text:style-name="T6">e</text:span><text:span text:style-name="T6">n</text:span><text:span text:style-name="T6">gi</text:span><text:span text:style-name="T6">g</text:span></text:p>
          </draw:text-box>
        </draw:frame>
        <draw:line draw:style-name="gr2" draw:text-style-name="P2" draw:layer="layout" svg:x1="7.802cm" svg:y1="10.45cm" svg:x2="12.552cm" svg:y2="10.45cm">
          <text:p/>
        </draw:line>
        <draw:line draw:style-name="gr2" draw:text-style-name="P2" draw:layer="layout" svg:x1="10.302cm" svg:y1="10.15cm" svg:x2="10.302cm" svg:y2="10.9cm">
          <text:p/>
        </draw:line>
        <draw:frame draw:style-name="gr34" draw:text-style-name="P12" draw:layer="layout" svg:width="3.389cm" svg:height="0.569cm" svg:x="7.901cm" svg:y="10.401cm">
          <draw:text-box>
            <text:p><text:span text:style-name="T6">Komple</text:span><text:span text:style-name="T6">mentæ</text:span><text:span text:style-name="T6">rt</text:span></text:p>
          </draw:text-box>
        </draw:frame>
        <draw:frame draw:style-name="gr34" draw:text-style-name="P12" draw:layer="layout" svg:width="3.389cm" svg:height="0.569cm" svg:x="10.202cm" svg:y="10.402cm">
          <draw:text-box>
            <text:p><text:span text:style-name="T6">Alternat</text:span><text:span text:style-name="T6">iver</text:span></text:p>
          </draw:text-box>
        </draw:frame>
        <draw:frame draw:style-name="gr4" draw:text-style-name="P3" draw:layer="layout" svg:width="0.428cm" svg:height="0.47cm" svg:x="10.081cm" svg:y="11.063cm">
          <draw:object xlink:href="./Object 263" xlink:type="simple" xlink:show="embed" xlink:actuate="onLoad">
            <loext:p/>
          </draw:object>
          <draw:image xlink:href="./ObjectReplacements/Object 263" xlink:type="simple" xlink:show="embed" xlink:actuate="onLoad"/>
        </draw:frame>
        <draw:line draw:style-name="gr2" draw:text-style-name="P2" draw:layer="layout" svg:x1="15.001cm" svg:y1="10.45cm" svg:x2="19.751cm" svg:y2="10.45cm">
          <text:p/>
        </draw:line>
        <draw:line draw:style-name="gr2" draw:text-style-name="P2" draw:layer="layout" svg:x1="16.401cm" svg:y1="10.05cm" svg:x2="16.401cm" svg:y2="10.8cm">
          <text:p/>
        </draw:line>
        <draw:line draw:style-name="gr2" draw:text-style-name="P2" draw:layer="layout" svg:x1="18.601cm" svg:y1="10.05cm" svg:x2="18.601cm" svg:y2="10.8cm">
          <text:p/>
        </draw:line>
        <draw:frame draw:style-name="gr4" draw:text-style-name="P3" draw:layer="layout" svg:width="0.411cm" svg:height="0.47cm" svg:x="18.381cm" svg:y="11.063cm">
          <draw:object xlink:href="./Object 266" xlink:type="simple" xlink:show="embed" xlink:actuate="onLoad">
            <loext:p/>
          </draw:object>
          <draw:image xlink:href="./ObjectReplacements/Object 266" xlink:type="simple" xlink:show="embed" xlink:actuate="onLoad"/>
        </draw:frame>
        <draw:frame draw:style-name="gr67" draw:text-style-name="P12" draw:layer="layout" svg:width="3.389cm" svg:height="0.887cm" svg:x="16.461cm" svg:y="10.481cm">
          <draw:text-box>
            <text:p><text:span text:style-name="T6">Inntekt</text:span><text:span text:style-name="T6">s-</text:span></text:p>
            <text:p><text:span text:style-name="T6">uelastis</text:span><text:span text:style-name="T6">k</text:span></text:p>
          </draw:text-box>
        </draw:frame>
        <draw:frame draw:style-name="gr67" draw:text-style-name="P12" draw:layer="layout" svg:width="3.389cm" svg:height="0.887cm" svg:x="14.311cm" svg:y="10.45cm">
          <draw:text-box>
            <text:p><text:span text:style-name="T6">Mindre</text:span><text:span text:style-name="T6">verdig</text:span></text:p>
            <text:p><text:span text:style-name="T6">gode</text:span></text:p>
          </draw:text-box>
        </draw:frame>
        <draw:line draw:style-name="gr2" draw:text-style-name="P2" draw:layer="layout" svg:x1="14.902cm" svg:y1="10.45cm" svg:x2="19.652cm" svg:y2="10.45cm">
          <text:p/>
        </draw:line>
        <draw:line draw:style-name="gr2" draw:text-style-name="P2" draw:layer="layout" svg:x1="16.402cm" svg:y1="10.05cm" svg:x2="16.402cm" svg:y2="10.8cm">
          <text:p/>
        </draw:line>
        <draw:line draw:style-name="gr2" draw:text-style-name="P2" draw:layer="layout" svg:x1="18.602cm" svg:y1="10.05cm" svg:x2="18.602cm" svg:y2="10.8cm">
          <text:p/>
        </draw:line>
        <draw:frame draw:style-name="gr4" draw:text-style-name="P3" draw:layer="layout" svg:width="0.428cm" svg:height="0.47cm" svg:x="15.882cm" svg:y="11.063cm">
          <draw:object xlink:href="./Object 267" xlink:type="simple" xlink:show="embed" xlink:actuate="onLoad">
            <loext:p/>
          </draw:object>
          <draw:image xlink:href="./ObjectReplacements/Object 267" xlink:type="simple" xlink:show="embed" xlink:actuate="onLoad"/>
        </draw:frame>
        <draw:frame draw:style-name="gr67" draw:text-style-name="P12" draw:layer="layout" svg:width="3.389cm" svg:height="0.887cm" svg:x="18.016cm" svg:y="9.135cm">
          <draw:text-box>
            <text:p><text:span text:style-name="T6">I</text:span><text:span text:style-name="T6">n</text:span><text:span text:style-name="T6">n</text:span><text:span text:style-name="T6">t</text:span><text:span text:style-name="T6">e</text:span><text:span text:style-name="T6">k</text:span><text:span text:style-name="T6">t</text:span><text:span text:style-name="T6">s</text:span><text:span text:style-name="T6">-</text:span></text:p>
            <text:p><text:span text:style-name="T6">n</text:span><text:span text:style-name="T6">ø</text:span><text:span text:style-name="T6">y</text:span><text:span text:style-name="T6">tr</text:span><text:span text:style-name="T6">a</text:span><text:span text:style-name="T6">lt</text:span></text:p>
          </draw:text-box>
        </draw:frame>
        <draw:frame draw:style-name="gr67" draw:text-style-name="P12" draw:layer="layout" svg:width="3.389cm" svg:height="0.887cm" svg:x="18.612cm" svg:y="10.451cm">
          <draw:text-box>
            <text:p><text:span text:style-name="T6">Inntekt</text:span><text:span text:style-name="T6">s-</text:span></text:p>
            <text:p><text:span text:style-name="T6">elastisk</text:span></text:p>
          </draw:text-box>
        </draw:frame>
        <draw:line draw:style-name="gr2" draw:text-style-name="P2" draw:layer="layout" svg:x1="7.9cm" svg:y1="4.75cm" svg:x2="11.65cm" svg:y2="8.25cm">
          <text:p/>
        </draw:line>
        <draw:custom-shape draw:style-name="gr1" draw:text-style-name="P1" draw:layer="layout" svg:width="0.25cm" svg:height="0.25cm" svg:x="9.5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9cm" svg:y1="6.5cm" svg:x2="11.65cm" svg:y2="8.25cm">
          <text:p/>
        </draw:line>
        <draw:frame draw:style-name="gr4" draw:text-style-name="P3" draw:layer="layout" svg:width="0.677cm" svg:height="1.121cm" svg:x="4.882cm" svg:y="8.164cm">
          <draw:object xlink:href="./Object 219" xlink:type="simple" xlink:show="embed" xlink:actuate="onLoad">
            <loext:p/>
          </draw:object>
          <draw:image xlink:href="./ObjectReplacements/Object 219" xlink:type="simple" xlink:show="embed" xlink:actuate="onLoad"/>
        </draw:frame>
        <draw:frame draw:style-name="gr4" draw:text-style-name="P3" draw:layer="layout" svg:width="0.677cm" svg:height="1.121cm" svg:x="2.683cm" svg:y="8.165cm">
          <draw:object xlink:href="./Object 298" xlink:type="simple" xlink:show="embed" xlink:actuate="onLoad">
            <loext:p/>
          </draw:object>
          <draw:image xlink:href="./ObjectReplacements/Object 298" xlink:type="simple" xlink:show="embed" xlink:actuate="onLoad"/>
        </draw:frame>
        <draw:frame draw:style-name="gr4" draw:text-style-name="P3" draw:layer="layout" svg:width="0.671cm" svg:height="1.063cm" svg:x="0.883cm" svg:y="4.265cm">
          <draw:object xlink:href="./Object 299" xlink:type="simple" xlink:show="embed" xlink:actuate="onLoad">
            <loext:p/>
          </draw:object>
          <draw:image xlink:href="./ObjectReplacements/Object 299" xlink:type="simple" xlink:show="embed" xlink:actuate="onLoad"/>
        </draw:frame>
        <draw:frame draw:style-name="gr4" draw:text-style-name="P3" draw:layer="layout" svg:width="0.671cm" svg:height="1.121cm" svg:x="7.084cm" svg:y="4.166cm">
          <draw:object xlink:href="./Object 300" xlink:type="simple" xlink:show="embed" xlink:actuate="onLoad">
            <loext:p/>
          </draw:object>
          <draw:image xlink:href="./ObjectReplacements/Object 300" xlink:type="simple" xlink:show="embed" xlink:actuate="onLoad"/>
        </draw:frame>
        <draw:frame draw:style-name="gr4" draw:text-style-name="P3" draw:layer="layout" svg:width="0.668cm" svg:height="1.063cm" svg:x="11.283cm" svg:y="8.165cm">
          <draw:object xlink:href="./Object 302" xlink:type="simple" xlink:show="embed" xlink:actuate="onLoad">
            <loext:p/>
          </draw:object>
          <draw:image xlink:href="./ObjectReplacements/Object 302" xlink:type="simple" xlink:show="embed" xlink:actuate="onLoad"/>
        </draw:frame>
        <draw:line draw:style-name="gr2" draw:text-style-name="P2" draw:layer="layout" svg:x1="14.5cm" svg:y1="4cm" svg:x2="17.75cm" svg:y2="8.25cm">
          <text:p/>
        </draw:line>
        <draw:line draw:style-name="gr2" draw:text-style-name="P2" draw:layer="layout" svg:x1="14.7cm" svg:y1="3.5cm" svg:x2="18.25cm" svg:y2="8cm">
          <text:p/>
        </draw:line>
        <draw:path draw:style-name="gr3" draw:text-style-name="P2" draw:layer="layout" svg:width="3.397cm" svg:height="3.149cm" draw:transform="rotate (-3.14159265358979) translate (19.252cm 6.9cm)" svg:viewBox="0 0 3398 3150" svg:d="M0 0c3638 0 3395 3150 3395 3150">
          <text:p/>
        </draw:path>
        <draw:custom-shape draw:style-name="gr1" draw:text-style-name="P1" draw:layer="layout" svg:width="0.25cm" svg:height="0.25cm" svg:x="16.057cm" svg:y="6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6.358cm" svg:y="5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2" draw:layer="layout" svg:x1="15cm" svg:y1="7.251cm" svg:x2="18cm" svg:y2="4.501cm">
          <text:p/>
        </draw:line>
        <draw:frame draw:style-name="gr68" draw:text-style-name="P12" draw:layer="layout" svg:width="3.389cm" svg:height="0.619cm" svg:x="16.702cm" svg:y="3.652cm">
          <draw:text-box>
            <text:p><text:span text:style-name="T6">Engel-kurve</text:span></text:p>
          </draw:text-box>
        </draw:frame>
        <draw:frame draw:style-name="gr4" draw:text-style-name="P3" draw:layer="layout" svg:width="0.563cm" svg:height="0.588cm" svg:x="15.787cm" svg:y="8.364cm">
          <draw:object xlink:href="./Object 303" xlink:type="simple" xlink:show="embed" xlink:actuate="onLoad">
            <loext:p/>
          </draw:object>
          <draw:image xlink:href="./ObjectReplacements/Object 303" xlink:type="simple" xlink:show="embed" xlink:actuate="onLoad"/>
        </draw:frame>
        <draw:frame draw:style-name="gr4" draw:text-style-name="P3" draw:layer="layout" svg:width="0.546cm" svg:height="0.588cm" svg:x="16.187cm" svg:y="8.364cm">
          <draw:object xlink:href="./Object 304" xlink:type="simple" xlink:show="embed" xlink:actuate="onLoad">
            <loext:p/>
          </draw:object>
          <draw:image xlink:href="./ObjectReplacements/Object 304" xlink:type="simple" xlink:show="embed" xlink:actuate="onLoad"/>
        </draw:frame>
        <draw:frame draw:style-name="gr4" draw:text-style-name="P3" draw:layer="layout" svg:width="0.546cm" svg:height="0.588cm" svg:x="13.787cm" svg:y="5.364cm">
          <draw:object xlink:href="./Object 305" xlink:type="simple" xlink:show="embed" xlink:actuate="onLoad">
            <loext:p/>
          </draw:object>
          <draw:image xlink:href="./ObjectReplacements/Object 305" xlink:type="simple" xlink:show="embed" xlink:actuate="onLoad"/>
        </draw:frame>
        <draw:frame draw:style-name="gr4" draw:text-style-name="P3" draw:layer="layout" svg:width="0.563cm" svg:height="0.588cm" svg:x="13.787cm" svg:y="5.864cm">
          <draw:object xlink:href="./Object 306" xlink:type="simple" xlink:show="embed" xlink:actuate="onLoad">
            <loext:p/>
          </draw:object>
          <draw:image xlink:href="./ObjectReplacements/Object 306" xlink:type="simple" xlink:show="embed" xlink:actuate="onLoad"/>
        </draw:frame>
        <draw:path draw:style-name="gr3" draw:text-style-name="P2" draw:layer="layout" svg:width="3.397cm" svg:height="3.149cm" draw:transform="rotate (-3.14159265358979) translate (5.251cm 8cm)" svg:viewBox="0 0 3398 3150" svg:d="M0 0c3638 0 3395 3150 3395 3150">
          <text:p/>
        </draw:path>
        <draw:custom-shape draw:style-name="gr1" draw:text-style-name="P1" draw:layer="layout" svg:width="0.25cm" svg:height="0.25cm" svg:x="2.156cm" svg:y="6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2" draw:layer="layout" svg:x1="2.25cm" svg:y1="6.5cm" svg:x2="2.25cm" svg:y2="8.15cm">
          <text:p/>
        </draw:line>
        <draw:frame draw:style-name="gr4" draw:text-style-name="P3" draw:layer="layout" svg:width="0.546cm" svg:height="0.588cm" svg:x="0.988cm" svg:y="5.764cm">
          <draw:object xlink:href="./Object 307" xlink:type="simple" xlink:show="embed" xlink:actuate="onLoad">
            <loext:p/>
          </draw:object>
          <draw:image xlink:href="./ObjectReplacements/Object 307" xlink:type="simple" xlink:show="embed" xlink:actuate="onLoad"/>
        </draw:frame>
        <draw:frame draw:style-name="gr4" draw:text-style-name="P3" draw:layer="layout" svg:width="0.563cm" svg:height="0.588cm" svg:x="0.988cm" svg:y="6.264cm">
          <draw:object xlink:href="./Object 308" xlink:type="simple" xlink:show="embed" xlink:actuate="onLoad">
            <loext:p/>
          </draw:object>
          <draw:image xlink:href="./ObjectReplacements/Object 308" xlink:type="simple" xlink:show="embed" xlink:actuate="onLoad"/>
        </draw:frame>
        <draw:frame draw:style-name="gr4" draw:text-style-name="P3" draw:layer="layout" svg:width="0.563cm" svg:height="0.588cm" svg:x="3.187cm" svg:y="8.364cm">
          <draw:object xlink:href="./Object 309" xlink:type="simple" xlink:show="embed" xlink:actuate="onLoad">
            <loext:p/>
          </draw:object>
          <draw:image xlink:href="./ObjectReplacements/Object 309" xlink:type="simple" xlink:show="embed" xlink:actuate="onLoad"/>
        </draw:frame>
        <draw:frame draw:style-name="gr4" draw:text-style-name="P3" draw:layer="layout" svg:width="0.546cm" svg:height="0.588cm" svg:x="1.987cm" svg:y="8.264cm">
          <draw:object xlink:href="./Object 310" xlink:type="simple" xlink:show="embed" xlink:actuate="onLoad">
            <loext:p/>
          </draw:object>
          <draw:image xlink:href="./ObjectReplacements/Object 310" xlink:type="simple" xlink:show="embed" xlink:actuate="onLoad"/>
        </draw:frame>
        <draw:line draw:style-name="gr69" draw:text-style-name="P2" draw:layer="layout" svg:x1="3.35cm" svg:y1="6.6cm" svg:x2="2.35cm" svg:y2="6.6cm">
          <text:p/>
        </draw:line>
        <draw:path draw:style-name="gr3" draw:text-style-name="P2" draw:layer="layout" svg:width="3.397cm" svg:height="3.149cm" draw:transform="rotate (-3.14159265358979) translate (11.551cm 7.7cm)" svg:viewBox="0 0 3398 3150" svg:d="M0 0c3638 0 3395 3150 3395 3150">
          <text:p/>
        </draw:path>
        <draw:custom-shape draw:style-name="gr1" draw:text-style-name="P1" draw:layer="layout" svg:width="0.25cm" svg:height="0.25cm" svg:x="9.557cm" svg:y="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264cm" svg:height="0.588cm" svg:x="8.988cm" svg:y="8.164cm">
          <draw:object xlink:href="./Object 311" xlink:type="simple" xlink:show="embed" xlink:actuate="onLoad">
            <loext:p/>
          </draw:object>
          <draw:image xlink:href="./ObjectReplacements/Object 311" xlink:type="simple" xlink:show="embed" xlink:actuate="onLoad"/>
        </draw:frame>
        <draw:frame draw:style-name="gr4" draw:text-style-name="P3" draw:layer="layout" svg:width="0.546cm" svg:height="0.588cm" svg:x="7.288cm" svg:y="5.764cm">
          <draw:object xlink:href="./Object 312" xlink:type="simple" xlink:show="embed" xlink:actuate="onLoad">
            <loext:p/>
          </draw:object>
          <draw:image xlink:href="./ObjectReplacements/Object 312" xlink:type="simple" xlink:show="embed" xlink:actuate="onLoad"/>
        </draw:frame>
        <draw:frame draw:style-name="gr4" draw:text-style-name="P3" draw:layer="layout" svg:width="0.546cm" svg:height="0.588cm" svg:x="7.288cm" svg:y="6.964cm">
          <draw:object xlink:href="./Object 313" xlink:type="simple" xlink:show="embed" xlink:actuate="onLoad">
            <loext:p/>
          </draw:object>
          <draw:image xlink:href="./ObjectReplacements/Object 313" xlink:type="simple" xlink:show="embed" xlink:actuate="onLoad"/>
        </draw:frame>
        <draw:line draw:style-name="gr70" draw:text-style-name="P2" draw:layer="layout" svg:x1="15.5cm" svg:y1="6.25cm" svg:x2="15.45cm" svg:y2="5.55cm">
          <text:p/>
        </draw:line>
        <draw:line draw:style-name="gr71" draw:text-style-name="P2" draw:layer="layout" svg:x1="16.05cm" svg:y1="7cm" svg:x2="16.8cm" svg:y2="7cm">
          <text:p/>
        </draw:line>
        <draw:line draw:style-name="gr13" draw:text-style-name="P2" draw:layer="layout" svg:x1="4.202cm" svg:y1="19.751cm" svg:x2="9.052cm" svg:y2="19.801cm">
          <text:p/>
        </draw:line>
        <draw:line draw:style-name="gr13" draw:text-style-name="P2" draw:layer="layout" svg:x1="4.202cm" svg:y1="19.751cm" svg:x2="4.202cm" svg:y2="14.751cm">
          <text:p/>
        </draw:line>
        <draw:frame draw:style-name="gr4" draw:text-style-name="P3" draw:layer="layout" svg:width="0.563cm" svg:height="0.53cm" svg:x="8.98cm" svg:y="19.564cm">
          <draw:object xlink:href="./Object 208" xlink:type="simple" xlink:show="embed" xlink:actuate="onLoad">
            <loext:p/>
          </draw:object>
          <draw:image xlink:href="./ObjectReplacements/Object 208" xlink:type="simple" xlink:show="embed" xlink:actuate="onLoad"/>
        </draw:frame>
        <draw:path draw:style-name="gr3" draw:text-style-name="P2" draw:layer="layout" svg:width="3.397cm" svg:height="3.149cm" draw:transform="rotate (-3.14159265358979) translate (8.552cm 18.901cm)" svg:viewBox="0 0 3398 3150" svg:d="M0 0c3638 0 3395 3150 3395 3150">
          <text:p/>
        </draw:path>
        <draw:frame draw:style-name="gr4" draw:text-style-name="P3" draw:layer="layout" svg:width="0.567cm" svg:height="0.53cm" svg:x="3.981cm" svg:y="14.264cm">
          <draw:object xlink:href="./Object 210" xlink:type="simple" xlink:show="embed" xlink:actuate="onLoad">
            <loext:p/>
          </draw:object>
          <draw:image xlink:href="./ObjectReplacements/Object 210" xlink:type="simple" xlink:show="embed" xlink:actuate="onLoad"/>
        </draw:frame>
        <draw:line draw:style-name="gr2" draw:text-style-name="P2" draw:layer="layout" svg:x1="4.25cm" svg:y1="15cm" svg:x2="7cm" svg:y2="19.75cm">
          <text:p/>
        </draw:line>
        <draw:line draw:style-name="gr2" draw:text-style-name="P2" draw:layer="layout" svg:x1="4.25cm" svg:y1="15cm" svg:x2="5.25cm" svg:y2="19.75cm">
          <text:p/>
        </draw:line>
        <draw:custom-shape draw:style-name="gr1" draw:text-style-name="P1" draw:layer="layout" svg:width="0.25cm" svg:height="0.25cm" svg:x="5.856cm" svg:y="17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8.552cm 18.901cm)" svg:viewBox="0 0 3398 3150" svg:d="M0 0c3638 0 3395 3150 3395 3150">
          <text:p/>
        </draw:path>
        <draw:path draw:style-name="gr3" draw:text-style-name="P2" draw:layer="layout" svg:width="3.397cm" svg:height="3.149cm" draw:transform="rotate (-3.14159265358979) translate (7.952cm 19.601cm)" svg:viewBox="0 0 3398 3150" svg:d="M0 0c3638 0 3395 3150 3395 3150">
          <text:p/>
        </draw:path>
        <draw:custom-shape draw:style-name="gr1" draw:text-style-name="P1" draw:layer="layout" svg:width="0.25cm" svg:height="0.25cm" svg:x="4.857cm" svg:y="18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2" draw:layer="layout" svg:x1="1.502cm" svg:y1="8.151cm" svg:x2="6.352cm" svg:y2="8.201cm">
          <text:p/>
        </draw:line>
        <draw:line draw:style-name="gr13" draw:text-style-name="P2" draw:layer="layout" svg:x1="1.502cm" svg:y1="8.151cm" svg:x2="1.502cm" svg:y2="3.151cm">
          <text:p/>
        </draw:line>
        <draw:frame draw:style-name="gr4" draw:text-style-name="P3" draw:layer="layout" svg:width="0.563cm" svg:height="0.53cm" svg:x="6.28cm" svg:y="7.964cm">
          <draw:object xlink:href="./Object 209" xlink:type="simple" xlink:show="embed" xlink:actuate="onLoad">
            <loext:p/>
          </draw:object>
          <draw:image xlink:href="./ObjectReplacements/Object 209" xlink:type="simple" xlink:show="embed" xlink:actuate="onLoad"/>
        </draw:frame>
        <draw:frame draw:style-name="gr4" draw:text-style-name="P3" draw:layer="layout" svg:width="0.2cm" svg:height="0.47cm" svg:x="1.48cm" svg:y="3.764cm">
          <draw:object xlink:href="./Object 212" xlink:type="simple" xlink:show="embed" xlink:actuate="onLoad">
            <loext:p/>
          </draw:object>
          <draw:image xlink:href="./ObjectReplacements/Object 212" xlink:type="simple" xlink:show="embed" xlink:actuate="onLoad"/>
        </draw:frame>
        <draw:path draw:style-name="gr3" draw:text-style-name="P2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4" draw:text-style-name="P3" draw:layer="layout" svg:width="0.567cm" svg:height="0.53cm" svg:x="1.281cm" svg:y="2.664cm">
          <draw:object xlink:href="./Object 264" xlink:type="simple" xlink:show="embed" xlink:actuate="onLoad">
            <loext:p/>
          </draw:object>
          <draw:image xlink:href="./ObjectReplacements/Object 264" xlink:type="simple" xlink:show="embed" xlink:actuate="onLoad"/>
        </draw:frame>
        <draw:line draw:style-name="gr2" draw:text-style-name="P2" draw:layer="layout" svg:x1="1.501cm" svg:y1="4.751cm" svg:x2="5.251cm" svg:y2="8.251cm">
          <text:p/>
        </draw:line>
        <draw:line draw:style-name="gr2" draw:text-style-name="P2" draw:layer="layout" svg:x1="1.501cm" svg:y1="4.851cm" svg:x2="3.001cm" svg:y2="8.101cm">
          <text:p/>
        </draw:line>
        <draw:custom-shape draw:style-name="gr1" draw:text-style-name="P1" draw:layer="layout" svg:width="0.25cm" svg:height="0.25cm" svg:x="3.1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4" draw:text-style-name="P3" draw:layer="layout" svg:width="0.671cm" svg:height="1.063cm" svg:x="0.884cm" svg:y="4.266cm">
          <draw:object xlink:href="./Object 265" xlink:type="simple" xlink:show="embed" xlink:actuate="onLoad">
            <loext:p/>
          </draw:object>
          <draw:image xlink:href="./ObjectReplacements/Object 265" xlink:type="simple" xlink:show="embed" xlink:actuate="onLoad"/>
        </draw:frame>
        <draw:frame draw:style-name="gr4" draw:text-style-name="P3" draw:layer="layout" svg:width="0.671cm" svg:height="1.121cm" svg:x="7.085cm" svg:y="4.167cm">
          <draw:object xlink:href="./Object 268" xlink:type="simple" xlink:show="embed" xlink:actuate="onLoad">
            <loext:p/>
          </draw:object>
          <draw:image xlink:href="./ObjectReplacements/Object 268" xlink:type="simple" xlink:show="embed" xlink:actuate="onLoad"/>
        </draw:frame>
        <draw:frame draw:style-name="gr4" draw:text-style-name="P3" draw:layer="layout" svg:width="0.671cm" svg:height="1.121cm" svg:x="6.886cm" svg:y="5.968cm">
          <draw:object xlink:href="./Object 269" xlink:type="simple" xlink:show="embed" xlink:actuate="onLoad">
            <loext:p/>
          </draw:object>
          <draw:image xlink:href="./ObjectReplacements/Object 269" xlink:type="simple" xlink:show="embed" xlink:actuate="onLoad"/>
        </draw:frame>
        <draw:path draw:style-name="gr3" draw:text-style-name="P2" draw:layer="layout" svg:width="3.397cm" svg:height="3.149cm" draw:transform="rotate (-3.14159265358979) translate (5.252cm 8.001cm)" svg:viewBox="0 0 3398 3150" svg:d="M0 0c3638 0 3395 3150 3395 3150">
          <text:p/>
        </draw:path>
        <draw:custom-shape draw:style-name="gr1" draw:text-style-name="P1" draw:layer="layout" svg:width="0.25cm" svg:height="0.25cm" svg:x="2.157cm" svg:y="6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2" draw:layer="layout" svg:x1="2.251cm" svg:y1="6.501cm" svg:x2="2.251cm" svg:y2="8.151cm">
          <text:p/>
        </draw:line>
        <draw:frame draw:style-name="gr4" draw:text-style-name="P3" draw:layer="layout" svg:width="0.546cm" svg:height="0.588cm" svg:x="0.989cm" svg:y="5.765cm">
          <draw:object xlink:href="./Object 270" xlink:type="simple" xlink:show="embed" xlink:actuate="onLoad">
            <loext:p/>
          </draw:object>
          <draw:image xlink:href="./ObjectReplacements/Object 270" xlink:type="simple" xlink:show="embed" xlink:actuate="onLoad"/>
        </draw:frame>
        <draw:frame draw:style-name="gr4" draw:text-style-name="P3" draw:layer="layout" svg:width="0.563cm" svg:height="0.588cm" svg:x="0.989cm" svg:y="6.265cm">
          <draw:object xlink:href="./Object 271" xlink:type="simple" xlink:show="embed" xlink:actuate="onLoad">
            <loext:p/>
          </draw:object>
          <draw:image xlink:href="./ObjectReplacements/Object 271" xlink:type="simple" xlink:show="embed" xlink:actuate="onLoad"/>
        </draw:frame>
        <draw:frame draw:style-name="gr4" draw:text-style-name="P3" draw:layer="layout" svg:width="0.546cm" svg:height="0.588cm" svg:x="1.988cm" svg:y="8.265cm">
          <draw:object xlink:href="./Object 272" xlink:type="simple" xlink:show="embed" xlink:actuate="onLoad">
            <loext:p/>
          </draw:object>
          <draw:image xlink:href="./ObjectReplacements/Object 272" xlink:type="simple" xlink:show="embed" xlink:actuate="onLoad"/>
        </draw:frame>
        <draw:line draw:style-name="gr69" draw:text-style-name="P2" draw:layer="layout" svg:x1="3.351cm" svg:y1="6.601cm" svg:x2="2.351cm" svg:y2="6.601cm">
          <text:p/>
        </draw:line>
        <draw:frame draw:style-name="gr4" draw:text-style-name="P3" draw:layer="layout" svg:width="0.546cm" svg:height="0.588cm" svg:x="7.289cm" svg:y="5.765cm">
          <draw:object xlink:href="./Object 273" xlink:type="simple" xlink:show="embed" xlink:actuate="onLoad">
            <loext:p/>
          </draw:object>
          <draw:image xlink:href="./ObjectReplacements/Object 273" xlink:type="simple" xlink:show="embed" xlink:actuate="onLoad"/>
        </draw:frame>
        <draw:frame draw:style-name="gr4" draw:text-style-name="P3" draw:layer="layout" svg:width="0.546cm" svg:height="0.588cm" svg:x="7.289cm" svg:y="6.965cm">
          <draw:object xlink:href="./Object 274" xlink:type="simple" xlink:show="embed" xlink:actuate="onLoad">
            <loext:p/>
          </draw:object>
          <draw:image xlink:href="./ObjectReplacements/Object 274" xlink:type="simple" xlink:show="embed" xlink:actuate="onLoad"/>
        </draw:frame>
        <draw:custom-shape draw:style-name="gr1" draw:text-style-name="P1" draw:layer="layout" svg:width="0.25cm" svg:height="0.25cm" svg:x="5.357cm" svg:y="1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12" draw:layer="layout" svg:width="3.389cm" svg:height="0.619cm" svg:x="6.003cm" svg:y="17.653cm">
          <draw:text-box>
            <text:p><text:span text:style-name="T6">A</text:span></text:p>
          </draw:text-box>
        </draw:frame>
        <draw:frame draw:style-name="gr68" draw:text-style-name="P12" draw:layer="layout" svg:width="3.389cm" svg:height="0.619cm" svg:x="16.703cm" svg:y="3.653cm">
          <draw:text-box>
            <text:p><text:span text:style-name="T6">Engel-kurve</text:span></text:p>
          </draw:text-box>
        </draw:frame>
        <draw:frame draw:style-name="gr68" draw:text-style-name="P12" draw:layer="layout" svg:width="3.389cm" svg:height="0.619cm" svg:x="5.504cm" svg:y="16.954cm">
          <draw:text-box>
            <text:p><text:span text:style-name="T6">B</text:span></text:p>
          </draw:text-box>
        </draw:frame>
        <draw:frame draw:style-name="gr68" draw:text-style-name="P12" draw:layer="layout" svg:width="3.389cm" svg:height="0.619cm" svg:x="4.305cm" svg:y="17.855cm">
          <draw:text-box>
            <text:p><text:span text:style-name="T6">C</text:span></text:p>
          </draw:text-box>
        </draw:frame>
        <draw:line draw:style-name="gr72" draw:text-style-name="P2" draw:layer="layout" svg:x1="6.75cm" svg:y1="17.75cm" svg:x2="6cm" svg:y2="16.75cm">
          <text:p/>
        </draw:line>
        <draw:line draw:style-name="gr73" draw:text-style-name="P2" draw:layer="layout" svg:x1="5.25cm" svg:y1="17.5cm" svg:x2="5.05cm" svg:y2="18.1cm">
          <text:p/>
        </draw:line>
        <draw:frame draw:style-name="gr68" draw:text-style-name="P12" draw:layer="layout" svg:width="3.389cm" svg:height="0.619cm" svg:x="6.304cm" svg:y="16.654cm">
          <draw:text-box>
            <text:p><text:span text:style-name="T6"><text:s/></text:span><text:span text:style-name="T6">SE (-)</text:span></text:p>
          </draw:text-box>
        </draw:frame>
        <draw:frame draw:style-name="gr68" draw:text-style-name="P12" draw:layer="layout" svg:width="3.389cm" svg:height="0.619cm" svg:x="3.805cm" svg:y="17.155cm">
          <draw:text-box>
            <text:p><text:span text:style-name="T6"><text:s/></text:span><text:span text:style-name="T6">IE </text:span><text:span text:style-name="T6">(+/-,0)</text:span></text:p>
          </draw:text-box>
        </draw:frame>
        <draw:frame draw:style-name="gr4" draw:text-style-name="P3" draw:layer="layout" svg:width="0.563cm" svg:height="0.588cm" svg:x="4.987cm" svg:y="19.864cm">
          <draw:object xlink:href="./Object 275" xlink:type="simple" xlink:show="embed" xlink:actuate="onLoad">
            <loext:p/>
          </draw:object>
          <draw:image xlink:href="./ObjectReplacements/Object 275" xlink:type="simple" xlink:show="embed" xlink:actuate="onLoad"/>
        </draw:frame>
        <draw:frame draw:style-name="gr4" draw:text-style-name="P3" draw:layer="layout" svg:width="0.546cm" svg:height="0.588cm" svg:x="6.687cm" svg:y="19.864cm">
          <draw:object xlink:href="./Object 276" xlink:type="simple" xlink:show="embed" xlink:actuate="onLoad">
            <loext:p/>
          </draw:object>
          <draw:image xlink:href="./ObjectReplacements/Object 276" xlink:type="simple" xlink:show="embed" xlink:actuate="onLoad"/>
        </draw:frame>
        <draw:line draw:style-name="gr2" draw:text-style-name="P2" draw:layer="layout" svg:x1="4.95cm" svg:y1="15cm" svg:x2="5.95cm" svg:y2="19.75cm">
          <text:p/>
        </draw:line>
        <draw:frame draw:style-name="gr4" draw:text-style-name="P3" draw:layer="layout" svg:width="0.563cm" svg:height="0.588cm" svg:x="4.988cm" svg:y="26.464cm">
          <draw:object xlink:href="./Object 277" xlink:type="simple" xlink:show="embed" xlink:actuate="onLoad">
            <loext:p/>
          </draw:object>
          <draw:image xlink:href="./ObjectReplacements/Object 277" xlink:type="simple" xlink:show="embed" xlink:actuate="onLoad"/>
        </draw:frame>
        <draw:frame draw:style-name="gr4" draw:text-style-name="P3" draw:layer="layout" svg:width="0.546cm" svg:height="0.588cm" svg:x="6.687cm" svg:y="26.464cm">
          <draw:object xlink:href="./Object 278" xlink:type="simple" xlink:show="embed" xlink:actuate="onLoad">
            <loext:p/>
          </draw:object>
          <draw:image xlink:href="./ObjectReplacements/Object 278" xlink:type="simple" xlink:show="embed" xlink:actuate="onLoad"/>
        </draw:frame>
        <draw:custom-shape draw:style-name="gr1" draw:text-style-name="P1" draw:layer="layout" svg:width="0.25cm" svg:height="0.25cm" svg:x="6.855cm" svg:y="24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5.256cm" svg:y="23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35cm" svg:y1="22.2cm" svg:x2="8.45cm" svg:y2="26.55cm">
          <text:p/>
        </draw:line>
        <draw:frame draw:style-name="gr4" draw:text-style-name="P3" draw:layer="layout" svg:width="0.574cm" svg:height="0.528cm" svg:x="3.188cm" svg:y="22.664cm">
          <draw:object xlink:href="./Object 279" xlink:type="simple" xlink:show="embed" xlink:actuate="onLoad">
            <loext:p/>
          </draw:object>
          <draw:image xlink:href="./ObjectReplacements/Object 279" xlink:type="simple" xlink:show="embed" xlink:actuate="onLoad"/>
        </draw:frame>
        <draw:frame draw:style-name="gr4" draw:text-style-name="P3" draw:layer="layout" svg:width="0.591cm" svg:height="0.528cm" svg:x="3.188cm" svg:y="24.664cm">
          <draw:object xlink:href="./Object 280" xlink:type="simple" xlink:show="embed" xlink:actuate="onLoad">
            <loext:p/>
          </draw:object>
          <draw:image xlink:href="./ObjectReplacements/Object 280" xlink:type="simple" xlink:show="embed" xlink:actuate="onLoad"/>
        </draw:frame>
        <draw:custom-shape draw:style-name="gr74" draw:text-style-name="P27" draw:layer="layout" svg:width="0.25cm" svg:height="3.25cm" svg:x="5.2cm" svg:y="23.25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27" draw:layer="layout" svg:width="0.25cm" svg:height="1.75cm" svg:x="6.8cm" svg:y="24.75cm">
          <text:p/>
          <draw:enhanced-geometry svg:viewBox="0 0 21600 21600" draw:type="rectangle" draw:enhanced-path="M 0 0 L 21600 0 21600 21600 0 21600 0 0 Z N"/>
        </draw:custom-shape>
        <draw:frame draw:style-name="gr76" draw:text-style-name="P12" draw:layer="layout" svg:width="3.389cm" svg:height="1.205cm" svg:x="6.104cm" svg:y="22.054cm">
          <draw:text-box>
            <text:p><text:span text:style-name="T6">Ettersp</text:span><text:span text:style-name="T6">ørselsk</text:span><text:span text:style-name="T6">urve </text:span></text:p>
            <text:p><text:span text:style-name="T6">(subsef</text:span><text:span text:style-name="T6">fekt </text:span><text:span text:style-name="T6">oversti</text:span><text:span text:style-name="T6">ger</text:span></text:p>
            <text:p><text:span text:style-name="T6">inntekt</text:span><text:span text:style-name="T6">seffekt)</text:span></text:p>
          </draw:text-box>
        </draw:frame>
        <draw:line draw:style-name="gr77" draw:text-style-name="P2" draw:layer="layout" svg:x1="7.5cm" svg:y1="22.75cm" svg:x2="6cm" svg:y2="23.75cm">
          <text:p/>
        </draw:line>
        <draw:frame draw:style-name="gr68" draw:text-style-name="P12" draw:layer="layout" svg:width="3.389cm" svg:height="0.619cm" svg:x="5.904cm" svg:y="25.654cm">
          <draw:text-box>
            <text:p><text:span text:style-name="T6">MBV</text:span></text:p>
          </draw:text-box>
        </draw:frame>
        <draw:line draw:style-name="gr78" draw:text-style-name="P2" draw:layer="layout" svg:x1="16.25cm" svg:y1="20.25cm" svg:x2="11.5cm" svg:y2="20.25cm">
          <text:p/>
        </draw:line>
        <draw:frame draw:style-name="gr4" draw:text-style-name="P3" draw:layer="layout" svg:width="0.623cm" svg:height="0.47cm" svg:x="15.181cm" svg:y="20.363cm">
          <draw:object xlink:href="./Object 281" xlink:type="simple" xlink:show="embed" xlink:actuate="onLoad">
            <loext:p/>
          </draw:object>
          <draw:image xlink:href="./ObjectReplacements/Object 281" xlink:type="simple" xlink:show="embed" xlink:actuate="onLoad"/>
        </draw:frame>
        <draw:line draw:style-name="gr2" draw:text-style-name="P2" draw:layer="layout" svg:x1="11.5cm" svg:y1="17.25cm" svg:x2="15.5cm" svg:y2="19.5cm">
          <text:p/>
        </draw:line>
        <draw:frame draw:style-name="gr4" draw:text-style-name="P3" draw:layer="layout" svg:width="1.152cm" svg:height="1.061cm" svg:x="10.387cm" svg:y="15.064cm">
          <draw:object xlink:href="./Object 282" xlink:type="simple" xlink:show="embed" xlink:actuate="onLoad">
            <loext:p/>
          </draw:object>
          <draw:image xlink:href="./ObjectReplacements/Object 282" xlink:type="simple" xlink:show="embed" xlink:actuate="onLoad"/>
        </draw:frame>
        <draw:frame draw:style-name="gr4" draw:text-style-name="P3" draw:layer="layout" svg:width="1.162cm" svg:height="1.061cm" svg:x="10.287cm" svg:y="16.565cm">
          <draw:object xlink:href="./Object 283" xlink:type="simple" xlink:show="embed" xlink:actuate="onLoad">
            <loext:p/>
          </draw:object>
          <draw:image xlink:href="./ObjectReplacements/Object 283" xlink:type="simple" xlink:show="embed" xlink:actuate="onLoad"/>
        </draw:frame>
        <draw:frame draw:style-name="gr4" draw:text-style-name="P3" draw:layer="layout" svg:width="0.551cm" svg:height="0.47cm" svg:x="16.581cm" svg:y="20.063cm">
          <draw:object xlink:href="./Object 284" xlink:type="simple" xlink:show="embed" xlink:actuate="onLoad">
            <loext:p/>
          </draw:object>
          <draw:image xlink:href="./ObjectReplacements/Object 284" xlink:type="simple" xlink:show="embed" xlink:actuate="onLoad"/>
        </draw:frame>
        <draw:path draw:style-name="gr3" draw:text-style-name="P2" draw:layer="layout" svg:width="3.397cm" svg:height="3.149cm" draw:transform="rotate (-3.14159265358979) translate (15.951cm 18.3cm)" svg:viewBox="0 0 3398 3150" svg:d="M0 0c3638 0 3395 3150 3395 3150">
          <text:p/>
        </draw:path>
        <draw:custom-shape draw:style-name="gr1" draw:text-style-name="P1" draw:layer="layout" svg:width="0.25cm" svg:height="0.25cm" svg:x="13.257cm" svg:y="17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15.451cm 18.8cm)" svg:viewBox="0 0 3398 3150" svg:d="M0 0c3638 0 3395 3150 3395 3150">
          <text:p/>
        </draw:path>
        <draw:custom-shape draw:style-name="gr1" draw:text-style-name="P1" draw:layer="layout" svg:width="0.25cm" svg:height="0.25cm" svg:x="13.358cm" svg:y="1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1.5cm" svg:y1="16.5cm" svg:x2="14.5cm" svg:y2="19.5cm">
          <text:p/>
        </draw:line>
        <draw:custom-shape draw:style-name="gr1" draw:text-style-name="P1" draw:layer="layout" svg:width="0.25cm" svg:height="0.25cm" svg:x="12.758cm" svg:y="17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62cm" svg:height="0.528cm" svg:x="10.788cm" svg:y="22.364cm">
          <draw:object xlink:href="./Object 285" xlink:type="simple" xlink:show="embed" xlink:actuate="onLoad">
            <loext:p/>
          </draw:object>
          <draw:image xlink:href="./ObjectReplacements/Object 285" xlink:type="simple" xlink:show="embed" xlink:actuate="onLoad"/>
        </draw:frame>
        <draw:frame draw:style-name="gr4" draw:text-style-name="P3" draw:layer="layout" svg:width="0.637cm" svg:height="0.532cm" svg:x="10.788cm" svg:y="25.064cm">
          <draw:object xlink:href="./Object 286" xlink:type="simple" xlink:show="embed" xlink:actuate="onLoad">
            <loext:p/>
          </draw:object>
          <draw:image xlink:href="./ObjectReplacements/Object 286" xlink:type="simple" xlink:show="embed" xlink:actuate="onLoad"/>
        </draw:frame>
        <draw:custom-shape draw:style-name="gr1" draw:text-style-name="P1" draw:layer="layout" svg:width="0.25cm" svg:height="0.25cm" svg:x="13.258cm" svg:y="25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12" draw:layer="layout" svg:width="3.389cm" svg:height="0.619cm" svg:x="13.105cm" svg:y="18.555cm">
          <draw:text-box>
            <text:p><text:span text:style-name="T6">A</text:span></text:p>
          </draw:text-box>
        </draw:frame>
        <draw:frame draw:style-name="gr68" draw:text-style-name="P12" draw:layer="layout" svg:width="3.389cm" svg:height="0.619cm" svg:x="12.25cm" svg:y="17.881cm">
          <draw:text-box>
            <text:p><text:span text:style-name="T6">B</text:span></text:p>
          </draw:text-box>
        </draw:frame>
        <draw:frame draw:style-name="gr68" draw:text-style-name="P12" draw:layer="layout" svg:width="3.389cm" svg:height="0.619cm" svg:x="13.551cm" svg:y="16.882cm">
          <draw:text-box>
            <text:p><text:span text:style-name="T6">C</text:span></text:p>
          </draw:text-box>
        </draw:frame>
        <draw:frame draw:style-name="gr68" draw:text-style-name="P12" draw:layer="layout" svg:width="3.389cm" svg:height="0.619cm" svg:x="13.006cm" svg:y="25.756cm">
          <draw:text-box>
            <text:p><text:span text:style-name="T6">A</text:span></text:p>
          </draw:text-box>
        </draw:frame>
        <draw:line draw:style-name="gr2" draw:text-style-name="P2" draw:layer="layout" svg:x1="13.45cm" svg:y1="25.5cm" svg:x2="14.95cm" svg:y2="22.75cm">
          <text:p/>
        </draw:line>
        <draw:frame draw:style-name="gr68" draw:text-style-name="P12" draw:layer="layout" svg:width="3.389cm" svg:height="0.619cm" svg:x="14.307cm" svg:y="22.557cm">
          <draw:text-box>
            <text:p><text:span text:style-name="T6">C</text:span></text:p>
          </draw:text-box>
        </draw:frame>
        <draw:frame draw:style-name="gr79" draw:text-style-name="P12" draw:layer="layout" svg:width="3.389cm" svg:height="1.523cm" svg:x="13.805cm" svg:y="21.255cm">
          <draw:text-box>
            <text:p><text:span text:style-name="T6">Tilbuds</text:span><text:span text:style-name="T6">kurve </text:span></text:p>
            <text:p><text:span text:style-name="T6">(ikke </text:span><text:span text:style-name="T6">alltid </text:span><text:span text:style-name="T6">subseff</text:span><text:span text:style-name="T6">ekt </text:span></text:p>
            <text:p><text:span text:style-name="T6">oversti</text:span><text:span text:style-name="T6">ger</text:span></text:p>
            <text:p><text:span text:style-name="T6">inntekt</text:span><text:span text:style-name="T6">seffekt)</text:span></text:p>
          </draw:text-box>
        </draw:frame>
        <draw:line draw:style-name="gr2" draw:text-style-name="P2" draw:layer="layout" svg:x1="13.2cm" svg:y1="22.75cm" svg:x2="13.4cm" svg:y2="25.55cm">
          <text:p/>
        </draw:line>
        <draw:custom-shape draw:style-name="gr1" draw:text-style-name="P1" draw:layer="layout" svg:width="0.25cm" svg:height="0.25cm" svg:x="14.759cm" svg:y="22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12" draw:layer="layout" svg:width="3.389cm" svg:height="0.619cm" svg:x="12.105cm" svg:y="18.355cm">
          <draw:text-box>
            <text:p><text:span text:style-name="T6"><text:s/></text:span><text:span text:style-name="T6">SE (-)</text:span></text:p>
          </draw:text-box>
        </draw:frame>
        <draw:frame draw:style-name="gr68" draw:text-style-name="P12" draw:layer="layout" svg:width="3.389cm" svg:height="0.619cm" svg:x="12.106cm" svg:y="17.056cm">
          <draw:text-box>
            <text:p><text:span text:style-name="T6"><text:s/></text:span><text:span text:style-name="T6">IE (+)</text:span></text:p>
          </draw:text-box>
        </draw:frame>
        <draw:frame draw:style-name="gr68" draw:text-style-name="P12" draw:layer="layout" svg:width="3.389cm" svg:height="0.619cm" svg:x="7.207cm" svg:y="24.557cm">
          <draw:text-box>
            <text:p><text:span text:style-name="T6">A</text:span></text:p>
          </draw:text-box>
        </draw:frame>
        <draw:frame draw:style-name="gr80" draw:text-style-name="P28" draw:layer="layout" svg:width="0.693cm" svg:height="0.57cm" svg:x="5.064cm" svg:y="22.182cm">
          <draw:text-box>
            <text:p><text:span text:style-name="T6">C</text:span></text:p>
          </draw:text-box>
        </draw:frame>
        <draw:frame draw:style-name="gr68" draw:text-style-name="P12" draw:layer="layout" svg:width="3.389cm" svg:height="0.619cm" svg:x="12.708cm" svg:y="22.158cm">
          <draw:text-box>
            <text:p><text:span text:style-name="T6">c’</text:span></text:p>
          </draw:text-box>
        </draw:frame>
        <draw:custom-shape draw:style-name="gr1" draw:text-style-name="P1" draw:layer="layout" svg:width="0.25cm" svg:height="0.25cm" svg:x="13.06cm" svg:y="22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2" draw:layer="layout" svg:x1="3.251cm" svg:y1="6.501cm" svg:x2="3.251cm" svg:y2="8.151cm">
          <text:p/>
        </draw:line>
        <draw:line draw:style-name="gr63" draw:text-style-name="P2" draw:layer="layout" svg:x1="1.5cm" svg:y1="6.35cm" svg:x2="3.5cm" svg:y2="6.35cm">
          <text:p/>
        </draw:line>
        <draw:line draw:style-name="gr63" draw:text-style-name="P2" draw:layer="layout" svg:x1="1.55cm" svg:y1="6.6cm" svg:x2="2.3cm" svg:y2="6.6cm">
          <text:p/>
        </draw:line>
        <draw:line draw:style-name="gr63" draw:text-style-name="P2" draw:layer="layout" svg:x1="7.9cm" svg:y1="7.25cm" svg:x2="9.6cm" svg:y2="7.25cm">
          <text:p/>
        </draw:line>
        <draw:line draw:style-name="gr63" draw:text-style-name="P2" draw:layer="layout" svg:x1="7.9cm" svg:y1="6.35cm" svg:x2="9.6cm" svg:y2="6.35cm">
          <text:p/>
        </draw:line>
        <draw:line draw:style-name="gr81" draw:text-style-name="P2" draw:layer="layout" svg:x1="9.65cm" svg:y1="6.55cm" svg:x2="9.65cm" svg:y2="7.05cm">
          <text:p/>
        </draw:line>
        <draw:line draw:style-name="gr63" draw:text-style-name="P2" draw:layer="layout" svg:x1="9.651cm" svg:y1="6.501cm" svg:x2="9.651cm" svg:y2="8.151cm">
          <text:p/>
        </draw:line>
        <draw:line draw:style-name="gr63" draw:text-style-name="P2" draw:layer="layout" svg:x1="14.5cm" svg:y1="5.75cm" svg:x2="16.5cm" svg:y2="5.75cm">
          <text:p/>
        </draw:line>
        <draw:line draw:style-name="gr63" draw:text-style-name="P2" draw:layer="layout" svg:x1="14.6cm" svg:y1="6.15cm" svg:x2="16.3cm" svg:y2="6.15cm">
          <text:p/>
        </draw:line>
        <draw:line draw:style-name="gr63" draw:text-style-name="P2" draw:layer="layout" svg:x1="16.451cm" svg:y1="5.701cm" svg:x2="16.5cm" svg:y2="8.25cm">
          <text:p/>
        </draw:line>
        <draw:line draw:style-name="gr63" draw:text-style-name="P2" draw:layer="layout" svg:x1="16.149cm" svg:y1="6.301cm" svg:x2="16.152cm" svg:y2="7.951cm">
          <text:p/>
        </draw:line>
        <draw:line draw:style-name="gr63" draw:text-style-name="P2" draw:layer="layout" svg:x1="16.151cm" svg:y1="6.501cm" svg:x2="16.151cm" svg:y2="8.151cm">
          <text:p/>
        </draw:line>
        <presentation:notes draw:style-name="dp2">
          <draw:page-thumbnail draw:style-name="gr6" draw:layer="layout" svg:width="18.624cm" svg:height="10.476cm" svg:x="1.482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82" draw:text-style-name="P2" draw:layer="layout" svg:width="18.53cm" svg:height="25.939cm" svg:x="1.75cm" svg:y="1.811cm">
          <draw:image xlink:href="Pictures/10000001000003280000046BA2C5DA0A117A897F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82" draw:text-style-name="P2" draw:layer="layout" svg:width="18.654cm" svg:height="40.916cm" svg:x="1.448cm" svg:y="0.993cm">
          <draw:image xlink:href="Pictures/100000010000033100000470706D84B048A04A90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2" presentation:class="page"/>
          <draw:frame presentation:style-name="pr1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82" draw:text-style-name="P2" draw:layer="layout" svg:width="11.524cm" svg:height="25.939cm" svg:x="5.013cm" svg:y="3.916cm">
          <draw:image xlink:href="Pictures/100000010000032E000007282BE1AD12DD17F106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82" draw:text-style-name="P2" draw:layer="layout" svg:width="18.152cm" svg:height="25.939cm" svg:x="0.848cm" svg:y="0.5cm">
          <draw:image xlink:href="Pictures/10000001000003300000048EA714E75B59DCD5C5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82" draw:text-style-name="P2" draw:layer="layout" svg:width="18.571cm" svg:height="25.939cm" svg:x="1.489cm" svg:y="1.758cm">
          <draw:image xlink:href="Pictures/10000001000003400000048AF2F68E92A00D0075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82" draw:text-style-name="P2" draw:layer="layout" svg:width="17.444cm" svg:height="25.939cm" svg:x="2.053cm" svg:y="0.993cm">
          <draw:image xlink:href="Pictures/10000001000002FE00000473420A7E4B433C833D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82" draw:text-style-name="P2" draw:layer="layout" svg:width="18.255cm" svg:height="25.939cm" svg:x="1.696cm" svg:y="1.131cm">
          <draw:image xlink:href="Pictures/100000010000031C0000046B9AD5D718D2C58336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82" draw:text-style-name="P2" draw:layer="layout" svg:width="19.102cm" svg:height="25.939cm" svg:x="1.224cm" svg:y="0.993cm">
          <draw:image xlink:href="Pictures/10000001000003060000041B94A71C9B93337C64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82" draw:text-style-name="P2" draw:layer="layout" svg:width="18.53cm" svg:height="25.939cm" svg:x="1.51cm" svg:y="0.993cm">
          <draw:image xlink:href="Pictures/10000001000003280000046B0F25E34C4F689FF2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82" draw:text-style-name="P2" draw:layer="layout" svg:width="17.299cm" svg:height="25.939cm" svg:x="1.925cm" svg:y="1.287cm">
          <draw:image xlink:href="Pictures/10000001000002EF000004669F1A8499186643AA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draw:line draw:style-name="gr83" draw:text-style-name="P2" draw:layer="layout" svg:x1="6.081cm" svg:y1="16.875cm" svg:x2="17.511cm" svg:y2="16.875cm">
          <text:p/>
        </draw:line>
        <draw:line draw:style-name="gr84" draw:text-style-name="P2" draw:layer="layout" svg:x1="6.081cm" svg:y1="16.875cm" svg:x2="6.081cm" svg:y2="6.08cm">
          <text:p/>
        </draw:line>
        <draw:line draw:style-name="gr2" draw:text-style-name="P2" draw:layer="layout" svg:x1="6.081cm" svg:y1="7.667cm" svg:x2="16.558cm" svg:y2="16.875cm">
          <text:p/>
        </draw:line>
        <draw:frame draw:style-name="gr85" draw:text-style-name="P8" draw:layer="layout" svg:width="2.217cm" svg:height="0.962cm" svg:x="15.853cm" svg:y="11.562cm">
          <draw:text-box>
            <text:p>S=GK</text:p>
          </draw:text-box>
        </draw:frame>
        <draw:frame draw:style-name="gr86" draw:text-style-name="P8" draw:layer="layout" svg:width="1.205cm" svg:height="1.673cm" svg:x="4.493cm" svg:y="7.35cm">
          <draw:text-box>
            <text:p/>
            <text:p/>
          </draw:text-box>
        </draw:frame>
        <draw:frame draw:style-name="gr87" draw:text-style-name="P8" draw:layer="layout" svg:width="0.925cm" svg:height="0.962cm" svg:x="18.146cm" svg:y="16.864cm">
          <draw:text-box>
            <text:p>X</text:p>
          </draw:text-box>
        </draw:frame>
        <draw:frame draw:style-name="gr87" draw:text-style-name="P8" draw:layer="layout" svg:width="0.925cm" svg:height="0.962cm" svg:x="4.811cm" svg:y="5.445cm">
          <draw:text-box>
            <text:p>P</text:p>
          </draw:text-box>
        </draw:frame>
        <draw:frame draw:style-name="gr88" draw:text-style-name="P8" draw:layer="layout" svg:width="1.907cm" svg:height="0.962cm" svg:x="3.858cm" svg:y="7.35cm">
          <draw:text-box>
            <text:p>5000</text:p>
          </draw:text-box>
        </draw:frame>
        <draw:frame draw:style-name="gr88" draw:text-style-name="P8" draw:layer="layout" svg:width="1.907cm" svg:height="0.962cm" svg:x="16.241cm" svg:y="17.827cm">
          <draw:text-box>
            <text:p>2500</text:p>
          </draw:text-box>
        </draw:frame>
        <draw:frame draw:style-name="gr87" draw:text-style-name="P8" draw:layer="layout" svg:width="0.925cm" svg:height="0.962cm" svg:x="16.876cm" svg:y="15.287cm">
          <draw:text-box>
            <text:p>E</text:p>
          </draw:text-box>
        </draw:frame>
        <draw:line draw:style-name="gr2" draw:text-style-name="P2" draw:layer="layout" svg:x1="6.082cm" svg:y1="7.667cm" svg:x2="16.559cm" svg:y2="16.875cm">
          <text:p/>
        </draw:line>
        <draw:line draw:style-name="gr2" draw:text-style-name="P2" draw:layer="layout" svg:x1="6.081cm" svg:y1="7.758cm" svg:x2="11.476cm" svg:y2="16.866cm">
          <text:p/>
        </draw:line>
        <draw:frame draw:style-name="gr88" draw:text-style-name="P8" draw:layer="layout" svg:width="1.907cm" svg:height="0.962cm" svg:x="11.559cm" svg:y="17.518cm">
          <draw:text-box>
            <text:p>1250</text:p>
          </draw:text-box>
        </draw:frame>
        <draw:frame draw:style-name="gr89" draw:text-style-name="P8" draw:layer="layout" svg:width="1.556cm" svg:height="0.962cm" svg:x="7.938cm" svg:y="17.21cm">
          <draw:text-box>
            <text:p>500</text:p>
          </draw:text-box>
        </draw:frame>
        <draw:frame draw:style-name="gr88" draw:text-style-name="P8" draw:layer="layout" svg:width="1.907cm" svg:height="0.962cm" svg:x="3.776cm" svg:y="9.36cm">
          <draw:text-box>
            <text:p>4000</text:p>
          </draw:text-box>
        </draw:frame>
        <draw:line draw:style-name="gr90" draw:text-style-name="P2" draw:layer="layout" svg:x1="6.081cm" svg:y1="10.007cm" svg:x2="8.938cm" svg:y2="10.007cm">
          <text:p/>
        </draw:line>
        <draw:line draw:style-name="gr2" draw:text-style-name="P2" draw:layer="layout" svg:x1="5.988cm" svg:y1="11.93cm" svg:x2="15.606cm" svg:y2="12.065cm">
          <text:p/>
        </draw:line>
        <draw:frame draw:style-name="gr88" draw:text-style-name="P8" draw:layer="layout" svg:width="1.907cm" svg:height="0.962cm" svg:x="3.776cm" svg:y="11.347cm">
          <draw:text-box>
            <text:p>3000</text:p>
          </draw:text-box>
        </draw:frame>
        <draw:frame draw:style-name="gr91" draw:text-style-name="P8" draw:layer="layout" svg:width="1.175cm" svg:height="0.962cm" svg:x="11.413cm" svg:y="15.922cm">
          <draw:text-box>
            <text:p>GI</text:p>
          </draw:text-box>
        </draw:frame>
        <draw:frame draw:style-name="gr92" draw:text-style-name="P8" draw:layer="layout" svg:width="1.421cm" svg:height="0.962cm" svg:x="6.416cm" svg:y="8.99cm">
          <draw:text-box>
            <text:p>KO</text:p>
          </draw:text-box>
        </draw:frame>
        <draw:frame draw:style-name="gr93" draw:text-style-name="P8" draw:layer="layout" svg:width="1.383cm" svg:height="0.962cm" svg:x="9.008cm" svg:y="11.012cm">
          <draw:text-box>
            <text:p>DV</text:p>
          </draw:text-box>
        </draw:frame>
        <draw:frame draw:style-name="gr94" draw:text-style-name="P8" draw:layer="layout" svg:width="2.123cm" svg:height="0.962cm" svg:x="6.533cm" svg:y="10.795cm">
          <draw:text-box>
            <text:p>PO</text:p>
          </draw:text-box>
        </draw:frame>
        <draw:frame draw:style-name="gr95" draw:text-style-name="P8" draw:layer="layout" svg:width="1.907cm" svg:height="1.28cm" svg:x="9.981cm" svg:y="17.495cm">
          <draw:text-box>
            <text:p>1000</text:p>
          </draw:text-box>
        </draw:frame>
        <draw:line draw:style-name="gr96" draw:text-style-name="P2" draw:layer="layout" svg:x1="8.738cm" svg:y1="16.875cm" svg:x2="8.738cm" svg:y2="9.89cm">
          <text:p/>
        </draw:line>
        <draw:line draw:style-name="gr96" draw:text-style-name="P2" draw:layer="layout" svg:x1="9.738cm" svg:y1="16.876cm" svg:x2="9.573cm" svg:y2="10.525cm">
          <text:p/>
        </draw:line>
        <draw:line draw:style-name="gr90" draw:text-style-name="P2" draw:layer="layout" svg:x1="6.082cm" svg:y1="10.507cm" svg:x2="9.573cm" svg:y2="10.525cm">
          <text:p/>
        </draw:line>
        <draw:frame draw:style-name="gr88" draw:text-style-name="P8" draw:layer="layout" svg:width="1.907cm" svg:height="0.962cm" svg:x="4.176cm" svg:y="10.525cm">
          <draw:text-box>
            <text:p>3800</text:p>
          </draw:text-box>
        </draw:frame>
        <draw:frame draw:style-name="gr89" draw:text-style-name="P8" draw:layer="layout" svg:width="1.556cm" svg:height="0.962cm" svg:x="9.256cm" svg:y="17.192cm">
          <draw:text-box>
            <text:p>600</text:p>
          </draw:text-box>
        </draw:frame>
        <draw:custom-shape draw:style-name="gr97" draw:text-style-name="P3" draw:layer="layout" svg:width="0.635cm" svg:height="0.635cm" svg:x="8.401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3" draw:layer="layout" svg:width="0.635cm" svg:height="0.635cm" svg:x="10.801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8.624cm" svg:height="10.476cm" svg:x="1.482cm" svg:y="2.123cm" draw:page-number="2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draw:frame draw:style-name="gr82" draw:text-style-name="P2" draw:layer="layout" svg:width="18.152cm" svg:height="25.939cm" svg:x="1.699cm" svg:y="2.682cm">
          <draw:image xlink:href="Pictures/10000001000003300000048EE3E78D46B46E8064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draw:frame draw:style-name="gr82" draw:text-style-name="P2" draw:layer="layout" svg:width="16.403cm" svg:height="21.351cm" svg:x="2.573cm" svg:y="4.052cm">
          <draw:image xlink:href="Pictures/100000010000026C000003274645ABCEC7D94FC8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draw:frame draw:style-name="gr82" draw:text-style-name="P2" draw:layer="layout" svg:width="5.582cm" svg:height="3.888cm" svg:x="7.984cm" svg:y="12.784cm">
          <draw:image xlink:href="Pictures/10000001000000D300000093447DCEE0AE248A43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Long_20_Dash" draw:fill="none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7.63cm" svg:height="4.33cm" svg:x="1.979cm" svg:y="2.035cm" presentation:class="title" presentation:placeholder="true">
        <draw:text-box/>
      </draw:frame>
      <draw:frame presentation:style-name="Default-outline1" draw:layer="backgroundobjects" svg:width="17.63cm" svg:height="15.044cm" svg:x="1.979cm" svg:y="7.069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2-09-26T17:17:24.519739232</dc:date>
    <meta:editing-duration>PT19H49M18S</meta:editing-duration>
    <meta:editing-cycles>203</meta:editing-cycles>
    <meta:generator>LibreOffice/7.3.3.2$Linux_X86_64 LibreOffice_project/30$Build-2</meta:generator>
    <meta:document-statistic meta:object-count="980"/>
  </office:meta>
</office:document-meta>
</file>

<file path=Object 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0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1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4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0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8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0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1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0/content.xml><?xml version="1.0" encoding="utf-8"?>
<math xmlns="http://www.w3.org/1998/Math/MathML" display="block">
  <semantics>
    <mi>K</mi>
    <annotation encoding="StarMath 5.0">K</annotation>
  </semantics>
</math>
</file>

<file path=Object 12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22/content.xml><?xml version="1.0" encoding="utf-8"?>
<math xmlns="http://www.w3.org/1998/Math/MathML" display="block">
  <semantics>
    <mfrac>
      <msub>
        <mi>C</mi>
        <mn>1</mn>
      </msub>
      <mi>w</mi>
    </mfrac>
    <annotation encoding="StarMath 5.0">{ C}_1 over {w} 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4/content.xml><?xml version="1.0" encoding="utf-8"?>
<math xmlns="http://www.w3.org/1998/Math/MathML" display="block">
  <semantics>
    <mfrac>
      <msub>
        <mi>C</mi>
        <mn>0</mn>
      </msub>
      <mi>w</mi>
    </mfrac>
    <annotation encoding="StarMath 5.0">{ C}_0 over {w} </annotation>
  </semantics>
</math>
</file>

<file path=Object 125/content.xml><?xml version="1.0" encoding="utf-8"?>
<math xmlns="http://www.w3.org/1998/Math/MathML" display="block">
  <semantics>
    <mi>K</mi>
    <annotation encoding="StarMath 5.0">K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32/content.xml><?xml version="1.0" encoding="utf-8"?>
<math xmlns="http://www.w3.org/1998/Math/MathML" display="block">
  <semantics>
    <mi>x</mi>
    <annotation encoding="StarMath 5.0">x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6/content.xml><?xml version="1.0" encoding="utf-8"?>
<math xmlns="http://www.w3.org/1998/Math/MathML" display="block">
  <semantics>
    <mi>x</mi>
    <annotation encoding="StarMath 5.0">x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row>
      <mi>R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R'(x)</annotation>
  </semantics>
</math>
</file>

<file path=Object 141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42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43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4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45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46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147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48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9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51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52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153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154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55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156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157/content.xml><?xml version="1.0" encoding="utf-8"?>
<math xmlns="http://www.w3.org/1998/Math/MathML" display="block">
  <semantics>
    <mi>K</mi>
    <annotation encoding="StarMath 5.0">K</annotation>
  </semantics>
</math>
</file>

<file path=Object 158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'(x) &gt; bar C : Avtagende 
skalautbytte</annotation>
  </semantics>
</math>
</file>

<file path=Object 159/content.xml><?xml version="1.0" encoding="utf-8"?>
<math xmlns="http://www.w3.org/1998/Math/MathML" display="block">
  <semantics>
    <mrow>
      <mi mathvariant="italic">C̈́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̈́'(x) = bar C: Konstant skalautbytte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'(x) &gt; bar C : Økende skalautbytte
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4/content.xml><?xml version="1.0" encoding="utf-8"?>
<math xmlns="http://www.w3.org/1998/Math/MathML" display="block"/>
</file>

<file path=Object 16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66/content.xml><?xml version="1.0" encoding="utf-8"?>
<math xmlns="http://www.w3.org/1998/Math/MathML" display="block">
  <semantics>
    <mi>N</mi>
    <annotation encoding="StarMath 5.0">N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8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169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17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170/content.xml><?xml version="1.0" encoding="utf-8"?>
<math xmlns="http://www.w3.org/1998/Math/MathML" display="block">
  <semantics>
    <mfrac>
      <msub>
        <mi>C</mi>
        <mn>2</mn>
      </msub>
      <mi>w</mi>
    </mfrac>
    <annotation encoding="StarMath 5.0">{ C}_2 over {w} </annotation>
  </semantics>
</math>
</file>

<file path=Object 171/content.xml><?xml version="1.0" encoding="utf-8"?>
<math xmlns="http://www.w3.org/1998/Math/MathML" display="block">
  <semantics>
    <mfrac>
      <msub>
        <mi>C</mi>
        <mn>0</mn>
      </msub>
      <mi>r</mi>
    </mfrac>
    <annotation encoding="StarMath 5.0">{ C}_0 over {r} </annotation>
  </semantics>
</math>
</file>

<file path=Object 172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173/content.xml><?xml version="1.0" encoding="utf-8"?>
<math xmlns="http://www.w3.org/1998/Math/MathML" display="block">
  <semantics>
    <mfrac>
      <msub>
        <mi>C</mi>
        <mn>2</mn>
      </msub>
      <mi>r</mi>
    </mfrac>
    <annotation encoding="StarMath 5.0">{C}_2 over {r} 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i>x</mi>
    <annotation encoding="StarMath 5.0">x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i>C</mi>
    <annotation encoding="StarMath 5.0">C</annotation>
  </semantics>
</math>
</file>

<file path=Object 179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82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8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</mrow>
    <annotation encoding="StarMath 5.0">C'(X) = bar C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1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95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196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2} </annotation>
  </semantics>
</math>
</file>

<file path=Object 19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1} </annotation>
  </semantics>
</math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0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2/content.xml><?xml version="1.0" encoding="utf-8"?>
<math xmlns="http://www.w3.org/1998/Math/MathML" display="block"/>
</file>

<file path=Object 20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6/content.xml><?xml version="1.0" encoding="utf-8"?>
<math xmlns="http://www.w3.org/1998/Math/MathML" display="block"/>
</file>

<file path=Object 20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1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2/content.xml><?xml version="1.0" encoding="utf-8"?>
<math xmlns="http://www.w3.org/1998/Math/MathML" display="block"/>
</file>

<file path=Object 213/content.xml><?xml version="1.0" encoding="utf-8"?>
<math xmlns="http://www.w3.org/1998/Math/MathML" display="block"/>
</file>

<file path=Object 214/content.xml><?xml version="1.0" encoding="utf-8"?>
<math xmlns="http://www.w3.org/1998/Math/MathML" display="block">
  <semantics>
    <mi>P</mi>
    <annotation encoding="StarMath 5.0">P</annotation>
  </semantics>
</math>
</file>

<file path=Object 215/content.xml><?xml version="1.0" encoding="utf-8"?>
<math xmlns="http://www.w3.org/1998/Math/MathML" display="block">
  <semantics>
    <mi>L</mi>
    <annotation encoding="StarMath 5.0">L</annotation>
  </semantics>
</math>
</file>

<file path=Object 216/content.xml><?xml version="1.0" encoding="utf-8"?>
<math xmlns="http://www.w3.org/1998/Math/MathML" display="block"/>
</file>

<file path=Object 217/content.xml><?xml version="1.0" encoding="utf-8"?>
<math xmlns="http://www.w3.org/1998/Math/MathML" display="block"/>
</file>

<file path=Object 218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9/content.xml><?xml version="1.0" encoding="utf-8"?>
<math xmlns="http://www.w3.org/1998/Math/MathML" display="block">
  <semantics>
    <mfrac>
      <mi>m</mi>
      <msubsup>
        <mi>p</mi>
        <mn>1</mn>
        <mn>0</mn>
      </msubsup>
    </mfrac>
    <annotation encoding="StarMath 5.0">{m} over {p^{0}_{1}} 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20/content.xml><?xml version="1.0" encoding="utf-8"?>
<math xmlns="http://www.w3.org/1998/Math/MathML" display="block"/>
</file>

<file path=Object 22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2/content.xml><?xml version="1.0" encoding="utf-8"?>
<math xmlns="http://www.w3.org/1998/Math/MathML" display="block"/>
</file>

<file path=Object 223/content.xml><?xml version="1.0" encoding="utf-8"?>
<math xmlns="http://www.w3.org/1998/Math/MathML" display="block">
  <semantics>
    <mtable>
      <mtr>
        <mtd>
          <mrow>
            <mn>1.</mn>
            <mo stretchy="false">⊙</mo>
            <mi mathvariant="italic">Determinitet</mi>
          </mrow>
        </mtd>
      </mtr>
      <mtr>
        <mtd>
          <mrow>
            <mi mathvariant="italic">Har</mi>
            <mi mathvariant="italic">at</mi>
          </mrow>
        </mtd>
      </mtr>
      <mtr>
        <mtd>
          <mrow>
            <mi mathvariant="italic">Enten</mi>
            <mi mathvariant="italic">er</mi>
            <mrow>
              <mi>A</mi>
              <mo stretchy="false">≺</mo>
              <mi>B</mi>
            </mrow>
          </mrow>
        </mtd>
      </mtr>
      <mtr>
        <mtd>
          <mrow>
            <mi mathvariant="italic">eller</mi>
            <mrow>
              <mi>B</mi>
              <mo stretchy="false">≺</mo>
              <mi>A</mi>
            </mrow>
          </mrow>
        </mtd>
      </mtr>
      <mtr>
        <mtd>
          <mrow>
            <mi mathvariant="italic">eller</mi>
            <mrow>
              <mi>A</mi>
              <mo stretchy="false">∼</mo>
              <mi>B</mi>
            </mrow>
          </mrow>
        </mtd>
      </mtr>
      <mtr>
        <mtd>
          <mrow>
            <mrow>
              <mn>2.</mn>
              <mo stretchy="false">⊙</mo>
              <mi mathvariant="italic">Ikke</mi>
            </mrow>
            <mi mathvariant="italic">metning</mi>
          </mrow>
        </mtd>
      </mtr>
      <mtr>
        <mtd>
          <mrow>
            <mn>3.</mn>
            <mo stretchy="false">⊙</mo>
            <mi mathvariant="italic">Transitivitet</mi>
          </mrow>
        </mtd>
      </mtr>
      <mtr>
        <mtd>
          <mrow>
            <mi mathvariant="italic">Gitt</mi>
            <mi mathvariant="italic">at</mi>
            <mrow>
              <mi>B</mi>
              <mo stretchy="false">≺</mo>
              <mi>A</mi>
            </mrow>
          </mrow>
        </mtd>
      </mtr>
      <mtr>
        <mtd>
          <mrow>
            <mi mathvariant="italic">og</mi>
            <mrow>
              <mi>C</mi>
              <mo stretchy="false">≺</mo>
              <mi>B</mi>
            </mrow>
          </mrow>
        </mtd>
      </mtr>
      <mtr>
        <mtd>
          <mrow>
            <mo stretchy="false">→</mo>
            <mrow>
              <mi>C</mi>
              <mo stretchy="false">≺</mo>
              <mi>A</mi>
            </mrow>
          </mrow>
        </mtd>
      </mtr>
    </mtable>
    <annotation encoding="StarMath 5.0">1. odot Determinitet newline
Har at newline
Enten er A prec B newline
eller B prec A newline
eller A sim B newline
2. odot Ikke metning newline
3. odot Transitivitet newline
Gitt at B prec A newline
og C prec B newline
toward C prec A newline 

</annotation>
  </semantics>
</math>
</file>

<file path=Object 2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5/content.xml><?xml version="1.0" encoding="utf-8"?>
<math xmlns="http://www.w3.org/1998/Math/MathML" display="block"/>
</file>

<file path=Object 22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8/content.xml><?xml version="1.0" encoding="utf-8"?>
<math xmlns="http://www.w3.org/1998/Math/MathML" display="block">
  <semantics>
    <mtable>
      <mtr>
        <mtd>
          <mrow>
            <mi mathvariant="italic">De</mi>
            <mi mathvariant="italic">tre</mi>
            <mi mathvariant="italic">aksiomene</mi>
            <mi mathvariant="italic">gir</mi>
            <mi mathvariant="italic">oss</mi>
            <mi mathvariant="normal">:</mi>
          </mrow>
        </mtd>
      </mtr>
      <mtr>
        <mtd>
          <mrow>
            <mrow>
              <mi>U</mi>
              <mo stretchy="false">=</mo>
              <mi>u</mi>
            </mrow>
            <mrow>
              <mo fence="true" form="prefix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i mathvariant="italic">Hvor</mi>
            <mi mathvariant="italic">vi</mi>
            <mi mathvariant="italic">antar</mi>
            <mi mathvariant="italic">at</mi>
            <mi mathvariant="normal">:</mi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</mtable>
    <annotation encoding="StarMath 5.0">De tre aksiomene gir oss: newline
U=u(x_1,x_2) newline
newline
Hvor vi antar at: newline
u'(x_1) &gt;0, u''(x_1) &lt;0 newline
u'(x_2) &gt;0, u''(x_2) &lt;0
</annotation>
  </semantics>
</math>
</file>

<file path=Object 229/content.xml><?xml version="1.0" encoding="utf-8"?>
<math xmlns="http://www.w3.org/1998/Math/MathML" display="block">
  <semantics>
    <mrow>
      <mi>U</mi>
      <mo stretchy="false">=</mo>
      <mover accent="true">
        <mi>U</mi>
        <mo stretchy="false">¯</mo>
      </mover>
    </mrow>
    <annotation encoding="StarMath 5.0">U= bar U</annotation>
  </semantics>
</math>
</file>

<file path=Object 23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3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3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3/content.xml><?xml version="1.0" encoding="utf-8"?>
<math xmlns="http://www.w3.org/1998/Math/MathML" display="block"/>
</file>

<file path=Object 23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5/content.xml><?xml version="1.0" encoding="utf-8"?>
<math xmlns="http://www.w3.org/1998/Math/MathML" display="block"/>
</file>

<file path=Object 23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8/content.xml><?xml version="1.0" encoding="utf-8"?>
<math xmlns="http://www.w3.org/1998/Math/MathML" display="block">
  <semantics>
    <mi>U</mi>
    <annotation encoding="StarMath 5.0">U</annotation>
  </semantics>
</math>
</file>

<file path=Object 23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40/content.xml><?xml version="1.0" encoding="utf-8"?>
<math xmlns="http://www.w3.org/1998/Math/MathML" display="block"/>
</file>

<file path=Object 24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2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4/content.xml><?xml version="1.0" encoding="utf-8"?>
<math xmlns="http://www.w3.org/1998/Math/MathML" display="block"/>
</file>

<file path=Object 245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6/content.xml><?xml version="1.0" encoding="utf-8"?>
<math xmlns="http://www.w3.org/1998/Math/MathML" display="block"/>
</file>

<file path=Object 24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300</mn>
    </mrow>
    <annotation encoding="StarMath 5.0">bar U=300</annotation>
  </semantics>
</math>
</file>

<file path=Object 24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9/content.xml><?xml version="1.0" encoding="utf-8"?>
<math xmlns="http://www.w3.org/1998/Math/MathML" display="block"/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50/content.xml><?xml version="1.0" encoding="utf-8"?>
<math xmlns="http://www.w3.org/1998/Math/MathML" display="block"/>
</file>

<file path=Object 25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52/content.xml><?xml version="1.0" encoding="utf-8"?>
<math xmlns="http://www.w3.org/1998/Math/MathML" display="block">
  <semantics>
    <mi>N</mi>
    <annotation encoding="StarMath 5.0">N</annotation>
  </semantics>
</math>
</file>

<file path=Object 253/content.xml><?xml version="1.0" encoding="utf-8"?>
<math xmlns="http://www.w3.org/1998/Math/MathML" display="block"/>
</file>

<file path=Object 254/content.xml><?xml version="1.0" encoding="utf-8"?>
<math xmlns="http://www.w3.org/1998/Math/MathML" display="block">
  <semantics>
    <mi>W</mi>
    <annotation encoding="StarMath 5.0">W</annotation>
  </semantics>
</math>
</file>

<file path=Object 255/content.xml><?xml version="1.0" encoding="utf-8"?>
<math xmlns="http://www.w3.org/1998/Math/MathML" display="block"/>
</file>

<file path=Object 25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200</mn>
    </mrow>
    <annotation encoding="StarMath 5.0">bar U=200</annotation>
  </semantics>
</math>
</file>

<file path=Object 257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258/content.xml><?xml version="1.0" encoding="utf-8"?>
<math xmlns="http://www.w3.org/1998/Math/MathML" display="block">
  <semantics>
    <mrow>
      <mi mathvariant="italic">MSB</mi>
      <mo stretchy="false">=</mo>
      <mfrac>
        <msub>
          <mi>p</mi>
          <mn>1</mn>
        </msub>
        <msub>
          <mi>p</mi>
          <mn>2</mn>
        </msub>
      </mfrac>
    </mrow>
    <annotation encoding="StarMath 5.0">MSB ={p_1} over {p_2} </annotation>
  </semantics>
</math>
</file>

<file path=Object 259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60/content.xml><?xml version="1.0" encoding="utf-8"?>
<math xmlns="http://www.w3.org/1998/Math/MathML" display="block">
  <semantics>
    <mn>0</mn>
    <annotation encoding="StarMath 5.0">0</annotation>
  </semantics>
</math>
</file>

<file path=Object 261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2/content.xml><?xml version="1.0" encoding="utf-8"?>
<math xmlns="http://www.w3.org/1998/Math/MathML" display="block">
  <semantics>
    <mn>0</mn>
    <annotation encoding="StarMath 5.0">0</annotation>
  </semantics>
</math>
</file>

<file path=Object 263/content.xml><?xml version="1.0" encoding="utf-8"?>
<math xmlns="http://www.w3.org/1998/Math/MathML" display="block">
  <semantics>
    <mn>0</mn>
    <annotation encoding="StarMath 5.0">0</annotation>
  </semantics>
</math>
</file>

<file path=Object 264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65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266/content.xml><?xml version="1.0" encoding="utf-8"?>
<math xmlns="http://www.w3.org/1998/Math/MathML" display="block">
  <semantics>
    <mn>1</mn>
    <annotation encoding="StarMath 5.0">1</annotation>
  </semantics>
</math>
</file>

<file path=Object 267/content.xml><?xml version="1.0" encoding="utf-8"?>
<math xmlns="http://www.w3.org/1998/Math/MathML" display="block">
  <semantics>
    <mn>0</mn>
    <annotation encoding="StarMath 5.0">0</annotation>
  </semantics>
</math>
</file>

<file path=Object 268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269/content.xml><?xml version="1.0" encoding="utf-8"?>
<math xmlns="http://www.w3.org/1998/Math/MathML" display="block">
  <semantics>
    <mfrac>
      <mi>m</mi>
      <msubsup>
        <mi>p</mi>
        <mn>2</mn>
        <mn>1</mn>
      </msubsup>
    </mfrac>
    <annotation encoding="StarMath 5.0">{m} over {p^{1}_{2}} 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7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1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72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3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7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5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76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7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78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9/content.xml><?xml version="1.0" encoding="utf-8"?>
<math xmlns="http://www.w3.org/1998/Math/MathML" display="block">
  <semantics>
    <msup>
      <mi>p</mi>
      <mn>1</mn>
    </msup>
    <annotation encoding="StarMath 5.0">p^{1}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80/content.xml><?xml version="1.0" encoding="utf-8"?>
<math xmlns="http://www.w3.org/1998/Math/MathML" display="block">
  <semantics>
    <msup>
      <mi>p</mi>
      <mi>o</mi>
    </msup>
    <annotation encoding="StarMath 5.0">p^{o}</annotation>
  </semantics>
</math>
</file>

<file path=Object 281/content.xml><?xml version="1.0" encoding="utf-8"?>
<math xmlns="http://www.w3.org/1998/Math/MathML" display="block">
  <semantics>
    <mi>M</mi>
    <annotation encoding="StarMath 5.0">M</annotation>
  </semantics>
</math>
</file>

<file path=Object 282/content.xml><?xml version="1.0" encoding="utf-8"?>
<math xmlns="http://www.w3.org/1998/Math/MathML" display="block">
  <semantics>
    <mfrac>
      <mrow>
        <msup>
          <mi>w</mi>
          <mn>1</mn>
        </msup>
        <mi>M</mi>
      </mrow>
      <mi>P</mi>
    </mfrac>
    <annotation encoding="StarMath 5.0"> frac {w^{1}M} {P} </annotation>
  </semantics>
</math>
</file>

<file path=Object 283/content.xml><?xml version="1.0" encoding="utf-8"?>
<math xmlns="http://www.w3.org/1998/Math/MathML" display="block">
  <semantics>
    <mfrac>
      <mrow>
        <msup>
          <mi>w</mi>
          <mn>0</mn>
        </msup>
        <mi>M</mi>
      </mrow>
      <mi>P</mi>
    </mfrac>
    <annotation encoding="StarMath 5.0"> frac {w^{0}M} {P} </annotation>
  </semantics>
</math>
</file>

<file path=Object 284/content.xml><?xml version="1.0" encoding="utf-8"?>
<math xmlns="http://www.w3.org/1998/Math/MathML" display="block">
  <semantics>
    <mi>N</mi>
    <annotation encoding="StarMath 5.0">N</annotation>
  </semantics>
</math>
</file>

<file path=Object 285/content.xml><?xml version="1.0" encoding="utf-8"?>
<math xmlns="http://www.w3.org/1998/Math/MathML" display="block">
  <semantics>
    <msup>
      <mi>w</mi>
      <mn>1</mn>
    </msup>
    <annotation encoding="StarMath 5.0">w^{1}</annotation>
  </semantics>
</math>
</file>

<file path=Object 286/content.xml><?xml version="1.0" encoding="utf-8"?>
<math xmlns="http://www.w3.org/1998/Math/MathML" display="block">
  <semantics>
    <msup>
      <mi>w</mi>
      <mi>o</mi>
    </msup>
    <annotation encoding="StarMath 5.0">w^{o}</annotation>
  </semantics>
</math>
</file>

<file path=Object 287/content.xml><?xml version="1.0" encoding="utf-8"?>
<math xmlns="http://www.w3.org/1998/Math/MathML" display="block"/>
</file>

<file path=Object 288/content.xml><?xml version="1.0" encoding="utf-8"?>
<math xmlns="http://www.w3.org/1998/Math/MathML" display="block">
  <semantics>
    <mrow>
      <mi>u</mi>
      <mrow>
        <mo fence="true" form="prefix" stretchy="false">(</mo>
        <mrow>
          <mrow>
            <msub>
              <mi>x</mi>
              <mn>1</mn>
            </msub>
            <mi>,</mi>
            <msub>
              <mi>x</mi>
              <mn>2</mn>
            </msub>
          </mrow>
        </mrow>
        <mo fence="true" form="postfix" stretchy="false">)</mo>
      </mrow>
    </mrow>
    <annotation encoding="StarMath 5.0">u(x_1,x_2)
</annotation>
  </semantics>
</math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298/content.xml><?xml version="1.0" encoding="utf-8"?>
<math xmlns="http://www.w3.org/1998/Math/MathML" display="block">
  <semantics>
    <mfrac>
      <mi>m</mi>
      <msubsup>
        <mi>p</mi>
        <mn>1</mn>
        <mn>1</mn>
      </msubsup>
    </mfrac>
    <annotation encoding="StarMath 5.0">{m} over {p^{1}_{1}} </annotation>
  </semantics>
</math>
</file>

<file path=Object 299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00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302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{1}} </annotation>
  </semantics>
</math>
</file>

<file path=Object 303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0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6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7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8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9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1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1/content.xml><?xml version="1.0" encoding="utf-8"?>
<math xmlns="http://www.w3.org/1998/Math/MathML" display="block">
  <semantics>
    <mrow>
      <msubsup>
        <mi>x</mi>
        <mn>1</mn>
        <mi>o</mi>
      </msubsup>
      <mo stretchy="false">=</mo>
      <msubsup>
        <mi>x</mi>
        <mn>1</mn>
        <mn>1</mn>
      </msubsup>
    </mrow>
    <annotation encoding="StarMath 5.0">x^{o}_{1}=x^{1}_{1}</annotation>
  </semantics>
</math>
</file>

<file path=Object 312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313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9/content.xml><?xml version="1.0" encoding="utf-8"?>
<math xmlns="http://www.w3.org/1998/Math/MathML" display="block">
  <semantics>
    <mi>N</mi>
    <annotation encoding="StarMath 5.0">N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0/content.xml><?xml version="1.0" encoding="utf-8"?>
<math xmlns="http://www.w3.org/1998/Math/MathML" display="block"/>
</file>

<file path=Object 41/content.xml><?xml version="1.0" encoding="utf-8"?>
<math xmlns="http://www.w3.org/1998/Math/MathML" display="block">
  <semantics>
    <mi>N</mi>
    <annotation encoding="StarMath 5.0">N</annotation>
  </semantics>
</math>
</file>

<file path=Object 42/content.xml><?xml version="1.0" encoding="utf-8"?>
<math xmlns="http://www.w3.org/1998/Math/MathML" display="block">
  <semantics>
    <mi>K</mi>
    <annotation encoding="StarMath 5.0">K</annotation>
  </semantics>
</math>
</file>

<file path=Object 43/content.xml><?xml version="1.0" encoding="utf-8"?>
<math xmlns="http://www.w3.org/1998/Math/MathML" display="block">
  <semantics>
    <mi>K</mi>
    <annotation encoding="StarMath 5.0">K</annotation>
  </semantics>
</math>
</file>

<file path=Object 44/content.xml><?xml version="1.0" encoding="utf-8"?>
<math xmlns="http://www.w3.org/1998/Math/MathML" display="block">
  <semantics>
    <mi>N</mi>
    <annotation encoding="StarMath 5.0">N</annotation>
  </semantics>
</math>
</file>

<file path=Object 45/content.xml><?xml version="1.0" encoding="utf-8"?>
<math xmlns="http://www.w3.org/1998/Math/MathML" display="block">
  <semantics>
    <mi>N</mi>
    <annotation encoding="StarMath 5.0">N</annotation>
  </semantics>
</math>
</file>

<file path=Object 46/content.xml><?xml version="1.0" encoding="utf-8"?>
<math xmlns="http://www.w3.org/1998/Math/MathML" display="block">
  <semantics>
    <mi>K</mi>
    <annotation encoding="StarMath 5.0">K</annotation>
  </semantics>
</math>
</file>

<file path=Object 47/content.xml><?xml version="1.0" encoding="utf-8"?>
<math xmlns="http://www.w3.org/1998/Math/MathML" display="block">
  <semantics>
    <mi>N</mi>
    <annotation encoding="StarMath 5.0">N</annotation>
  </semantics>
</math>
</file>

<file path=Object 48/content.xml><?xml version="1.0" encoding="utf-8"?>
<math xmlns="http://www.w3.org/1998/Math/MathML" display="block">
  <semantics>
    <mi>K</mi>
    <annotation encoding="StarMath 5.0">K</annotation>
  </semantics>
</math>
</file>

<file path=Object 49/content.xml><?xml version="1.0" encoding="utf-8"?>
<math xmlns="http://www.w3.org/1998/Math/MathML" display="block">
  <semantics>
    <mi>N</mi>
    <annotation encoding="StarMath 5.0">N</annotation>
  </semantics>
</math>
</file>

<file path=Object 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50/content.xml><?xml version="1.0" encoding="utf-8"?>
<math xmlns="http://www.w3.org/1998/Math/MathML" display="block">
  <semantics>
    <mi>K</mi>
    <annotation encoding="StarMath 5.0">K</annotation>
  </semantics>
</math>
</file>

<file path=Object 51/content.xml><?xml version="1.0" encoding="utf-8"?>
<math xmlns="http://www.w3.org/1998/Math/MathML" display="block">
  <semantics>
    <mi>x</mi>
    <annotation encoding="StarMath 5.0">x</annotation>
  </semantics>
</math>
</file>

<file path=Object 52/content.xml><?xml version="1.0" encoding="utf-8"?>
<math xmlns="http://www.w3.org/1998/Math/MathML" display="block">
  <semantics>
    <mi>R</mi>
    <annotation encoding="StarMath 5.0">R</annotation>
  </semantics>
</math>
</file>

<file path=Object 53/content.xml><?xml version="1.0" encoding="utf-8"?>
<math xmlns="http://www.w3.org/1998/Math/MathML" display="block">
  <semantics>
    <mi>x</mi>
    <annotation encoding="StarMath 5.0">x</annotation>
  </semantics>
</math>
</file>

<file path=Object 54/content.xml><?xml version="1.0" encoding="utf-8"?>
<math xmlns="http://www.w3.org/1998/Math/MathML" display="block">
  <semantics>
    <mi>C</mi>
    <annotation encoding="StarMath 5.0">C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7/content.xml><?xml version="1.0" encoding="utf-8"?>
<math xmlns="http://www.w3.org/1998/Math/MathML" display="block">
  <semantics>
    <mi>x</mi>
    <annotation encoding="StarMath 5.0">x</annotation>
  </semantics>
</math>
</file>

<file path=Object 68/content.xml><?xml version="1.0" encoding="utf-8"?>
<math xmlns="http://www.w3.org/1998/Math/MathML" display="block">
  <semantics>
    <mi>C</mi>
    <annotation encoding="StarMath 5.0">C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4/content.xml><?xml version="1.0" encoding="utf-8"?>
<math xmlns="http://www.w3.org/1998/Math/MathML" display="block">
  <semantics>
    <mi>N</mi>
    <annotation encoding="StarMath 5.0">N</annotation>
  </semantics>
</math>
</file>

<file path=Object 75/content.xml><?xml version="1.0" encoding="utf-8"?>
<math xmlns="http://www.w3.org/1998/Math/MathML" display="block">
  <semantics>
    <mi>K</mi>
    <annotation encoding="StarMath 5.0">K</annotation>
  </semantics>
</math>
</file>

<file path=Object 76/content.xml><?xml version="1.0" encoding="utf-8"?>
<math xmlns="http://www.w3.org/1998/Math/MathML" display="block">
  <semantics>
    <mi>K</mi>
    <annotation encoding="StarMath 5.0">K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80/content.xml><?xml version="1.0" encoding="utf-8"?>
<math xmlns="http://www.w3.org/1998/Math/MathML" display="block">
  <semantics>
    <mi>N</mi>
    <annotation encoding="StarMath 5.0">N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3/content.xml><?xml version="1.0" encoding="utf-8"?>
<math xmlns="http://www.w3.org/1998/Math/MathML" display="block">
  <semantics>
    <mi>N</mi>
    <annotation encoding="StarMath 5.0">N</annotation>
  </semantics>
</math>
</file>

<file path=Object 84/content.xml><?xml version="1.0" encoding="utf-8"?>
<math xmlns="http://www.w3.org/1998/Math/MathML" display="block">
  <semantics>
    <mi>N</mi>
    <annotation encoding="StarMath 5.0">N</annotation>
  </semantics>
</math>
</file>

<file path=Object 85/content.xml><?xml version="1.0" encoding="utf-8"?>
<math xmlns="http://www.w3.org/1998/Math/MathML" display="block">
  <semantics>
    <mi>x</mi>
    <annotation encoding="StarMath 5.0">x</annotation>
  </semantics>
</math>
</file>

<file path=Object 86/content.xml><?xml version="1.0" encoding="utf-8"?>
<math xmlns="http://www.w3.org/1998/Math/MathML" display="block">
  <semantics>
    <mi>K</mi>
    <annotation encoding="StarMath 5.0">K</annotation>
  </semantics>
</math>
</file>

<file path=Object 87/content.xml><?xml version="1.0" encoding="utf-8"?>
<math xmlns="http://www.w3.org/1998/Math/MathML" display="block">
  <semantics>
    <mi>N</mi>
    <annotation encoding="StarMath 5.0">N</annotation>
  </semantics>
</math>
</file>

<file path=Object 88/content.xml><?xml version="1.0" encoding="utf-8"?>
<math xmlns="http://www.w3.org/1998/Math/MathML" display="block">
  <semantics>
    <mi>x</mi>
    <annotation encoding="StarMath 5.0">x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N</mi>
    <annotation encoding="StarMath 5.0">N</annotation>
  </semantics>
</math>
</file>

<file path=Object 91/content.xml><?xml version="1.0" encoding="utf-8"?>
<math xmlns="http://www.w3.org/1998/Math/MathML" display="block">
  <semantics>
    <mi>C</mi>
    <annotation encoding="StarMath 5.0">C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>
  <semantics>
    <mi>K</mi>
    <annotation encoding="StarMath 5.0">K</annotation>
  </semantics>
</math>
</file>

<file path=Object 96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8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9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